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1e427d"/>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8119"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b8ba2" officeooo:paragraph-rsid="001b8ba2"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5" style:family="paragraph" style:parent-style-name="Text_20_body">
      <style:paragraph-properties fo:margin-left="0in" fo:margin-right="0in" fo:text-align="end" style:justify-single-word="false" fo:text-indent="0.1965in" style:auto-text-indent="false"/>
    </style:style>
    <style:style style:name="P96"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8"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style>
    <style:style style:name="P101"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2"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text-properties fo:language="ru" fo:country="RU"/>
    </style:style>
    <style:style style:name="P13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7" style:family="paragraph" style:parent-style-name="Text_20_body">
      <style:paragraph-properties fo:text-align="center" style:justify-single-word="false"/>
    </style:style>
    <style:style style:name="P138" style:family="paragraph" style:parent-style-name="First_20_line_20_indent">
      <style:text-properties fo:language="ru" fo:country="RU"/>
    </style:style>
    <style:style style:name="P139" style:family="paragraph" style:parent-style-name="First_20_line_20_indent">
      <style:paragraph-properties fo:text-align="justify" style:justify-single-word="false"/>
      <style:text-properties fo:language="ru" fo:country="RU"/>
    </style:style>
    <style:style style:name="P140" style:family="paragraph" style:parent-style-name="First_20_line_20_indent">
      <style:text-properties fo:font-size="15pt" fo:language="ru" fo:country="RU" style:font-size-asian="15pt" style:font-size-complex="15pt"/>
    </style:style>
    <style:style style:name="P141" style:family="paragraph" style:parent-style-name="First_20_line_20_indent">
      <style:text-properties fo:font-size="12pt" fo:language="ru" fo:country="RU" style:font-size-asian="12pt" style:font-size-complex="12pt"/>
    </style:style>
    <style:style style:name="P142" style:family="paragraph" style:parent-style-name="First_20_line_20_indent">
      <style:text-properties fo:language="en" fo:country="US"/>
    </style:style>
    <style:style style:name="P143" style:family="paragraph" style:parent-style-name="First_20_line_20_indent">
      <style:paragraph-properties fo:text-align="justify" style:justify-single-word="false"/>
      <style:text-properties fo:language="en" fo:country="US"/>
    </style:style>
    <style:style style:name="P144" style:family="paragraph" style:parent-style-name="First_20_line_20_indent">
      <style:paragraph-properties fo:text-align="justify" style:justify-single-word="false"/>
    </style:style>
    <style:style style:name="P145" style:family="paragraph" style:parent-style-name="Text_20_body">
      <style:paragraph-properties fo:margin-left="0in" fo:margin-right="0in" fo:text-align="center" style:justify-single-word="false" fo:text-indent="0in" style:auto-text-indent="false"/>
    </style:style>
    <style:style style:name="P14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in" style:auto-text-indent="false"/>
    </style:style>
    <style:style style:name="P149" style:family="paragraph" style:parent-style-name="Footnote">
      <style:text-properties fo:language="en" fo:country="US"/>
    </style:style>
    <style:style style:name="P150" style:family="paragraph" style:parent-style-name="Footnote">
      <style:text-properties fo:language="ru" fo:country="RU"/>
    </style:style>
    <style:style style:name="P151" style:family="paragraph" style:parent-style-name="Footnote">
      <style:text-properties style:use-window-font-color="true" fo:language="ru" fo:country="RU"/>
    </style:style>
    <style:style style:name="P152" style:family="paragraph" style:parent-style-name="Footnote">
      <style:text-properties fo:font-style="normal" style:font-style-asian="normal" style:font-style-complex="normal"/>
    </style:style>
    <style:style style:name="P153" style:family="paragraph" style:parent-style-name="Text_20_body">
      <style:paragraph-properties fo:margin-top="0in" fo:margin-bottom="0.0835in" loext:contextual-spacing="false" fo:text-align="justify" style:justify-single-word="false"/>
      <style:text-properties fo:language="en" fo:country="US"/>
    </style:style>
    <style:style style:name="P15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5" style:family="paragraph" style:parent-style-name="Standard">
      <style:text-properties fo:font-style="italic" style:font-style-asian="italic" style:font-style-complex="italic"/>
    </style:style>
    <style:style style:name="P156"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7c91"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fo:language="ru" fo:country="RU" officeooo:paragraph-rsid="001e427d"/>
    </style:style>
    <style:style style:name="P162" style:family="paragraph" style:parent-style-name="Heading_20_1">
      <style:paragraph-properties fo:margin-left="0in" fo:margin-right="0in" fo:text-align="center" style:justify-single-word="false" fo:text-indent="0.1965in" style:auto-text-indent="false"/>
    </style:style>
    <style:style style:name="P163" style:family="paragraph" style:parent-style-name="Heading_20_2">
      <style:text-properties fo:language="en" fo:country="US"/>
    </style:style>
    <style:style style:name="P164" style:family="paragraph" style:parent-style-name="Heading_20_2">
      <style:paragraph-properties fo:text-align="justify" style:justify-single-word="false"/>
    </style:style>
    <style:style style:name="P16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c3ed1"/>
    </style:style>
    <style:style style:name="T12" style:family="text">
      <style:text-properties fo:language="ru" fo:country="RU" officeooo:rsid="001cf9fc"/>
    </style:style>
    <style:style style:name="T13" style:family="text">
      <style:text-properties fo:language="ru" fo:country="RU" officeooo:rsid="001e427d"/>
    </style:style>
    <style:style style:name="T14" style:family="text">
      <style:text-properties fo:language="ru" fo:country="RU" officeooo:rsid="0021206c"/>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fo:font-weight="bold" style:font-style-asian="italic" style:font-weight-asian="bold" style:font-style-complex="italic" style:font-weight-complex="bold"/>
    </style:style>
    <style:style style:name="T19" style:family="text">
      <style:text-properties fo:language="en" fo:country="US" fo:font-weight="bold"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fo:background-color="transparent" loext:char-shading-value="0" style:font-weight-asian="normal" style:font-weight-complex="normal"/>
    </style:style>
    <style:style style:name="T22" style:family="text">
      <style:text-properties fo:language="en" fo:country="US" fo:background-color="transparent" loext:char-shading-value="0"/>
    </style:style>
    <style:style style:name="T23" style:family="text">
      <style:text-properties fo:language="en" fo:country="US" officeooo:rsid="001cf9fc"/>
    </style:style>
    <style:style style:name="T24" style:family="text">
      <style:text-properties fo:language="en" fo:country="US" officeooo:rsid="001e427d"/>
    </style:style>
    <style:style style:name="T25" style:family="text">
      <style:text-properties fo:color="#ff3333" fo:background-color="transparent" loext:char-shading-value="0"/>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800000"/>
    </style:style>
    <style:style style:name="T29" style:family="text">
      <style:text-properties fo:color="#800000" fo:language="ru" fo:country="RU"/>
    </style:style>
    <style:style style:name="T30" style:family="text">
      <style:text-properties fo:color="#800000" fo:language="ru" fo:country="RU" officeooo:rsid="00227c91"/>
    </style:style>
    <style:style style:name="T31" style:family="text">
      <style:text-properties fo:color="#800000" officeooo:rsid="00188119"/>
    </style:style>
    <style:style style:name="T32" style:family="text">
      <style:text-properties fo:color="#800000" officeooo:rsid="00227c91"/>
    </style:style>
    <style:style style:name="T33" style:family="text">
      <style:text-properties fo:color="#800000" fo:language="en" fo:country="US"/>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normal" style:text-underline-style="none" style:font-style-asian="normal" style:font-style-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font-style="italic" style:font-style-asian="italic" style:font-style-complex="italic"/>
    </style:style>
    <style:style style:name="T56" style:family="text">
      <style:text-properties style:use-window-font-color="true" fo:background-color="transparent" loext:char-shading-value="0"/>
    </style:style>
    <style:style style:name="T57" style:family="text">
      <style:text-properties style:use-window-font-color="true" fo:language="uk" fo:country="UA" fo:font-style="normal" fo:font-weight="normal" style:font-style-asian="normal" style:font-weight-asian="normal" style:font-style-complex="normal" style:font-weight-complex="normal"/>
    </style:style>
    <style:style style:name="T58" style:family="text">
      <style:text-properties style:use-window-font-color="true" fo:font-weight="normal" style:font-weight-asian="normal" style:font-weight-complex="normal"/>
    </style:style>
    <style:style style:name="T59" style:family="text">
      <style:text-properties style:use-window-font-color="true" fo:font-size="12pt" fo:language="en" fo:country="US" fo:font-style="normal" style:font-size-asian="12pt" style:font-style-asian="normal" style:font-size-complex="12pt" style:font-style-complex="normal"/>
    </style:style>
    <style:style style:name="T60" style:family="text">
      <style:text-properties style:use-window-font-color="true" fo:font-size="12pt" fo:language="en" fo:country="US" style:font-size-asian="12pt" style:font-size-complex="12pt"/>
    </style:style>
    <style:style style:name="T61" style:family="text">
      <style:text-properties fo:background-color="transparent" loext:char-shading-value="0"/>
    </style:style>
    <style:style style:name="T62" style:family="text">
      <style:text-properties style:text-position="super 58%"/>
    </style:style>
    <style:style style:name="T63" style:family="text">
      <style:text-properties fo:language="fr" fo:country="FR"/>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fo:background-color="transparent" loext:char-shading-value="0" style:font-style-asian="normal" style:font-weight-asian="normal" style:font-style-complex="normal" style:font-weight-complex="normal"/>
    </style:style>
    <style:style style:name="T67" style:family="text">
      <style:text-properties fo:font-style="normal" style:text-underline-style="none" style:font-style-asian="normal" style:font-style-complex="normal"/>
    </style:style>
    <style:style style:name="T68" style:family="text">
      <style:text-properties fo:font-weight="normal" style:font-weight-asian="normal" style:font-weight-complex="normal"/>
    </style:style>
    <style:style style:name="T69" style:family="text">
      <style:text-properties fo:font-weight="normal" fo:background-color="transparent" loext:char-shading-value="0" style:font-weight-asian="normal" style:font-weight-complex="normal"/>
    </style:style>
    <style:style style:name="T70" style:family="text">
      <style:text-properties style:text-line-through-style="solid" style:text-line-through-type="single"/>
    </style:style>
    <style:style style:name="T71" style:family="text">
      <style:text-properties style:text-line-through-style="solid" style:text-line-through-type="single"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style:style style:name="T87" style:family="text">
      <style:text-properties fo:font-size="10pt" style:font-size-asian="10pt" style:font-size-complex="10pt"/>
    </style:style>
    <style:style style:name="T88" style:family="text">
      <style:text-properties fo:font-size="8pt" style:font-size-asian="8pt" style:font-size-complex="8pt"/>
    </style:style>
    <style:style style:name="T89" style:family="text">
      <style:text-properties officeooo:rsid="00133232"/>
    </style:style>
    <style:style style:name="T90" style:family="text">
      <style:text-properties officeooo:rsid="0014e788"/>
    </style:style>
    <style:style style:name="T91" style:family="text">
      <style:text-properties officeooo:rsid="0016c59a"/>
    </style:style>
    <style:style style:name="T92" style:family="text">
      <style:text-properties officeooo:rsid="00185892"/>
    </style:style>
    <style:style style:name="T93" style:family="text">
      <style:text-properties officeooo:rsid="00188119"/>
    </style:style>
    <style:style style:name="T94" style:family="text">
      <style:text-properties officeooo:rsid="0018ed3b"/>
    </style:style>
    <style:style style:name="T95" style:family="text">
      <style:text-properties officeooo:rsid="001a24e1"/>
    </style:style>
    <style:style style:name="T96" style:family="text">
      <style:text-properties officeooo:rsid="001b8ba2"/>
    </style:style>
    <style:style style:name="T97" style:family="text">
      <style:text-properties officeooo:rsid="00213167"/>
    </style:style>
    <style:style style:name="T98" style:family="text">
      <style:text-properties officeooo:rsid="00217093"/>
    </style:style>
    <style:style style:name="T99" style:family="text">
      <style:text-properties officeooo:rsid="00227c91"/>
    </style:style>
    <style:style style:name="T100" style:family="text">
      <style:text-properties officeooo:rsid="00242adc"/>
    </style:style>
    <style:style style:name="T101" style:family="text">
      <style:text-properties officeooo:rsid="0025f65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2" text:outline-level="1">Последний фанфик</text:h>
      <text:p text:style-name="P56"/>
      <text:h text:style-name="P163" text:outline-level="2">1. Терра</text:h>
      <text:p text:style-name="P25"/>
      <text:p text:style-name="P3">***</text:p>
      <text:p text:style-name="P3"/>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4">Я прислонился к стойке с коньяком и закрыл глаза.</text:p>
      <text:p text:style-name="P4"/>
      <text:p text:style-name="P5">Блядь, как хочется послать его нахуй!</text:p>
      <text:p text:style-name="P5"/>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7"> скрывая дрожь в голосе.</text:span></text:p>
      <text:p text:style-name="P69"/>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6">– Анон, не беспокойся, охрана уже в курсе. Тебе выдадут временный.</text:p>
      <text:p text:style-name="P6">–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2"><text:note text:id="ftn1" text:note-class="footnote"><text:note-citation>1</text:note-citation><text:note-body><text:p text:style-name="P149">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9">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6"/>
      <text:p text:style-name="P5">Блядь!</text:p>
      <text:p text:style-name="P5"/>
      <text:p text:style-name="P4">– Ладно, <text:span text:style-name="T15">уболтал</text:span>. В последний раз. Загляну на огонёк, но ничего не обещаю. Честно говоря, мне плевать.</text:p>
      <text:p text:style-name="P4">Шум супермаркета не смог скрыть выдох на той стороне трубки.</text:p>
      <text:p text:style-name="P4"><text:soft-page-break/>– Спасибо, Анон. Я знал, что на тебя можно рассчитывать. Оплата, как договорились.</text:p>
      <text:p text:style-name="P4"/>
      <text:p text:style-name="P22"><text:span text:style-name="T1">Пиздец! Мало того, что последний год жил на работе без выходных и отпусков, так и теперь от них не спрячешься!</text:span><text:span text:style-name="T15"> </text:span><text:span text:style-name="T1">Дача на сегодня, походу, отменяется.</text:span></text:p>
      <text:p text:style-name="P5"/>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
      <text:p text:style-name="P3">***</text:p>
      <text:p text:style-name="P3"/>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5">RnD-</text:span><text:span text:style-name="T1">зона</text:span><text:span text:style-name="T1"><text:note text:id="ftn3" text:note-class="footnote"><text:note-citation>3</text:note-citation><text:note-body><text:p text:style-name="P149">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имус. Рад тебя видеть. Мне говорили, ты ушёл из проекта?</text:p>
      <text:p text:style-name="P7">–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4"><text:span text:style-name="T15">– Нэш, к</text:span>ак называется наш проект?</text:p>
      <text:p text:style-name="P82"><text:span text:style-name="T8">– </text:span><text:span text:style-name="T68">Дайсон.</text:span></text:p>
      <text:p text:style-name="P82"><text:span text:style-name="T8">– </text:span><text:span text:style-name="T68">Сколько тебе лет?</text:span></text:p>
      <text:p text:style-name="P82"><text:span text:style-name="T8">– </text:span><text:span text:style-name="T68">Два года с начала запуска кластера.</text:span></text:p>
      <text:p text:style-name="P82"><text:soft-page-break/><text:span text:style-name="T8">– </text:span><text:span text:style-name="T68">Какой сейчас год?</text:span></text:p>
      <text:p text:style-name="P82"><text:span text:style-name="T8">– </text:span><text:span text:style-name="T58">20</text:span><text:span text:style-name="T44">19</text:span><text:span text:style-name="T6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4"><text:span text:style-name="T1">– </text:span>Н<text:span text:style-name="T1">эш тестовая задача номер шестнадцать</text:span>. <text:span text:style-name="T1">Выполни при настройках по умолчанию.</text:span></text:p>
      <text:p text:style-name="P56">– Принял к исполнению.</text:p>
      <text:p text:style-name="P56"/>
      <text:p text:style-name="P92">«Выживание корпорации в условиях жёсткой конкуренции с ограниченными ресурсами. Случай 16».</text:p>
      <text:p text:style-name="P92">…</text:p>
      <text:p text:style-name="P92">…</text:p>
      <text:p text:style-name="P92">…</text:p>
      <text:p text:style-name="P92">Решение.</text:p>
      <text:p text:style-name="P92">…</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34">incompatible interface Analytics v.0.93 beta</text:span>”</text:p>
      <text:p text:style-name="P32">Ага, уже теплее.</text:p>
      <text:p text:style-name="P32"/>
      <text:p text:style-name="P82"><text:span text:style-name="T8">– Нэш</text:span><text:span text:style-name="T6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5">–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5">–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н-сервере.</text:p>
      <text:p text:style-name="P8">–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5">.</text:span></text:p>
      <text:p text:style-name="P113">Бип-бип-бип.</text:p>
      <text:p text:style-name="P113"/>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5">***</text:p>
      <text:p text:style-name="P145"/>
      <text:p text:style-name="P4">На улице моросил дождь со снегом. Я шарил по карманам в поисках ключей от машины, когда по плечу похлопали.</text:p>
      <text:p text:style-name="P4"/>
      <text:p text:style-name="P4">Я обернулся. За спиной подслеповато щурясь, осклабился бородатый зачуханый мужик в рваных джинсах и свитере.</text:p>
      <text:p text:style-name="P4">– Слышь, бро, дай на опохмел? Сил нет, в глотке пересохло. Спать не могу, глюки всякие снятся.</text:p>
      <text:p text:style-name="P4"/>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
      <text:p text:style-name="P4">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4"/>
      <text:p text:style-name="P4">– Так чего, дашь на успокоение нервов? Не жлобись, мужик, будь другом? – повторный оклик нищего вернул меня к реальности.</text:p>
      <text:p text:style-name="P4"><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4">– На. – я протянул ему кулёк с Бакарди.</text:p>
      <text:p text:style-name="P4">– О, – обрадовался мужик, сунув нос в кулёк. – Ромчик! То, что надо! Спасибо, бро!</text:p>
      <text:p text:style-name="P4">Бродяга пошлёпал в дождь.</text:p>
      <text:p text:style-name="P4">Я смотрел ему вслед, пытаясь вспомнить детали видения,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9">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5">100. </text:span>И жизнь вертится каруселью,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4"/>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4"/>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0">Валиум <text:span text:style-name="T6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
      <text:p text:style-name="P4">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3">***</text:p>
      <text:p text:style-name="P3"/>
      <text:p text:style-name="P1">Грохот улицы не достигал крыши <text:span text:style-name="T37">тридцатичетырёх</text:span><text:span text:style-name="T36">этажного </text:span><text:span text:style-name="T3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3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3"/>
      <text:p text:style-name="P1">Я вспомнил<text:span text:style-name="T36"> </text:span><text:span text:style-name="T37">Юджина</text:span><text:span text:style-name="T1">,</text:span> <text:span text:style-name="T3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3"/>
      <text:p text:style-name="P1"><text:span text:style-name="T1">Юджин</text:span> тогда совершил глупость, большую глупость. Я ему давно го<text:span text:style-name="T61">ворил </text:span><text:span text:style-name="T2">—</text:span><text:span text:style-name="T6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моральны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1">А у нас получается… </text:span><text:span text:style-name="T2">–</text:span><text:span text:style-name="T6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9">AI <text:span text:style-name="T2">– </text:span><text:span text:style-name="T6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5"/>
      <text:p text:style-name="P1">Остатками сознания почувствовал исчезновение опоры под спиной и начало падения.</text:p>
      <text:p text:style-name="P1"><text:span text:style-name="T36">Тридцать чет</text:span><text:span text:style-name="T37">ыре</text:span><text:span text:style-name="T36"> </text:span>этаж<text:span text:style-name="T1">а</text:span>! Пиздец <text:span text:style-name="T1">—</text:span> успел подумать я, <text:span text:style-name="T1">прежде чем </text:span>сознание выключилось.</text:p>
      <text:p text:style-name="P1"/>
      <text:h text:style-name="P163" text:outline-level="2">2. Пробуждение</text:h>
      <text:p text:style-name="P30"/>
      <text:p text:style-name="P1"><text:span text:style-name="T41">Сознание рестартовало после того, как я гребанулся </text:span><text:span text:style-name="T6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61">ткрыл глаза, тщётно пытаясь вдохнуть. Образ, </text:span><text:span text:style-name="T2">который я </text:span><text:span text:style-name="T61">пару мгновений назад </text:span><text:span text:style-name="T2">видел на фоне </text:span><text:span text:style-name="T6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61"> настороженные уши, нежный розов</text:span><text:span text:style-name="T2">атый</text:span><text:span text:style-name="T61"> нос, венчающая голову </text:span><text:span text:style-name="T2">высокая тиара</text:span><text:span text:style-name="T61">. И приковывающая к себе внимание </text:span><text:soft-page-break/><text:span text:style-name="T61">звёздочка, та самая магическая искорка </text:span><text:span text:style-name="T22">—</text:span><text:span text:style-name="T6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5">–</text:span> Она очнулась. Хвала небу, нам это удалось!</text:p>
      <text:p text:style-name="P32"/>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1">, </text:span><text:span text:style-name="T2">а от валиума таких глюков у меня ни разу не было. <text:s/>Да и не должно быть — это же не ЛСД какой-нибудь</text:span><text:span text:style-name="T6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4"/>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7">…</text:span><text:span text:style-name="T1"> Как ты живёшь со всем этим? – тихо произнесла она.</text:span></text:p>
      <text:p text:style-name="P4"/>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text:soft-page-break/>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4"/>
      <text:p text:style-name="P1"><text:span text:style-name="T1">–</text:span> Так это и есть наш П<text:span text:style-name="T46">роводник</text:span>??? А?!! <text:span text:style-name="T1">А-ха-ха-ха-ха-ха-ха</text:span>! <text:span text:style-name="T15">–</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4">Я даже начал было смотреть серии по собственной инициативе, но после самоубийства Юджина не смог к ним вернуться.</text:p>
      <text:p text:style-name="P4"/>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text:soft-page-break/>Я принял сидячее положение <text:span text:style-name="T1">—</text:span> при этом все окружающие меня создания отпрянули <text:span text:style-name="T1">—</text:span> и схватился за голову.</text:p>
      <text:p text:style-name="P4">–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4">– Ей больно. Я сейчас слишком слаба и не смогла надолго облегчить её страдания. Мне нужно восстановиться после заклинания.</text:p>
      <text:p text:style-name="P4">– Потерпи немного, в королевской больнице Кантерлота тебе помогут, дорогая, – обратилась Селестия ко мне.</text:p>
      <text:p text:style-name="P4">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5">!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4">–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4"/>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4">– Что за бред?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4"/>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4"><text:soft-page-break/>– А что, в Винг-Поинте вас не учили, что оставлять пост без приказа — недопустимо? – отпустил он уже пегасу.</text:p>
      <text:p text:style-name="P4">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5">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4">–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4">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4"/>
      <text:p text:style-name="P4">–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4">–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4">– На себя посмотри! – огрызнулся Дискорд. – Призвала в Эквестрию какую-то полудохлую обезьяну вместо с<text:span text:style-name="T36">верх</text:span>…</text:p>
      <text:p text:style-name="P4">– Сестра, ты идёшь? – выглянула в зал Луна.</text:p>
      <text:p text:style-name="P4"/>
      <text:p text:style-name="P4">Тут м<text:span text:style-name="T15">еня, </text:span>наконец,<text:span text:style-name="T15"> стошнило. Буквально вывернуло наизнанку: из носа текло, в глазах стояли слёзы.</text:span></text:p>
      <text:p text:style-name="P4">Вот это по-нашему, Анон!</text:p>
      <text:p text:style-name="P4">Тёмная аликорница брезгливо поджала губы. <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63">Jack of Hearts</text:span><text:span text:style-name="T63"><text:note text:id="ftn7" text:note-class="footnote"><text:note-citation>7</text:note-citation><text:note-body><text:p text:style-name="Footnote"><text:bookmark text:name="result_box1"/><text:span text:style-name="T63">Jack of Hearts</text:span> <text:span text:style-name="T1">– Червовый валет (фр.)</text:span></text:p></text:note-body></text:note></text:span><text:span text:style-name="T63"> , </text:span><text:span text:style-name="T1">Сахарная Ватка</text:span><text:span text:style-name="T6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4"/>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6"><text:span text:style-name="T1">Вот дерьмо! </text:span>Я потянулся за платком.</text:p>
      <text:p text:style-name="P16">– Я это… Извиняюсь. Сейчас вытру.</text:p>
      <text:p text:style-name="P4"><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text:span text:style-name="T36">три </text:span>месяца. Восстановиться раньше и открыть коридор обратно в твой мир у меня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4">Ха! Непосредственность аликорницы вызвала у меня <text:span text:style-name="T15">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4"/>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гневно заржала она. – Некогда прохлаждаться!</text:p>
      <text:p text:style-name="P4"/>
      <text:p text:style-name="P4">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4">–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4">–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4">– Какого хера? Прекрати немедленно! Бля!</text:p>
      <text:p text:style-name="P4">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4"><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
      <text:p text:style-name="P4">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4"/>
      <text:p text:style-name="P4">Мне резко захотелось стать на ноги и пришпарить побыстрее. Фиг там, я по-прежнему болтался в воздухе, в ореоле левитационной магии!</text:p>
      <text:p text:style-name="P4"/>
      <text:p text:style-name="P4">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рукав» зелёной массы, выползающий из бокового прохода, как паста из тюбика.</text:p>
      <text:p text:style-name="P4"/>
      <text:p text:style-name="P4">Бац!</text:p>
      <text:p text:style-name="P4"/>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
      <text:p text:style-name="P4">Бац!</text:p>
      <text:p text:style-name="P4"/>
      <text:p text:style-name="P4">– Ай! Твою ж… Твоё высочество, блин!!!</text:p>
      <text:p text:style-name="P4">Селестия выпрямилась в струнку.</text:p>
      <text:p text:style-name="P4">– Закрой глаза! – скомандовала аликорница.</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3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4"><text:soft-page-break/></text:p>
      <text:p text:style-name="P4">Планка твоего уважения к аликорнице резко пошла вверх, Анон!</text:p>
      <text:p text:style-name="P4"/>
      <text:p text:style-name="P4">–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text:p text:style-name="P4">…</text:p>
      <text:p text:style-name="P4"/>
      <text:p text:style-name="P4">– Эй!.. Ты как? – я подошёл к Селестии и потыкал её носком ботинка в бок.</text:p>
      <text:p text:style-name="P4">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4"/>
      <text:p text:style-name="P4">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
      <text:p text:style-name="P4">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4"/>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4"/>
      <text:p text:style-name="P4">Ну, всё, можно вставлять в глаза монетки. Хороший бутерброд получился для глистоплюща!</text:p>
      <text:p text:style-name="P4"/>
      <text:p text:style-name="P4"><text:soft-page-break/><text:span text:style-name="T3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4">– Вставай, родная, вставай! Давай, я помогу тебе. Совсем немного осталось…</text:p>
      <text:p text:style-name="P4">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text:p text:style-name="P4">– Вот они!!!</text:p>
      <text:p text:style-name="P4">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4"/>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
      <text:p text:style-name="P4">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4"/>
      <text:p text:style-name="P4"><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0">Спи, Сестра моя родная,<text:line-break/>Спи. Усни.<text:line-break/>Крыльями тебя укрою,<text:line-break/>Спи. Усни.</text:p><text:p text:style-name="P150"><text:tab/>В чаще тёмной волки воют,<text:line-break/>Спи. Усни.</text:p><text:p text:style-name="P150"><text:tab/>В мрачном замке духи ноют,<text:line-break/>Спи. Усни.</text:p><text:p text:style-name="P150"><text:tab/>Сказки вечность нам читает,<text:line-break/>Спи. Усни.<text:line-break/>День осенний угасает,<text:line-break/>Спи. Усни.<text:line-break/>Помни только в сне глубоком,</text:p><text:p text:style-name="P150"><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4">–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
      <text:p text:style-name="P4">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4"/>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4"/>
      <text:p text:style-name="P4">–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4">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4">–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4">– Почему ты называешь замок домом?</text:p>
      <text:p text:style-name="P4">–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4">Тёмная аликорница поправила Селестии раскрывшееся крыло и продолжила.</text:p>
      <text:p text:style-name="P4">–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Я заметил:</text:p>
      <text:p text:style-name="P4">– Паршивое место вы с сестрой выбрали для замка, однако! Берег гнилого болота — не самое подходящее место для королевской резиденции.</text:p>
      <text:p text:style-name="P4">Тёмная аликорница смутилась.</text:p>
      <text:p text:style-name="P4">–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4">– Точно недавно?</text:p>
      <text:p text:style-name="P4">– Почему ты спрашиваешь Нас?</text:p>
      <text:p text:style-name="P16">Я указал на пятно ряби на воде, быстро догоняющее тень от колесницы.</text:p>
      <text:p text:style-name="P4">– Потому что в нём успела завестись рыба. Причём, судя по зыби, достаточно крупная.</text:p>
      <text:p text:style-name="P4">Луна проследила взглядом направление и вскочила на ноги.</text:p>
      <text:p text:style-name="P4">– Набирай высоту! Они настигают нас! – крикнула она Дискорду.</text:p>
      <text:p text:style-name="P4">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 Присмотри за ней, – обратилась она ко мне, кивнув на спящую сестру. Мне показалось, или в её <text:span text:style-name="T3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4">Снова хлопок — и снова разряд молнии из рога Луны обратил плеть плюща в россыпь искр. Запахло озоном.</text:p>
      <text:p text:style-name="P4"><text:soft-page-break/>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4"/>
      <text:p text:style-name="P4">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4"/>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36">надреснутым голосом.</text:span></text:p>
      <text:p text:style-name="P4">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4">Пегасы тем временем упорно маха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прямо возле меня и пол платформы выровнялся.</text:p>
      <text:p text:style-name="P4">– Кимеринн!!! <text:s/>– <text:s/>закричала Луна, выплюнув воротник моей куртки.</text:p>
      <text:p text:style-name="P4"><text:soft-page-break/></text:p>
      <text:p text:style-name="P4">Колесо с куском оси, намертво оплетенное лианой, догоняло стремительно уходящего вниз пегаса. Освобождённый экипаж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36">, опустив голову на пол.</text:span></text:p>
      <text:p text:style-name="P4">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4"/>
      <text:p text:style-name="P4">Откуда-то снизу послышался шорох и возня. Я лёг на пол и заглянул под платформу.</text:p>
      <text:p text:style-name="P4">Дискорд, ухватившись <text:span text:style-name="T3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5">–</text:span> Уфф! Выкарабкались. Почти без потерь, <text:span text:style-name="T15">–</text:span> заметил Дискорд, осматривая крыло. <text:span text:style-name="T15">–</text:span> Могло быть и хуже.</text:p>
      <text:p text:style-name="P4"><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4">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9"><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4"><text:span text:style-name="T15">–</text:span> ТЫ!!! ТЫ!..</text:p>
      <text:p text:style-name="P4"><text:span text:style-name="T15">–</text:span> Да, я!!! <text:span text:style-name="T15">–</text:span> Дискорд подбоченился и с вызовом посмотрел на разъярённую аликорницу. <text:span text:style-name="T15">–</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4">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0"/>
      <text:h text:style-name="P163" text:outline-level="2"><text:soft-page-break/>3. Норф</text:h>
      <text:p text:style-name="P85"/>
      <text:p text:style-name="P22">Глава IV. Пределы магии</text:p>
      <text:p text:style-name="P19"/>
      <text:p text:style-name="P22">Вашему покорному слуге известны четыре предела магии: </text:p>
      <text:p text:style-name="P22"/>
      <text:list xml:id="list1789130572211603581"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 Сколько страниц сегодня нахреначили?</text:span></text:p><text:p text:style-name="P149">– <text:span text:style-name="T1">Восемь, учитель!</text:span></text:p><text:p text:style-name="P149">– Отлично. Надиктую ещё две и сбегаешь за кофе.</text:p></text:note-body></text:note></text:span></text:p>
        </text:list-item>
      </text:list>
      <text:p text:style-name="P5"/>
      <text:p text:style-name="P10">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5">. Выносить книги из читального зала запрещено”.</text:span></text:p>
      <text:p text:style-name="P8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3"/>
      <text:p text:style-name="P8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8"> </text:span>гор.</text:p>
      <text:p text:style-name="P83"/>
      <text:p text:style-name="P8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0">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0"/>
      <text:p text:style-name="P10">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0"/>
      <text:p text:style-name="P10">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0"/>
      <text:p text:style-name="P10">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0"/>
      <text:p text:style-name="P10">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0"/>
      <text:p text:style-name="P83"><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0">Но эти мечты хотя бы позволяют забыть сосущее чувство валиумного голодания…</text:p>
      <text:p text:style-name="P10"/>
      <text:p text:style-name="P8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3">Так, что тут у нас?</text:p>
      <text:p text:style-name="P83"/>
      <text:p text:style-name="P83">“<text:span text:style-name="T34">Новости двора: </text:span><text:span text:style-name="T9">состояние </text:span><text:span text:style-name="T34">здоровь</text:span><text:span text:style-name="T9">я</text:span><text:span text:style-name="T3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4">В Додж-Сити продолжаются исчезновения пони. Шериф подал в отставку…</text:span>”. “<text:span text:style-name="T34">Чужестранец-человек осваивается в Кантерлоте. Атмосфера столицы благотворно влияет на агрессивный нрав королевского гостя…</text:span>”</text:p>
      <text:p text:style-name="P83"/>
      <text:p text:style-name="P83">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3">Газета полетела в мусорное ведро.</text:p>
      <text:p text:style-name="P83"/>
      <text:p text:style-name="P83">Я потянулся. Хватит на сегодня чтения. Настало время ежедневной прогулки по городу. Тем более, что у меня есть деньги.</text:p>
      <text:p text:style-name="P8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3">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3">Так что даже на ремонт одежды и покупку необходимых в повседневной жизни мелочей у меня финансов не было. До недавнего времени.</text:p>
      <text:p text:style-name="P8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3"/>
      <text:p text:style-name="P83">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3"><text:span text:style-name="T15">Ну, понятно, в элитном придворцовом квартале, который представляет из себя </text:span><text:span text:style-name="T1">верхний город</text:span><text:span text:style-name="T15">, цены кусаются. Топай вниз, Анон, на окраину!</text:span></text:p>
      <text:p text:style-name="P18">Но, блин, корявые пальцы внесли свою коррективу в шопинг-план!</text:p>
      <text:p text:style-name="P18"><text:soft-page-break/></text:p>
      <text:p text:style-name="P83"><text:span text:style-name="T15">Как раз </text:span><text:span text:style-name="T1">на мосту, </text:span><text:span text:style-name="T15">на спуске в нижний </text:span><text:span text:style-name="T1">город, </text:span><text:span text:style-name="T15">я выронил монетку. И, естественно, она не осталась лежать там, где упала, а начала катиться </text:span><text:span text:style-name="T1">по мостовой </text:span><text:span text:style-name="T15">— </text:span><text:span text:style-name="T1">чем дальше, тем быстрее</text:span><text:span text:style-name="T15">.</text:span></text:p>
      <text:p text:style-name="P10">Подобно олуху из дешёвой комедии, я припустил со всех ног за монеткой и в долгой погоне <text:span text:style-name="T15">за ней чуть не открыл лбом дубовые ворота — серебряшка прокатилась прямо под ними.</text:span></text:p>
      <text:p text:style-name="P18"/>
      <text:p text:style-name="P10"><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0"/>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0">Рядом с единорого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0"/>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0">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3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0"/>
      <text:p text:style-name="P10"><text:soft-page-break/>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10">Попался, засранец!</text:p>
      <text:p text:style-name="P10"/>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6">Магдалена Фрискай-Каррус, </text:span><text:span text:style-name="T3">2088</text:span><text:span text:style-name="T55"> – </text:span><text:span text:style-name="T42">2135</text:span><text:span text:style-name="T55"> A.C.</text:span><text:span text:style-name="T3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5">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3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примеру, заклинание начального предела: “Ярету пхонг руул квами”, <text:span text:style-name="T1">—</text:span> что означает: “Переместить<text:span text:style-name="T36"> силу в нужное место</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Клянусь, дорогая, это в прошлом! И</text:span>,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5"/>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5">За прошедшие дни я уже привык и к магии, и к разумным эквиноподобным и даже </text:span><text:span text:style-name="T1">к деревянным дирижаблям</text:span><text:span text:style-name="T15">.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9"/>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 <text:span text:style-name="T15">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text:soft-page-break/>–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5">–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6">– А по-моему, ты не…</text:p>
      <text:p text:style-name="P34"><text:span text:style-name="T16">–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9">Селестия нахмурилась и угрожающе подняла крылья.</text:p>
      <text:p text:style-name="P49"><text:span text:style-name="T15">– </text:span>Не забывай, человек, я — могущественный маг и правитель Эквестрии. Ко мне нужно относиться с должным уважением!</text:p>
      <text:p text:style-name="P49"><text:span text:style-name="T15">– </text:span>А то что? Превратишь в жабу? Сошлёшь на луну? Убьёшь нахер?</text:p>
      <text:p text:style-name="P49">Аликорница сникла. Уши её опустились.</text:p>
      <text:p text:style-name="P49"><text:span text:style-name="T15">– Анонимус</text:span>, ну зачем так… Ты же знаешь, я этого не сделаю.</text:p>
      <text:p text:style-name="P49"><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9"><text:span text:style-name="T1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5"> штучки при общении со мной. А я постараюсь помочь тебе </text:span>— если это в моих силах, разумеется<text:span text:style-name="T15">.</text:span></text:p>
      <text:p text:style-name="P36"/>
      <text:p text:style-name="P49"><text:span text:style-name="T15">Аликорница уселась н</text:span>а пол <text:span text:style-name="T15">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oft-page-break/><text:span text:style-name="T15">– Лады! Вот видишь, со мной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36"/>
      <text:p text:style-name="P51">***</text:p>
      <text:p text:style-name="P51"/>
      <text:p text:style-name="P49"><text:span text:style-name="T15">Л</text:span>ампа<text:span text:style-name="T15"> отбрасывал</text:span>а<text:span text:style-name="T15"> мягкие тени на стену библиотеки. Селестия, расположи</text:span>вшись<text:span text:style-name="T15"> лёжа у моего кресл</text:span>а,<text:span text:style-name="T15">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5">– </text:span>Вот, читай отсюда, <text:span text:style-name="T15">– а</text:span>ликорница подчеркнула абзац копытом.</text:p>
      <text:p text:style-name="P49"/>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
      <text:p text:style-name="P62">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2"/>
      <text:p text:style-name="P62">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
      <text:p text:style-name="P62">Но величайшая справедливость юниверсума заключается в том, что не существует безвыходных положений. Всегда есть надежда.</text:p>
      <text:p text:style-name="P62"/>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2"/>
      <text:p text:style-name="P62">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text:soft-page-break/>–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9"/>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text:span><text:soft-page-break/><text:span text:style-name="T1">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72">Прижав </text:span>уши к голове, <text:span text:style-name="T72">она дала</text:span> задний ход <text:span text:style-name="T72">и </text:span>выкарабкалась обратно. Окинув библиотеку отчаянным взглядом, <text:span text:style-name="T7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6">–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text:soft-page-break/></text:p>
      <text:h text:style-name="Heading_20_2" text:outline-level="2">5<text:span text:style-name="T1">.</text:span> Нерадивый ученик</text:h>
      <text:p text:style-name="P29"/>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text:soft-page-break/>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text:soft-page-break/>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87">и-и-и</text:span>-<text:span text:style-name="T88">а-а-а</text:span>…</text:p>
      <text:p text:style-name="P49"/>
      <text:p text:style-name="P49">…</text:p>
      <text:p text:style-name="P49"/>
      <text:p text:style-name="P62">Я открываю глаза.</text:p>
      <text:p text:style-name="P62">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2">Странно. Почему я не ощущаю его? Впрочем, неважно!</text:p>
      <text:p text:style-name="P62">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2">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
      <text:p text:style-name="P49">Аликорница смотрела на меня с тревогой. Я молча принял сидячее положение и стал массировать виски.</text:p>
      <text:p text:style-name="P49"><text:soft-page-break/>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9">сли бы я вспомнила вовремя, я бы предупредила тебя, чтобы ты смог сконцентрироваться и отстоять своё «я».</text:span></text:p>
      <text:p text:style-name="P56"/>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text:soft-page-break/></text:p>
      <text:p text:style-name="P49">…</text:p>
      <text:p text:style-name="P49"/>
      <text:p text:style-name="P62">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77"/>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5">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7">Ох, нет! Нет-нет-нет!!!</text:p>
      <text:p text:style-name="P77"/>
      <text:p text:style-name="P77">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7">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7"><text:soft-page-break/></text:p>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text:soft-page-break/></text:p>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6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text:soft-page-break/>–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Та-а-ак!</text:p>
      <text:p text:style-name="P49"/>
      <text:p text:style-name="P49">– Кто это «все»?</text:p>
      <text:p text:style-name="P49"><text:soft-page-break/>–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text:soft-page-break/>–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1">***</text:p>
      <text:p text:style-name="P49"/>
      <text:p text:style-name="P62">…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text:soft-page-break/>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1">***</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text:soft-page-break/>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2"/>
      <text:p text:style-name="P62">– Эй, мужик, тебе плохо?</text:p>
      <text:p text:style-name="P62">На меня озабоченно уставилась парочка, ещё недавно сидевшая ко мне спиной на скамейке.</text:p>
      <text:p text:style-name="P62">Я принял сидячее положение, беспомощно хлопая глазами. Что? Где? Как?</text:p>
      <text:p text:style-name="P62">– Сам домой доберёшься? Может, вызвать скорую?</text:p>
      <text:p text:style-name="P62">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2">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2">Я перегнулся через перила и меня стошнило.</text:p>
      <text:p text:style-name="P62">Красавец! Мало тебе проблем с сердцем, так ты и печень, похоже, гробанул. Молодец, Анон, пей дальше!</text:p>
      <text:p text:style-name="P62">Спустившись в квартиру, я лёг на диван, натянул наушники и закрыл глаза.</text:p>
      <text:p text:style-name="P62">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text:soft-page-break/>–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5">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text:soft-page-break/></text:p>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1">***</text:p>
      <text:p text:style-name="P49"/>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text:soft-page-break/>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text:soft-page-break/>«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text:soft-page-break/>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3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34">И ТЫ ЖЕЛАЕШЬ, ЧТОБ ОТКРЫЛ ТЕБЕ Я ТАЙНУ ЧЁРНОГО ЭКРАНА? ТЕБЕ, ПРИЯТЕЛЮ НАДОЕДЛИВЫХ ПОНИ? ПРИЯТЕЛЮ ГНУСНОЙ ПРОВОЗВЕСТНИЦЫ СОЛНЦА?</text:span></text:p>
      <text:p text:style-name="P54">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3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8"/>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72"> </text:span>выбрал единственный способ выиграть несколько секунд жизни — спрыгнул со скалы вниз, к Кантерлоту.</text:p>
      <text:p text:style-name="P49"/>
      <text:p text:style-name="P73">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text:soft-page-break/>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text:soft-page-break/>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7">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text:soft-page-break/>–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1">***</text:p>
      <text:p text:style-name="P27"/>
      <text:p text:style-name="P49">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72">любви</text:span> начинаешь понимать только тогда, когда <text:span text:style-name="T72">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2">День 137344</text:p>
      <text:p text:style-name="P62"><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text:soft-page-break/></text:p>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text:soft-page-break/>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63" text:outline-level="2">8. Стыд</text:h>
      <text:p text:style-name="P146"/>
      <text:p text:style-name="P62">~~~ Завтра на семь в библиотеке. Селестия ~~~</text:p>
      <text:p text:style-name="P62"/>
      <text:p text:style-name="P49">–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text:soft-page-break/></text:p>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1">***</text:p>
      <text:p text:style-name="P51"/>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text:soft-page-break/></text:p>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1"/>
      <text:p text:style-name="P51">***</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text:soft-page-break/>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text:soft-page-break/>–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7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Она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text:soft-page-break/>–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5">9</text:span>. Кошмары<text:span text:style-name="T1"> пегасов</text:span></text:h>
      <text:p text:style-name="P5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text:soft-page-break/>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5">–</text:span> Постой, не торопись,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8"/>
      <text:p text:style-name="P1"><text:span text:style-name="T15">–</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5">–</text:span> Эмм… Они… м-м-м… не больны… в некотором смысле… <text:span text:style-name="T15">–</text:span> гонец изо всех сил ковырял копытом п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5">—</text:span> в возможности летать. Добровольно отказаться от полётов для него <text:span text:style-name="T15">—</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3">***</text:p>
      <text:p text:style-name="P3"/>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5">—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5">Видишь? Я хоть и не пегас, но тоже кое-что могу в плане погоды, </text:span><text:span text:style-name="T1">– прошептала я пегаске.</text:span></text:p>
      <text:p text:style-name="P4">Та несмело улыбнулась мне. Уши её чуть приподнялись.</text:p>
      <text:p text:style-name="P4">Я стала тихонько напевать ей.</text:p>
      <text:p text:style-name="P4"/>
      <text:p text:style-name="P5">Кто у нас такой красивый,</text:p>
      <text:p text:style-name="P5">Сильный, смелый, не плаксивый?</text:p>
      <text:p text:style-name="P5">Кто наш будущий герой?</text:p>
      <text:p text:style-name="P5"><text:soft-page-break/>Жеребёнок удалой?</text:p>
      <text:p text:style-name="P5"/>
      <text:p text:style-name="P5">Не грусти, моя малышка,</text:p>
      <text:p text:style-name="P5">Улыбнись, моя глупышка,</text:p>
      <text:p text:style-name="P5">Слёзки вытри, причешись,</text:p>
      <text:p text:style-name="P5">От испуга отряхнись.</text:p>
      <text:p text:style-name="P5"/>
      <text:p text:style-name="P5">Я не враг тебе, родная,</text:p>
      <text:p text:style-name="P5">Я стою на страже края,</text:p>
      <text:p text:style-name="P5">Выдай, что страшит тебя?</text:p>
      <text:p text:style-name="P5">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61">старший. </text:span><text:span text:style-name="T2">–</text:span><text:span text:style-name="T6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на прибыла через пятнадцать минут.</text:p>
      <text:p text:style-name="P4"><text:soft-page-break/></text:p>
      <text:p text:style-name="P4">–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text:p text:style-name="P4">– Извини, Лулу, дело срочное.</text:p>
      <text:p text:style-name="P4">– Надеюсь, оно стоит Наших прерванных грёз о Ночной Эквестрии!</text:p>
      <text:p text:style-name="P4">– О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
      <text:p text:style-name="P4">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4"/>
      <text:p text:style-name="P4">– Это… твои??? И ты скрывала от Нас всё это время??? Но кто??? Кто их отец?!! КТО ЭТОТ… !!!</text:p>
      <text:p text:style-name="P4">От волнения Луна перешла на грандэквестрийский. Мне пришлось закрыть ей крылом рот, чтобы не разбудить жеребят.</text:p>
      <text:p text:style-name="P4"/>
      <text:p text:style-name="P4">–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4">Луна умолкла и сосредоточилась. Постепенно её гнев сменился недоверием, а потом и ужасом.</text:p>
      <text:p text:style-name="P4">– Сто рогов Нам в круп! ЧТО ЭТО ЗА…</text:p>
      <text:p text:style-name="P4">От волнения Луна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
      <text:p text:style-name="P4">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4"/>
      <text:p text:style-name="P4">–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5">— и втайне немного завидовала этому</text:span>. Ах, если б только сестра умела управляться со своими эмоциями так же, как с магией <text:span text:style-name="T15">— </text:span>мне не пришлось бы терзаться раздумьями в поисках преемника!</text:p>
      <text:p text:style-name="P4"><text:soft-page-break/></text:p>
      <text:p text:style-name="P4">…</text:p>
      <text:p text:style-name="P4"/>
      <text:p text:style-name="P4">Луна опустилась на пол, выходя из транса. Магическая аура исчезла и сестра обессиленно упала на колени.</text:p>
      <text:p text:style-name="P4">– Проклятье! К такому Мы не были готовы!</text:p>
      <text:p text:style-name="P4">Луна подняла голову и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Лулу?</text:p>
      <text:p text:style-name="P4">Я не верила своим глазам. Страхи прошлого вернулись ко мне с новой силой.</text:p>
      <text:p text:style-name="P4">– Сел, эта гадость пришла не из нашего мира. В их снах Мы видели…</text:p>
      <text:p text:style-name="P4">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5">—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1">***</text:p>
      <text:p text:style-name="P49"/>
      <text:p text:style-name="P49">–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5"> Как правило, они засыпают, а на утро находят лишь примятую простыню в постели.</text:span></text:p>
      <text:p text:style-name="P49"><text:soft-page-break/>–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text:soft-page-break/>– Что <text:span text:style-name="T15">—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5">10</text:span>. (40*<text:span text:style-name="T15">ctg(Pi/4)-6)/(ln(e)-sin(0))</text:span></text:h>
      <text:p text:style-name="P49"/>
      <text:p text:style-name="P62">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8"> </text:span>(быть может, к счастью). Всё, что я могу <text:span text:style-name="T15">— оставить тебе напутствие.</text:span></text:p>
      <text:p text:style-name="P43"/>
      <text:p text:style-name="P62"><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2"><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text:span></text:p>
      <text:p text:style-name="P43">Брось. </text:p>
      <text:p text:style-name="P62"><text:span text:style-name="T15">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В этом его слабость <text:span text:style-name="T15">— </text:span>он может меняться и в плохую сторону. От тебя зависит, в какую.</text:p>
      <text:p text:style-name="P62"/>
      <text:p text:style-name="P62">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text:soft-page-break/>Удачи!</text:p>
      <text:p text:style-name="P62"/>
      <text:p text:style-name="P36">…</text:p>
      <text:p text:style-name="P36"/>
      <text:p text:style-name="P36">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7">—</text:span> чудесная страна, пони <text:span text:style-name="T17">— </text:span><text:span text:style-name="T15">прекрасные создания, хоть и малость не от мира сего! Чисто, культурно, вежливо. Дворецкий </text:span><text:span text:style-name="T17">—</text:span><text:span text:style-name="T15"> скопидом, конечно, но это работа у него такая. </text:span>Блин, м<text:span text:style-name="T15">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Анонимус.</text:p>
      <text:p text:style-name="P1">Я захлопнул трактат<text:span text:style-name="T15">.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5">–</text:span> Уже иду. Где я могу её найти?</text:p>
      <text:p text:style-name="P1"><text:span text:style-name="T15">–</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oft-page-break/><text:span text:style-name="T16">– Не слишком далеко отсюда. Два дня пути на дирижабле </text:span><text:span text:style-name="T47">— и приют для престарелых минотавров </text:span><text:span text:style-name="T59">“</text:span><text:span text:style-name="T60">Поле Кровожадной Брани</text:span><text:span text:style-name="T5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8"/>
      <text:p text:style-name="P78">Я скосил глаз на стражника. Тот сжал губы, но надувшиеся щёки выдавали еле сдерживаемое ржание.</text:p>
      <text:p text:style-name="P78">Проклятье! Чёртов троллоло издевается надо мной! Лишь наше прибытие сдержало рвущиеся наружу ругательства.</text:p>
      <text:p text:style-name="P78"/>
      <text:p text:style-name="P1"><text:span text:style-name="T6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7">— пускай спускается ко мне в парк или библиотеку</text:span><text:span text:style-name="T4">!</text:span></text:p>
      <text:p text:style-name="P10"/>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4"/>
      <text:p text:style-name="P4">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7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8">жаровни</text:span><text:span text:style-name="T47"> и фонтанчик</text:span><text:span text:style-name="T38">а</text:span><text:span text:style-name="T47">. </text:span><text:span text:style-name="T38">Каменный пол комнаты был покрыт розовым ковром с длиннейшим ворсом.</text:span><text:span text:style-name="T47"> </text:span><text:span text:style-name="T38">Его центр 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text:soft-page-break/>–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9">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9"/>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6"><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5">—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5">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6">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5">.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5">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9">– …<text:span text:style-name="T15">От которой они первые </text:span>и сбежали<text:span text:style-name="T15">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5">— </text:span>не давать им окрепнуть настолько, чтобы они могли посеять смуту.</text:p>
      <text:p text:style-name="P49"/>
      <text:p text:style-name="P49">Огонь в камине разгорелся. <text:span text:style-name="T15">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9">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text:soft-page-break/>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9"/>
      <text:p text:style-name="P36"><text:soft-page-break/><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1">Мне печалиться не стоит</text:p><text:p text:style-name="P151">Жизнь прекрасна и полна</text:p><text:p text:style-name="P151">Телом молода, душою —</text:p><text:p text:style-name="P151">Как дракон морской мудра</text:p><text:p text:style-name="P151"/><text:p text:style-name="P151">Я видала взлёт империй,</text:p><text:p text:style-name="P151">Я жила среди легенд,</text:p><text:p text:style-name="P151">Древней магии мистерий</text:p><text:p text:style-name="P151">Я прилежнейший студент</text:p><text:p text:style-name="P151"/><text:p text:style-name="P151">Обожаема народом,</text:p><text:p text:style-name="P151">Уважаема врагом —</text:p><text:p text:style-name="P151">Но друзья остались в прошлом,</text:p><text:p text:style-name="P151">Пустота пришла в мой дом</text:p><text:p text:style-name="P151"/><text:p text:style-name="P151">Одинока и печальна,</text:p><text:p text:style-name="P151">Недоступна и строга,</text:p><text:p text:style-name="P151">Потеряла изначальный</text:p><text:p text:style-name="P151">Смысл жизни навсегда</text:p><text:p text:style-name="P151"/><text:p text:style-name="P151">Жизнь моя теперь публична,</text:p><text:p text:style-name="P151">Жизнь моя теперь для всех,</text:p><text:p text:style-name="P151">В этом — горе, в этом — счастье,</text:p><text:p text:style-name="P151">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9">Анон, тебе нужно напихать булыжников в карманы, чтобы не улететь под потолок от счастья!</text:p>
      <text:p text:style-name="P49"/>
      <text:p text:style-name="P3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5">— </text:span>фантазировать на эротические темы с фантастическим уклоном, и совсем другое <text:span text:style-name="T15">— </text:span>принимать в них участие! Ты слишком консервативен для этого, Анон!</text:p>
      <text:p text:style-name="P49"/>
      <text:p text:style-name="P49">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text:soft-page-break/>– Примерно такие, – расхохоталась Селестия. <text:span text:style-name="T15">–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36"/>
      <text:p text:style-name="P49"><text:soft-page-break/>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4"><text:soft-page-break/><text:span text:style-name="T15">–</text:span> Иногда хочется забыться, <text:span text:style-name="T15">–</text:span> перехватила мой взгляд аликорница, <text:span text:style-name="T15">–</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5">–</text:span> А <text:span text:style-name="T1">водку</text:span> у вас принято пить?</text:p>
      <text:p text:style-name="P34"><text:span text:style-name="T15">–</text:span> Некоторые употребляют. Но правительница Эквестрии, пьющая кальвадос <text:span text:style-name="T1">—</text:span> это уже черезчур, <text:span text:style-name="T15">–</text:span> Селестия засмеялась.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36"/>
      <text:p text:style-name="P49"><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
      <text:p text:style-name="P49">Наконец, я со вздохом отпрянул.</text:p>
      <text:p text:style-name="P49"><text:span text:style-name="T15">– Я несказанно рада, что, наконец-то, могу назвать тебя своим ближайшим другом, </text:span>– мурлыкнула Селестия. – <text:span text:style-name="T15">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5">– Это ты называешь </text:span>«<text:span text:style-name="T15">дружбой</text:span>»<text:span text:style-name="T15">? – с </text:span>улыбкой хмыкнул<text:span text:style-name="T15"> я. – </text:span>Мне нравится твоё чувство юмора.</text:p>
      <text:p text:style-name="P49">Аликорница в недоумении взглянула на меня.</text:p>
      <text:p text:style-name="P49"><text:span text:style-name="T15">–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5">– </text:span>Нет, что ты, Сел, не мели ерунды! Я всем доволен, я просто в восторге. Мне вообще кажется, что я попал в рай, прямо в храм любви,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поняла моих чувств к тебе. Я <text:span text:style-name="T15">—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text:soft-page-break/>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6">–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51">***</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8">«</text:span>сказочной обезьяне из Вечнодикого леса<text:span text:style-name="T3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4"><text:soft-page-break/></text:p>
      <text:p text:style-name="P4">…</text:p>
      <text:p text:style-name="P4"/>
      <text:p text:style-name="P1"><text:span text:style-name="T47">– </text:span><text:span text:style-name="T38">Говорят, в Додж-сити почти не осталось жителей. В местном депо перестали обслуживать паровозы из-за нехватки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47">– </text:span><text:span text:style-name="T51">А из Пинто Крик уже месяц нет новостей…</text:span></text:p>
      <text:p text:style-name="P4"><text:span text:style-name="T47">– </text:span><text:span text:style-name="T5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51">– </text:span>“<text:span text:style-name="T1">Что я могу сделать, чтобы вернуть всё назад?</text:span>”</text:p>
      <text:p text:style-name="P16"><text:span text:style-name="T51">–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1">– </text:span><text:span text:style-name="T38">Что бы это значило, Флёр?</text:span></text:p>
      <text:p text:style-name="P16"><text:span text:style-name="T51">–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9">–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
      <text:p text:style-name="P69">…</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9">– Леди и джентльпони! Приём окончен! Её Высочество принцесса Селестия будет рада видеть <text:s/>вас в следующую среду!</text:p>
      <text:p text:style-name="P69"/>
      <text:p text:style-name="P69">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9"/>
      <text:p text:style-name="P69"><text:soft-page-break/>… </text:p>
      <text:p text:style-name="P69"/>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5">–</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5">–</text:span> <text:span text:style-name="T1">Сорок девять</text:span>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5">–</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5">–</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34">— </text:span><text:span text:style-name="T6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text:soft-page-break/>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6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72">Аликорница</text:span> и так выглядела неважно.</text:p>
      <text:p text:style-name="P36"/>
      <text:p text:style-name="P36">Поза <text:span text:style-name="T72">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text:soft-page-break/>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72">и </text:span>у грифонов, <text:span text:style-name="T72">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9"/>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6">–<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6"/>
      <text:p text:style-name="P37">***</text:p>
      <text:p text:style-name="P36"/>
      <text:p text:style-name="P45"><text:soft-page-break/>“<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4">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4"/>
      <text:p text:style-name="P54">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4">Но не сейчас.</text:p>
      <text:p text:style-name="P54"/>
      <text:p text:style-name="P54">Я встал, забросил сумку на плечо и двинулся к вокзалу.</text:p>
      <text:p text:style-name="P54"/>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2"/>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олени, бизоны и многие другие.</text:p>
      <text:p text:style-name="P62"/>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pan text:style-name="T1"> Весь мир как Вечнодикий лес?</text:span></text:p>
      <text:p text:style-name="P62">–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text:soft-page-break/>единорогов. Элементали, опекающие эти племена также приняли их новый вид, так как были незримо связаны со своими подопечными в единое целое.</text:p>
      <text:p text:style-name="P62"/>
      <text:p text:style-name="P62">– Ма-ам, а со мной связан элементаль?</text:p>
      <text:p text:style-name="P62">– Конечно, Эйприл. В каждом из нас есть её бессмертная искорка.</text:p>
      <text:p text:style-name="P62"/>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
      <text:p text:style-name="P43"><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2">Так возникли аликорны.</text:p>
      <text:p text:style-name="P62"/>
      <text:p text:style-name="P62">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72">М</text:span>еняет <text:span text:style-name="T7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2">Имя её было Селестия.</text:p>
      <text:p text:style-name="P62">За ней последовала и сестра её, <text:span text:style-name="T15">Луна</text:span>.</text:p>
      <text:p text:style-name="P62"/>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2">То есть, всегда.</text:p>
      <text:p text:style-name="P62"/>
      <text:p text:style-name="P62">Тут и сказке конец. А теперь, Эйприл, залазь на полку и закрывай глазки.</text:p>
      <text:p text:style-name="P62">– Ну ма-ам! Раскажи ещё что-нибудь! Про Сомбру! Или про Дискорда!</text:p>
      <text:p text:style-name="P62">–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2">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ам!</text:p>
      <text:p text:style-name="P62">– Конечно, моя хорошая…</text:p>
      <text:p text:style-name="P62"/>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7"><text:soft-page-break/></text:p>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9"/>
      <text:p text:style-name="P69">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9"/>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0">И это ты ещё не видел, что творится в других министерствах, Анонимус! За тысячу лет Нашего отсутствия Сестра превратила М<text:span text:style-name="T3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9"/>
      <text:p text:style-name="P48">***</text:p>
      <text:p text:style-name="P35"/>
      <text:p text:style-name="P35"><text:span text:style-name="T64">– </text:span><text:span text:style-name="T4">История Понивилля начинается с того благословенного дня, когда принцесса Селестия подарила семейству Эппл </text:span><text:span text:style-name="T64">— </text:span><text:span text:style-name="T4">тогда, правда, это ещё были Смиты </text:span><text:span text:style-name="T6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64">— </text:span><text:span text:style-name="T4">снять жильё в аренду.</text:span></text:p>
      <text:p text:style-name="P49">–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text:soft-page-break/>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4"><text:soft-page-break/></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7">–</text:span><text:span text:style-name="T3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text:soft-page-break/>–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text:soft-page-break/>–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9">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text:soft-page-break/>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text:soft-page-break/>Твайлайт метнулась к лестнице в подвал.</text:p>
      <text:p text:style-name="P36"/>
      <text:p text:style-name="P1"><text:span text:style-name="T47">Я </text:span><text:span text:style-name="T38">присел на лавочку</text:span><text:span text:style-name="T47">. </text:span><text:span text:style-name="T3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34">отнюдь не рекомендация</text:span><text:span text:style-name="T6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9">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text:soft-page-break/>–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6">– <text:span text:style-name="T1">Эмм… М-м-м… Мда. А, точно, вспоминаю что-то такое.</text:span></text:p>
      <text:p text:style-name="P49">Твайлайт вздохнула. Уши её обвисли.</text:p>
      <text:p text:style-name="P49"/>
      <text:p text:style-name="P1"><text:span text:style-name="T38">– Ну что же…</text:span><text:span text:style-name="T47"> Почту за честь работать </text:span><text:span text:style-name="T38">под твоим руководством, Анон</text:span><text:span text:style-name="T47">. Погоди немного, я </text:span><text:span text:style-name="T38">приведу себя в порядок</text:span><text:span text:style-name="T47"> и расскажу тебе, насколько далеко смогла продвинуться. Быть может… </text:span><text:span text:style-name="T3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soft-page-break/>…</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7">***</text:p>
      <text:p text:style-name="P36"/>
      <text:p text:style-name="P146"><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6"/>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7">«…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8"/>
      <text:p text:style-name="P49"><text:soft-page-break/>–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5">— то есть крыльев. И я подумала: “</text:span>А<text:span text:style-name="T15"> что, если…”</text:span></text:p>
      <text:p text:style-name="P49"><text:span text:style-name="T15">–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5">— потом меня отстранили от экспериментов. И после этого от меня </text:span>ещё<text:span text:style-name="T15">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1">***</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2">– Ага, он был закладкой в четвёртом номере «PlayMare», в разделе «Тридцать две позы, которые удивят вашу френдпони».</text:p>
      <text:p text:style-name="P62"><text:soft-page-break/>– Спайк! Немедленно ложись спать!</text:p>
      <text:p text:style-name="P62">– Уже иду. Кукурузу только доем и иду.</text:p>
      <text:p text:style-name="P62">– Кстати, а что за безумие было у Стар Свирла?</text:p>
      <text:p text:style-name="P62">–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2">– <text:span text:style-name="T68">Надо же! Ты вторая пони в Эквестрии после Селестии, кто упоминает о людях. И то, Селестия отзывалась о нас, как о сказочных существах.</text:span></text:p>
      <text:p text:style-name="P62">–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2">–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text:soft-page-break/>–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5">— максимум двух пони, </text:span>после чего мне придётся восстанавливаться несколько месяцев<text:span text:style-name="T15">. С вами же я связана в круг Элементов Гармонии, что позволит мне вызвать магический резонанс и вовлечь в </text:span>«Прозрение» вас всех<text:span text:style-name="T15">. Поэтому я созвала вас и рассчитываю на вашу помощь.</text:span></text:p>
      <text:p text:style-name="P36"/>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Анг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5">. Это поможет мне в моей монографии на тему аликорнизации.</text:span></text:p>
      <text:p text:style-name="P36"/>
      <text:p text:style-name="P49">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5"/>
      <text:p text:style-name="P62">Дата: 12.04.2142 А.<text:span text:style-name="T15">C</text:span>.</text:p>
      <text:p text:style-name="P62">Эксперимент: заклинание Прозрения</text:p>
      <text:p text:style-name="P62"><text:soft-page-break/>Испытуемая: Эпплджек</text:p>
      <text:p text:style-name="P62">Синопсис: запись сна со слов испытуемой</text:p>
      <text:p text:style-name="P62">Замечания: после эксперимента в гриве у испытуемой появился седой локон.</text:p>
      <text:p text:style-name="P63"/>
      <text:p text:style-name="P63">~~~</text:p>
      <text:p text:style-name="P63"/>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3">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4"/>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4"/>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44">”</text:span></text:p>
      <text:p text:style-name="P65"/>
      <text:p text:style-name="P12">Я остановилась перед дверью. Четыре ярда брони отделяли меня от Эквестрии. Четыре ярда и двадцать пять лет.</text:p>
      <text:p text:style-name="P12"/>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4">ведь </text:span><text:span text:style-name="T50">я — одна из немногих, кто ещё видел тебя вживую. Пусть светит солнце, а уж найти Эпплснэка я смогу. Мне больше ничего не надо.”</text:span></text:p>
      <text:p text:style-name="P45"><text:soft-page-break/></text:p>
      <text:p text:style-name="P4">Я прошла сквозь дверь.</text:p>
      <text:p text:style-name="P4"/>
      <text:p text:style-name="P4">Снаружи вставало солнце. Размытое <text:span text:style-name="T3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4">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4">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6"> </text:span><text:span text:style-name="T45">Видения этих городов</text:span><text:span text:style-name="T56"> дрожали, <text:s/>пересекались </text:span><text:span text:style-name="T45">и постоянно множились</text:span><text:span text:style-name="T56">.</text:span></text:p>
      <text:p text:style-name="P47">У меня дико заболела голова, мне казалось, она вылезет из шляпы распухшим шаром. Я закрыла глаза.</text:p>
      <text:p text:style-name="P62"/>
      <text:p text:style-name="P62">Примечание: ПипБак? Стойло?</text:p>
      <text:p text:style-name="P1"/>
      <text:p text:style-name="P3">***</text:p>
      <text:p text:style-name="P1"/>
      <text:p text:style-name="P62">Дата: 12.04.<text:span text:style-name="T15">2142</text:span> А.С.</text:p>
      <text:p text:style-name="P62">Эксперимент: заклинание Прозрения</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9">—</text:span><text:span text:style-name="T20"> </text:span><text:span text:style-name="T68">всё, что удалось от неё добиться.</text:span></text:p>
      <text:p text:style-name="P1"/>
      <text:p text:style-name="P21">~~~</text:p>
      <text:p text:style-name="P21"/>
      <text:p text:style-name="P22"><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5">Примечание: человеки?</text:p>
      <text:p text:style-name="P5"/>
      <text:p text:style-name="P3">***</text:p>
      <text:p text:style-name="P49"/>
      <text:p text:style-name="P62">Дата: 12.04.<text:span text:style-name="T15">2142</text:span> А.С.</text:p>
      <text:p text:style-name="P62">Эксперимент: заклинание Прозрения</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44">~~~</text:p>
      <text:p text:style-name="P44"/>
      <text:p text:style-name="P1"><text:span text:style-name="T3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5">—</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4">Изображение начало таять в моих глазах.</text:p>
      <text:p text:style-name="P1"/>
      <text:p text:style-name="P22"><text:span text:style-name="T1">Примечание:</text:span> <text:span text:style-name="T50">чёрный экран?</text:span></text:p>
      <text:p text:style-name="P45"/>
      <text:p text:style-name="P51">***</text:p>
      <text:p text:style-name="P49"/>
      <text:p text:style-name="P62">Дата: 12.04.<text:span text:style-name="T15">2142</text:span> А.С.</text:p>
      <text:p text:style-name="P62">Эксперимент: заклинание Прозрения</text:p>
      <text:p text:style-name="P62">Испытуемая: Пинки Пай</text:p>
      <text:p text:style-name="P62">Синопсис: описание пробуждения испытуемой</text:p>
      <text:p text:style-name="P62"><text:soft-page-break/>Замечания: испытуемая отказалась дать описание сна.</text:p>
      <text:p text:style-name="P62"/>
      <text:p text:style-name="P44">~~~</text:p>
      <text:p text:style-name="P44"/>
      <text:p text:style-name="P62">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е: через месяц волосы испытуемой пришли в обычное состояние, хотя при встрече с Рэйнбоу Дэш она по прежнему прячет глаза.</text:p>
      <text:p text:style-name="P62"/>
      <text:p text:style-name="P63">***</text:p>
      <text:p text:style-name="P62"/>
      <text:p text:style-name="P62">Дата: 12.04.<text:span text:style-name="T15">2142</text:span> А.С.</text:p>
      <text:p text:style-name="P62">Эксперимент: заклинание Прозрения</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text:p>
      <text:p text:style-name="P62"/>
      <text:p text:style-name="P44">~~~</text:p>
      <text:p text:style-name="P44"/>
      <text:p text:style-name="P62">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е 1: при виде кексиков истерика случилась с Пинки Пай.</text:p>
      <text:p text:style-name="P62">Примечание 2: через месяц испытуемая избавилась от страха перед Рэйнбоу Дэш, хотя при виде радуги по-прежнему старается спрятаться.</text:p>
      <text:p text:style-name="P62"/>
      <text:p text:style-name="P3">***</text:p>
      <text:p text:style-name="P1"/>
      <text:p text:style-name="P22">Сим повелеваем прекратить дальнейшие эксперименты<text:span text:style-name="T36"> с использованием </text:span><text:span text:style-name="T3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5"/>
      <text:h text:style-name="Heading_20_2" text:outline-level="2"><text:soft-page-break/>14. <text:span text:style-name="T1">Конец времён</text:span></text:h>
      <text:h text:style-name="Heading_20_2" text:outline-level="2"/>
      <text:p text:style-name="P56">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6">Обмакнув перо в чернила, я начал письмо.</text:p>
      <text:p text:style-name="P62"/>
      <text:p text:style-name="P62">Привет, Сел (несмотря ни на что, мне всё же хочется называть тебя так. Ты же не против?).</text:p>
      <text:p text:style-name="P62">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20">—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2"/>
      <text:p text:style-name="P105">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20">— </text:span>эта дрянь таки жрёт пони!</text:p>
      <text:p text:style-name="P62">Похоже, Большое Откровение <text:span text:style-name="T20">—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5">Смысл снов остальных участников опыта для меня остаётся загадкой. Посылаю тебе дневник эксперимента, это лучше всяких словесных описаний.</text:p>
      <text:p text:style-name="P62">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2">Кроме того, Твайлайт в научном рвении сожгла кучу оборудования, что обусловило невозможность дальнейших исследований физически.</text:p>
      <text:p text:style-name="P62"/>
      <text:p text:style-name="P49">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text:soft-page-break/>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д моим произведением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text:soft-page-break/>– Ты посылаешь меня, лучшего летуна Эквестрии, без-пяти-минут 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2">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2"/>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text:soft-page-break/>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text:soft-page-break/>–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text:soft-page-break/>Зекора нашла нужную страницу и стала читать.</text:p>
      <text:p text:style-name="P62"/>
      <text:p text:style-name="P62">«…Старый Сенбе говорит вам, маленькие иго-го, и вам, взрослые воины Нзака, и вам <text:span text:style-name="T64">— </text:span>тем, кто будет читать слова глупого старика в конце времён.</text:p>
      <text:p text:style-name="P62">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2">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2">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2"/>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text:soft-page-break/>Мне стало нехорошо.</text:p>
      <text:p text:style-name="P49"/>
      <text:p text:style-name="P51">***</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6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4">Метель била в лицо колючими хлопьями. Свет фонарика от мобильника выгрызал из студёной мглы клочок <text:span text:style-name="T91">тропы</text:span>. Я брёл через заснеженное поле, пригибаясь под ударами ветра. В руке изредка дзынькал кулёк с бутылками.</text:p>
      <text:p text:style-name="P4"/>
      <text:p text:style-name="P5">Кажись, я таки проснулся. Бред-то какой, а? Всё это был просто бред! Надо слазить с валиума <text:span text:style-name="T15">—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text:span text:style-name="T91">Д</text:span>опился <text:span text:style-name="T91">ведь </text:span>до розовых поней <text:span text:style-name="T15">—</text:span> так и в дурку попасть недолго. Вот и сейчас перегар такой, что снег плавится. Пройди реабилитацию и вернись в проект. А не примут <text:span text:style-name="T15">— найти новую работу. Так даже лучше: быстрее забудешь всю эту хренотень с рогатыми кобылами. </text:span>Будь мужиком, блеать! <text:span text:style-name="T15">Найди себе бабу и заживи сытой, размеренной жизнью городского ублюдка. Что ещё нужно, чтобы спокойно сдохнуть?</text:span></text:p>
      <text:p text:style-name="P19"/>
      <text:p text:style-name="P10"><text:span text:style-name="T91">Тропинка</text:span> исчезла в снежном сугробе.</text:p>
      <text:p text:style-name="P10"/>
      <text:p text:style-name="P5"><text:soft-page-break/>Бля, что-т не пойму, куда я зашёл-то? Угораздило заблудиться в <text:span text:style-name="T92">своём</text:span> <text:span text:style-name="T92">районе</text:span>!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text:span text:style-name="T92">из</text:span> снег<text:span text:style-name="T92">а</text:span> <text:span text:style-name="T92">торчит</text:span> остов разбитого форда. Значит, скоро выйду на дорогу, а там через пару <text:span text:style-name="T92">кварталов</text:span> мой дом.</text:p>
      <text:p text:style-name="P5"/>
      <text:p text:style-name="P4">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text:span text:style-name="T93">фантазия</text:span>,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моей замёрзшей души.</text:p>
      <text:p text:style-name="P49"/>
      <text:p text:style-name="P49">– <text:s/>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етра скрыл аликорницу в вихре снежинок. Её очертания расплылись <text:span text:style-name="T97">во мгле</text:span>.</text:p>
      <text:p text:style-name="P49"/>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text:span text:style-name="T93">скользнул</text:span> из руки и затерялся где-то позади светящимся пятнышком. Я бежал наугад в темноту неожиданно долго, как мне казалось, целую вечность.</text:p>
      <text:p text:style-name="P27">Меня покинула всякая надежда, я просто бежал, чтобы не останавливаться. Я знаю, что пока я бегу — я верю, что мне это не привиделось, что в моей жизни действительно была чудная белая лошадь с рогом и крыльями.</text:p>
      <text:p text:style-name="P27"/>
      <text:p text:style-name="P50">Меня покинула всякая надежда, когда <text:span text:style-name="T31">с</text:span><text:span text:style-name="T28">толб света разделил тьму надвое (путеводный факел Селестии) </text:span><text:span text:style-name="T70">во тьме вспыхнул магический огонь на конце рога</text:span>, осветив белоснежную фигуру. Ультрамариновый факел прогнал прочь снег и метель, расчистив мн<text:span text:style-name="T94">е</text:span> дорогу. Добежав до аликорницы, я уткнулся лицом ей в шею.</text:p>
      <text:p text:style-name="P50"/>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text:soft-page-break/></text:p>
      <text:p text:style-name="P4"><text:span text:style-name="T5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
      <text:p text:style-name="P49">– Знаешь, я всё думал над твоими словами тогда. <text:span text:style-name="T95">Н</text:span>у, ты помнишь… В бассейне. Они всё ещё в силе? Я могу быть хотя бы твоим другом?</text:p>
      <text:p text:style-name="P49">Аликорница тихо засмеялась, защекотав мне ухо.</text:p>
      <text:p text:style-name="P49">–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4">Где-то вдали, на пределе слышимости послышался стук.</text:p>
      <text:p text:style-name="P4"/>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4">Стук стал громче.</text:p>
      <text:p text:style-name="P4"/>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52">Я поднял голову.</text:p>
      <text:p text:style-name="P52"/>
      <text:p text:style-name="P49">При расставании в Кантерлоте у аликорницы глаза были красные, как от сильного недосыпа. Сейчас же <text:span text:style-name="T96">тонкие</text:span> жилки <text:span text:style-name="T89">в глазных яблоках </text:span>превратились в чёрные трещины, наполненные свернувшейся кровью. Я завороженно всматривался в этот ужас, пытаясь понять…</text:p>
      <text:p text:style-name="P49"/>
      <text:p text:style-name="P4">…</text:p>
      <text:p text:style-name="P4"/>
      <text:p text:style-name="P4">Тук-тук-тук.</text:p>
      <text:p text:style-name="P4"/>
      <text:p text:style-name="P4">Я заворочался в постели, стараясь удержать ускользающий сон. Потянувшись за одеялом, рукой упёрся во что-то тёплое.</text:p>
      <text:p text:style-name="P4"/>
      <text:p text:style-name="P4">Тук-тук-тук!</text:p>
      <text:p text:style-name="P4"/>
      <text:p text:style-name="P4">Я с удивлением обнаружил рядом с собой сопящую розовую пони, кудряшки гривы которой разметались по всей подушке.</text:p>
      <text:p text:style-name="P49"><text:soft-page-break/>–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4">ТУК-ТУК-ТУК!</text:p>
      <text:p text:style-name="P4"/>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text:span text:style-name="T90">и принялся</text:span>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9">***</text:p>
      <text:p text:style-name="P4"/>
      <text:p text:style-name="P2"><text:span text:style-name="T15">Солнечный лучик настойчиво пробивался сквозь плотно сомкнутые веки. Ветерок </text:span><text:span text:style-name="T1">щекотал уши и шуршал</text:span><text:span text:style-name="T15"> </text:span><text:span text:style-name="T1">занавесками </text:span><text:span text:style-name="T11">открытого окна</text:span><text:span text:style-name="T15">. Я раскрыл глаза, в который раз наслаждаясь ясной головой </text:span><text:span text:style-name="T47">—</text:span><text:span text:style-name="T15"> роскошью, недоступной мне </text:span><text:span text:style-name="T23">за </text:span><text:span text:style-name="T1">год</text:span><text:span text:style-name="T12">ы</text:span><text:span text:style-name="T15"> </text:span><text:span text:style-name="T23">недосыпа </text:span><text:span text:style-name="T24">в прошлой жизни</text:span><text:span text:style-name="T15">. Краем уха услышал тихое шушуканье в саду.</text:span></text:p>
      <text:p text:style-name="P2"><text:span text:style-name="T1">Нацепи</text:span><text:span text:style-name="T13">в на </text:span><text:span text:style-name="T1">ноги </text:span><text:span text:style-name="T14">сандалии</text:span><text:span text:style-name="T1">, </text:span><text:span text:style-name="T13">подошёл к окну. </text:span><text:span text:style-name="T14">Благоухание з</text:span><text:span text:style-name="T13">аброшенн</text:span><text:span text:style-name="T14">ого</text:span><text:span text:style-name="T13"> </text:span><text:span text:style-name="T14">цветника щекотало ноздри</text:span><text:span text:style-name="T13">. <text:s/></text:span><text:span text:style-name="T14">Потревоженная стрекоза сорвалась с подоконника.</text:span><text:span text:style-name="T13"> Я </text:span><text:span text:style-name="T1">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span></text:p>
      <text:p text:style-name="P161"/>
      <text:p text:style-name="P4">Дом, который я арендовал под жилье, был в прошлом жилищем путевого обходчика. <text:span text:style-name="T98">Небольшое добротное здание</text:span> расположил<text:span text:style-name="T98">о</text:span>с<text:span text:style-name="T98">ь</text:span>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4"/>
      <text:p text:style-name="P4">…</text:p>
      <text:p text:style-name="P4"><text:soft-page-break/></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text:span text:style-name="T98">только </text:span>есть у каждого! С которыми жалко расстаться! Вот, к примеру, Биг Мак ускоряет вольт-яблоки <text:span text:style-name="T15">— и о</text:span>н<text:span text:style-name="T15"> з</text:span>нает, как приготовить<text:span text:style-name="T15"> </text:span>из них особенный вольт-сидр, который больше никто не сделает<text:span text:style-name="T15">.</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5">заклинание П</text:span>розрения<text:span text:style-name="T15">.</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text:soft-page-break/>– Ну, если продолжить аналогию с садовым шлангом <text:span text:style-name="T15">—</text:span>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5">—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15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8">В последний раз, когда я им воспользовалась </text:span><text:span text:style-name="T32">(</text:span><text:span text:style-name="T99">&lt;При Аноне — БДЫЩЬ!&gt; </text:span><text:span text:style-name="T32">)</text:span><text:span text:style-name="T28">,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5">— НЕТ!</text:span></text:p>
      <text:p text:style-name="P1">Твайлайт начала в возбуждении ходить по читальному залу.</text:p>
      <text:p text:style-name="P1"><text:span text:style-name="T38">– У меня недостаточно сил для контроля столь мощной энергии. И мне НЕ СТЫДНО в этом признаться! Я всего лишь единорог, не то, что некоторые!</text:span><text:span text:style-name="T47"> </text:span><text:span text:style-name="T38">Мощнее ускорителя только магия аликорнов и Элементов Гармонии. Если бы я была…</text:span><text:span text:style-name="T15"> </text:span>Ай!</text:p>
      <text:p text:style-name="P1">Твайлайт, погружённая в свои мысли, не заметила вылезшего из своей корзинки зевающего Спайка.</text:p>
      <text:p text:style-name="P1"><text:span text:style-name="T15">–</text:span> Элементы-шмелементы, <text:span text:style-name="T15">–</text:span> проворчал Спайк, выкарабкиваясь из-под Твайлайт, <text:span text:style-name="T15">–</text:span> доброе утро, <text:span text:style-name="T1">Анон</text:span>. Твай, ты не ушиблась?</text:p>
      <text:p text:style-name="P1"><text:span text:style-name="T15">–</text:span> Дет, всё в порядке. <text:span text:style-name="T1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1"><text:span text:style-name="T47">– Я </text:span><text:span text:style-name="T51">всегда буду оставаться в тени. </text:span><text:span text:style-name="T47">– </text:span><text:span text:style-name="T51">хлюпала единорожка. </text:span><text:span text:style-name="T47">–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5">– </text:span>Ты?!</text:p>
      <text:p text:style-name="P103"><text:span text:style-name="T15">–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3"><text:span text:style-name="T15">– М</text:span>ожет, тогда ты скажешь, что в нём пошло не так и почему к вам попал я, а не сверхаликорн?</text:p>
      <text:p text:style-name="P103"><text:span text:style-name="T15">– </text:span>Не скажу. Заклинания Стар Свирла Бородатого обычно если срабатывают, то без ошибок.</text:p>
      <text:p text:style-name="P49"><text:span text:style-name="T15">– Если </text:span>только <text:span text:style-name="T15">их правильно вызывают. – </text:span>пробурчал Спайк, возвращаясь в корзинку.</text:p>
      <text:p text:style-name="P49">Я озадаченно взглянул на единорожку.</text:p>
      <text:p text:style-name="P34"><text:span text:style-name="T15">–</text:span> <text:span text:style-name="T1">Эмм. </text:span>Что он имел ввиду?</text:p>
      <text:p text:style-name="P34"><text:span text:style-name="T15">–</text:span> Ну, <text:span text:style-name="T15">–</text:span> Твайлайт смутилась, <text:span text:style-name="T15">–</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5">–</text:span> <text:span text:style-name="T1">е</text:span>динорожка опустила голову.</text:p>
      <text:p text:style-name="P34"><text:span text:style-name="T15">– </text:span><text:span text:style-name="T1">Да, завершилось всё препаршиво. Принцесса Луна сказала, лучше бы её обратно на луну закинули.</text:span></text:p>
      <text:p text:style-name="P69">Единорожка с жаром закивала.</text:p>
      <text:p text:style-name="P34"><text:soft-page-break/><text:span text:style-name="T15">–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5">– </text:span><text:span text:style-name="T1">Хм. Нет.</text:span></text:p>
      <text:p text:style-name="P34"><text:span text:style-name="T15">– </text:span><text:span text:style-name="T1">А друзья?</text:span></text:p>
      <text:p text:style-name="P34"><text:span text:style-name="T15">– </text:span><text:span text:style-name="T1">У меня был друг. Погиб два месяца назад.</text:span></text:p>
      <text:p text:style-name="P69">Уши единорожки опустились в печали.</text:p>
      <text:p text:style-name="P1"><text:span text:style-name="T15">–</text:span> О, мои соболезнования! Друзей терять <text:span text:style-name="T1">тоже</text:span> тяжко.</text:p>
      <text:p text:style-name="P1"><text:span text:style-name="T15">–</text:span> Всё в порядке, Твайлайт.<text:span text:style-name="T15"> </text:span><text:span text:style-name="T1">Как бы то ни было,</text:span> <text:span text:style-name="T1">я готов рискнуть. Я должен. </text:span><text:span text:style-name="T29">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33">– </text:span><text:span text:style-name="T29">сказала она. Заклинание указывает на людей</text:span><text:span text:style-name="T30">&lt;Убрать упоминание про человеков — ввести указание от Зекоры (она прямо велит Анону встретиться с <text:s/>Великим Откровением)&gt;</text:span><text:span text:style-name="T29">!</text:span><text:span text:style-name="T1">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Единорожка покраснела и пробормотала нечто вроде: <text:span text:style-name="T38">«кстати, это идея…»</text:span></text:p>
      <text:p text:style-name="P1"><text:span text:style-name="T15">–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5">– </text:span><text:span text:style-name="T1">Ерунда! Там стоит запрет только для пони. На приматах Луна экспериментировать не запрещала</text:span><text:span text:style-name="T3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34">Чужестранец-примат разбил сердце нашей обожаемой Селестии! Двор в отчаянии </text:span><text:span text:style-name="T19">—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Скупившись на рынке продуктами, я хотел было возвращаться, когда заметил в боковом переулке знакомую <text:span text:style-name="T100">поняху</text:span>,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text:span text:style-name="T15">– </text:span>Привет, Эй-Джей! У тебя проблемы?</text:p>
      <text:p text:style-name="P49"><text:soft-page-break/><text:span text:style-name="T15">– </text:span>Привет, сахарок. <text:span text:style-name="T15">– </text:span>озабоченно поприветствовала меня фермерша. <text:span text:style-name="T15">– </text:span>Да, и ещё какие! Большой Мак, лягать его <text:span text:style-name="T100">тудыть</text:span>,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5">– </text:span>А ты, Большой Мак, вместо того, штоб хихикать, лучше б тележку починил. Уже полдень! Не успеем распродать яблоки <text:span text:style-name="T15">—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text:span text:style-name="T15">–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5">–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5">– Г</text:span>отово. Принимай работу, хозяйка!</text:p>
      <text:p text:style-name="P49">Эпплджек присвистнула и стиснула меня в сокрушающих объятиях.</text:p>
      <text:p text:style-name="P49"><text:span text:style-name="T15">–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5">– </text:span><text:s/>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5">–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text:span text:style-name="T15">–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5">– </text:span>Бери, сахарок. Для тебя <text:span text:style-name="T15">— </text:span>самые <text:span text:style-name="T15">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20">— </text:span><text:span text:style-name="T6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20">— </text:span><text:span text:style-name="T68">объявляла вывеска.</text:span></text:p>
      <text:p text:style-name="P54">Ну что же, Анон, если тебе повезёт, ты найдёшь тут пару блюд без травы!</text:p>
      <text:p text:style-name="P54"/>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5">– </text:span>Свободно? <text:span text:style-name="T15">– </text:span>спросил я у единственной пони, сидящей за столиком.</text:p>
      <text:p text:style-name="P49"><text:span text:style-name="T15">– </text:span>Да-да, конечно. <text:span text:style-name="T15">–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5">– <text:s/></text:span>Пирог с грибами, яишницу и чизкейк<text:span text:style-name="T15"> – </text:span>сообщил я подошедшей официантке.</text:p>
      <text:p text:style-name="P49"><text:span text:style-name="T15">– </text:span>Советую выбрать салат «по-кантерлотски». <text:span text:style-name="T15">– </text:span>так же убито пробормотала моя соседка по столу. <text:span text:style-name="T15">– </text:span>Очень вкусно. Копыта оближешь. И мягкий, как подушка, к тому же.</text:p>
      <text:p text:style-name="P49"><text:span text:style-name="T15">– </text:span>И салат «по-кантерлотски». <text:span text:style-name="T15">– добавил я к заказу я, удивляясь, причём тут подушка?</text:span></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5">– </text:span>Вы, наверное, ждёте кого-то?</text:p>
      <text:p text:style-name="P53"><text:span text:style-name="T15">– </text:span>Неа.</text:p>
      <text:p text:style-name="P53"><text:span text:style-name="T15">– </text:span>Просто обедаете?</text:p>
      <text:p text:style-name="P53"><text:span text:style-name="T15">– </text:span>Неа.</text:p>
      <text:p text:style-name="P53"><text:span text:style-name="T15">– </text:span>Просто сидите и мрачно смотрите на меня?</text:p>
      <text:p text:style-name="P53"><text:span text:style-name="T15">– </text:span>Неа.</text:p>
      <text:p text:style-name="P53"/>
      <text:p text:style-name="P53">Хм, а эта пони не из разговорчивых. Ну ладно.</text:p>
      <text:p text:style-name="P42"/>
      <text:p text:style-name="P53"><text:span text:style-name="T15">– </text:span>А что же вы делаете?</text:p>
      <text:p text:style-name="P53"><text:span text:style-name="T15">– </text:span>Веселюсь. <text:span text:style-name="T15">– </text:span>мрачно заявила пони.</text:p>
      <text:p text:style-name="P53"><text:span text:style-name="T15">–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5">– </text:span>Привет, Нон-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
      <text:p text:style-name="P53"><text:span text:style-name="T15">– </text:span>Мы с вами раньше встречались?</text:p>
      <text:p text:style-name="P53"><text:span text:style-name="T15">– </text:span>Неа! <text:span text:style-name="T15">– </text:span>пони улыбалась уже широкой улыбкой от уха и до уха. <text:span text:style-name="T15">– </text:span>Это моя пинки-чуйка! Она вернулась!! И поэтому я знаю, что тебя зовут Нон-нон, и ты <text:span text:style-name="T100">айтишник</text:span>, и ты водишь ниссан-пикап! А раз ко мне вернулась моя чуйка, то это значит, что ко мне вернулась правильная Пинки! А неправильная <text:soft-page-break/>Пинки, готовящая НЕПРАВИЛЬНЫЕ КЕКСИКИ, ушла! И это просто здорово!!! Кстати, а <text:span text:style-name="T100">что такое айтишник? И </text:span>кто такая ниссан-пикап? И куда ты её водишь? А меня туда с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5">– </text:span>Оставь, Салвер.<text:span text:style-name="T15"> </text:span>Ему за счёт заведения.</text:p>
      <text:p text:style-name="P49"><text:span text:style-name="T15">– </text:span>Ясно, мисс Пинки. <text:span text:style-name="T15">– </text:span>официантка кивнула и ушла.</text:p>
      <text:p text:style-name="P49"><text:span text:style-name="T15">– Ч</text:span>его-о-о?<text:span text:style-name="T15"> </text:span>Так это твой бар?</text:p>
      <text:p text:style-name="P49"><text:span text:style-name="T15">– </text:span>Агась. <text:span text:style-name="T15">– </text:span>поняха развела копытами. <text:span text:style-name="T15">– </text:span>Надо же мне было чем-то заниматься после увольнения от Кейков<text:span text:style-name="T1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5">– </text:span>Пинки понизила голос до шёпота, <text:span text:style-name="T1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5">– </text:span>Тихо-тихо. <text:span text:style-name="T15">– </text:span>я оглянулся на посетителей. Поняху определённо надо было успокоить: шёпот Пинки, наверное, был слышен даже на улице. <text:span text:style-name="T15">– </text:span>Не вспоминай опять. Давай лучше выпьем на брудершафт. За знакомство.</text:p>
      <text:p text:style-name="P49"><text:span text:style-name="T15">– </text:span>Агась! <text:span text:style-name="T15">– согласно </text:span>кивнула пони, придвигая ко мне бутылку. <text:span text:style-name="T15">– </text:span>Хотя ты и так уже знаком со мной, глупенький Нон-нон,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5">– </text:span>У меня есть идея получше. <text:span text:style-name="T15">– </text:span>на свет показалась фляга Большого Макинтоша.</text:p>
      <text:p text:style-name="P49"><text:span text:style-name="T15">– </text:span>Ух ты-ы-ы! <text:span text:style-name="T15">– </text:span>Пинки понюхала горлышко. <text:span text:style-name="T1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5">– </text:span>Починил телегу. Только молчок про самогон, раз уж ты в курсе. <text:span text:style-name="T15">– </text:span>я разлил сидр по чашкам.</text:p>
      <text:p text:style-name="P49"><text:span text:style-name="T15">– </text:span>Да ты что?! Чтоб я разболтала главную тайну Биг Мака, про которую не знают целых две пони в Понивилле? За кого ты меня принимаешь? <text:span text:style-name="T1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text:s/>Сидр Биг Мака на вкус был безобидным, чуть забродившим яблочным соком. Я опорожнил свою чашку и заявил Пинки:</text:p>
      <text:p text:style-name="P49"><text:span text:style-name="T15">– </text:span>Эт-то ты наз-зваишь с-суфер-д-дуфер-с-сильн..?</text:p>
      <text:p text:style-name="P49">?!!</text:p>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text:span text:style-name="T15">– У </text:span>тебя такая смешная мордочка! <text:span text:style-name="T15">– </text:span>захихикали Пинки, покачиваясь. <text:span text:style-name="T15">– </text:span>Как будто ты <text:span text:style-name="T68">подкову </text:span>в пироге обнаружил. Ик! Или Селестию в ванной.</text:p>
      <text:p text:style-name="P49">Это сравнение пробудило во мне полузабытое воспоминание.</text:p>
      <text:p text:style-name="P49"><text:span text:style-name="T15">– </text:span>Эмм… Скажи-ка мне, мой друг П-п-пинки… Легенда про фаэри <text:span text:style-name="T20">— </text:span><text:span text:style-name="T68">эт правда?</text:span></text:p>
      <text:p text:style-name="P49"><text:span text:style-name="T20">– </text:span><text:span text:style-name="T68">Какая из? Их много, вообще-то. Ик!</text:span></text:p>
      <text:p text:style-name="P49"><text:span text:style-name="T20">– </text:span><text:span text:style-name="T68">Про принцесс. Про то, что они фаэри, спустившиеся с неба во плоти, чтоб помогать пони управлять Эквестрией?</text:span></text:p>
      <text:p text:style-name="P49"><text:soft-page-break/><text:span text:style-name="T20">– Н</text:span><text:span text:style-name="T68">он-нон, </text:span><text:span text:style-name="T20">– </text:span><text:span text:style-name="T68">захихикала Пинки, взъерошив копытами розовые кудряшки и попытавшись соорудить из них бороду, </text:span><text:span text:style-name="T20">–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9"><text:span text:style-name="T20">–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20">– </text:span><text:span text:style-name="T68">Ты что-о-о! Нельзя любить фаэри! Она похитит твоё сердце, и ты будешь искать её, пока не… </text:span><text:span text:style-name="T20">– </text:span><text:span text:style-name="T68">Пинки погрузилась мордочкой в так и не съеденный салат «по-кантерлотски» и захрапела.</text:span></text:p>
      <text:p text:style-name="P49"><text:span text:style-name="T20">– </text:span><text:span text:style-name="T68">Пока не умру?</text:span></text:p>
      <text:p text:style-name="P49"><text:span text:style-name="T20">– </text:span><text:span text:style-name="T68">Нет, глупенький. </text:span><text:span text:style-name="T20">– </text:span><text:span text:style-name="T68">пробулькала Пинки из миски. </text:span><text:span text:style-name="T20">– </text:span><text:span text:style-name="T68">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
      <text:p text:style-name="P54">Бля!</text:p>
      <text:p text:style-name="P54"/>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5">–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
      <text:p text:style-name="P54">БАМММ!!!</text:p>
      <text:p text:style-name="P54"/>
      <text:p text:style-name="P54">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4"><text:span text:style-name="T15">– </text:span>Судя по тому, как ты стремительно сбежал от меня не попрощавшись, у тебя <text:span text:style-name="T100">от меня </text:span>проблемы. <text:span text:style-name="T15">– </text:span>заметила с укором кобылка. <text:span text:style-name="T15">– </text:span>Странно, мы, вроде, только сегодня познакомились.</text:p>
      <text:p text:style-name="P54"><text:span text:style-name="T15">– </text:span>Пинки, <text:span text:style-name="T15">– </text:span>несчастным голосом сообщил я ей. <text:span text:style-name="T15">– </text:span>Если я до шести не окажусь дома, проблемы будут у одной маленькой пони. Очень большие проблемы.</text:p>
      <text:p text:style-name="P54"><text:span text:style-name="T15">– </text:span>Хм. <text:span text:style-name="T15">– </text:span>кобылка через окно посмотрела на часы в баре. <text:span text:style-name="T15">– </text:span>Тогда нам надо поторопиться! У нас есть шесть минут!</text:p>
      <text:p text:style-name="P54"><text:span text:style-name="T15">– </text:span>У нас?</text:p>
      <text:p text:style-name="P54">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text:soft-page-break/>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text:span text:style-name="T101">и направляющей мачтой</text:span>. Бок <text:span text:style-name="T101">бочки</text:span>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text:span text:style-name="T101">от мачты </text:span>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4"><text:span text:style-name="T15">– </text:span>Сто-о-ой! <text:span text:style-name="T15">– </text:span>заорал я. <text:span text:style-name="T15">– </text:span>Выпрыгивай из бочки!!!</text:p>
      <text:p text:style-name="P54">Кобылка-пилот улыбнулась и постукала копытцем по шлему, показывая, что не слышит меня.</text:p>
      <text:p text:style-name="P54"><text:span text:style-name="T15">– </text:span>Выпрыгива-а-а… <text:span text:style-name="T15">–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text:span text:style-name="T101">выбрал мачту и поднялся </text:span>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
      <text:p text:style-name="P54"><text:span text:style-name="T15">– </text:span>Эмм… Уже можно открывать? <text:span text:style-name="T15">– л</text:span>имонная поняшка отняла копыта от висков и открыла глаза. <text:span text:style-name="T15">–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5">– </text:span>Смотри, вот те и ответ на вопрос, куда деваются пони!</text:p>
      <text:p text:style-name="P54"><text:span text:style-name="T15">– </text:span>Где? <text:span text:style-name="T15">– </text:span>единорожка начала оглядываться.</text:p>
      <text:p text:style-name="P54"><text:span text:style-name="T15">– </text:span>Да ты не туда, ты сюда смотри! Вишь, прямо перед тобой! <text:span text:style-name="T15">– </text:span>жёлтая ткнула копытом прямо в меня. <text:span text:style-name="T15">–</text:span> Вот! Его тут до икс-пи-ри-мен-та не было. А терь он есть! Значит, это и есть ответ! Смекаешь?</text:p>
      <text:p text:style-name="P54"><text:span text:style-name="T15">– </text:span>И что? Я всё равно не пойму, куда деваются пони? И куда пропала Скуталу?</text:p>
      <text:p text:style-name="P54"><text:span text:style-name="T15">– Я </text:span>их ем. <text:span text:style-name="T15">– </text:span>зверски ухмыльнувшись, сообщил я кобылкам. <text:span text:style-name="T15">– </text:span>Мне нравятся пони. Особенно я люблю непослушных жеребят.</text:p>
      <text:p text:style-name="P54">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soft-page-break/>***<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Анонимусу, Понивилль.</text:p>
      <text:p text:style-name="P5">От кого: Кантерлот, Дворец, Королевский Секретариат Её Высочества, Дневной Главы Диархии, Принцессы Селестии.</text:p>
      <text:p text:style-name="P49"/>
      <text:p text:style-name="P64">Приветствую тебя, мой маленький человек!</text:p>
      <text:p text:style-name="P64">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4">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4">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5">—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5">— </text:span>ключ к разгадке тайны исчезновения пони.</text:p>
      <text:p text:style-name="P64"><text:span text:style-name="T15">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text:soft-page-break/>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5">—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5">— </text:span>компания алмазных псов, производящая рубиновые резонаторы для ускорителей <text:span text:style-name="T15">—</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5">—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Анон, мне крайне неудобно подгонять тебя.<text:span text:style-name="T15">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5">—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5">P.S. Н</text:span>е гневите мироздание воровством! <text:span text:style-name="T34">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5">—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Анон! Крепко обнимаю <text:span text:style-name="T15">— </text:span>если ты уже не сердишься на меня <text:span text:style-name="T15">—</text:span> или просто кладу рог тебе на плечо в противном случае.</text:p>
      <text:p text:style-name="P64"/>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text:soft-page-break/>16. Мэйнхэттен</text:h>
      <text:p text:style-name="P89"/>
      <text:p text:style-name="P54"><text:span text:style-name="T15">–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5">– </text:span>Не отсылается. Глюк какой-то.</text:p>
      <text:p text:style-name="P54">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5">«connection timeout». </text:span>А с особенностями понячьей бюрократии я уже немного ознакомился: было бы легче уговорить Сел написать солнцем «<text:span text:style-name="T15">х#й</text:span>» на небе, чем заставить пони-чинушу поступиться хотя бы запятой в должностных инструкциях.</text:p>
      <text:p text:style-name="P54"><text:span text:style-name="T15">– </text:span>Может, она заснула? <text:span text:style-name="T15">– </text:span>Твайлайт ходила кругами по периметру библиотеки. <text:span text:style-name="T15">– </text:span>Ты говорил, она в последнее время выглядит невыспавшейся.</text:p>
      <text:p text:style-name="P54"><text:span text:style-name="T15">– А </text:span>я думаю, это её критические дни или какая-нибудь другая подобная фигня мешает. <text:span text:style-name="T15">– </text:span>вклинилась радужногривая пегаска. <text:span text:style-name="T15">–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4"/>
      <text:p text:style-name="P55">***</text:p>
      <text:p text:style-name="P54"/>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4"><text:span text:style-name="T15">– </text:span>Это неправильно! <text:span text:style-name="T15">– </text:span>заявила Рэйнбоу Дэш, отвернувшись от окна.</text:p>
      <text:p text:style-name="P54"><text:span text:style-name="T15">– </text:span>Ну да, я тоже так считаю. <text:span text:style-name="T15">– </text:span>откликнулся я. <text:span text:style-name="T15">– </text:span>Тащиться через полстраны только из-за неправильно составленной бумажки!</text:p>
      <text:p text:style-name="P54"><text:span text:style-name="T15">– </text:span>Да я не про то! <text:span text:style-name="T15">– </text:span>отмахнулась пегаска. <text:span text:style-name="T15">– </text:span>Посмотри на поле.</text:p>
      <text:p text:style-name="P54"><text:span text:style-name="T15">– </text:span>И что? Поле как поле.</text:p>
      <text:p text:style-name="P54"><text:span text:style-name="T15">– </text:span>Оно не убрано. <text:span text:style-name="T15">– </text:span>мрачно ответила пегаска. <text:span text:style-name="T15">–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5">– </text:span>У самого посёлка поля убраны. Наверняка дойдёт дело и до остальных.</text:p>
      <text:p text:style-name="P54"><text:span text:style-name="T15">– </text:span>Не дойдёт. <text:span text:style-name="T15">– </text:span>Рэйнбоу Дэш уставилась в карты, сморщила нос и побила мою шестёрку валетом. <text:span text:style-name="T15">–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4">Я выложил на платок горку сдобы от Пинки и предложил печеньку пегаске. Та покрутила носом.</text:p>
      <text:p text:style-name="P54"><text:span text:style-name="T15">– </text:span>Спасибо, но от пинкиных плюшек у меня фланки округляются.</text:p>
      <text:p text:style-name="P54"><text:span text:style-name="T15">– </text:span>Да ладно тебе, Дэш! От одной не округлятся.</text:p>
      <text:p text:style-name="P54"><text:span text:style-name="T15">– </text:span>От одной —<text:span text:style-name="T15"> </text:span>нет. Но я же на одной не остановлюсь. <text:span text:style-name="T15">– п</text:span>егаска взяла карту и нахмурилась. <text:span text:style-name="T15">–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5"> </text:span>Как будто…</text:p>
      <text:p text:style-name="P54"><text:soft-page-break/><text:span text:style-name="T15">– О</text:span>но и понятно, что поля не убраны. Откуда же им быть убранными, когда на двух работающих пони целая толпа бездельников!</text:p>
      <text:p text:style-name="P54">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5">– </text:span>Они паслись… Ты можешь себе представить? Анон!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
      <text:p text:style-name="P54">…</text:p>
      <text:p text:style-name="P54"/>
      <text:p text:style-name="P54">ВЖИИИИИИИИИ!!!</text:p>
      <text:p text:style-name="P54"/>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5">– </text:span>Что за…?</text:p>
      <text:p text:style-name="P134">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4"><text:span text:style-name="T15">– </text:span>Леди и джентльпони! Просьба не паниковать! Поезд дальше не идёт: впереди провал! <text:span text:style-name="T15">– </text:span>крикнул проводник.</text:p>
      <text:p text:style-name="P54"><text:span text:style-name="T15">– </text:span>Какой ещё, в дышло, провал? Я проезжал тут два дня назад!</text:p>
      <text:p text:style-name="P54"><text:span text:style-name="T15">– </text:span>Безобразие! Верните мне деньги за билет!</text:p>
      <text:p text:style-name="P54"><text:span text:style-name="T15">– </text:span>Как вы смеете! Я опоздаю в порт! Вы будете платить неустойку! <text:s/><text:span text:style-name="T15">–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4"/>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5">– </text:span>Эта дыра фиг знает на сколько длится! <text:span text:style-name="T15">– </text:span>заявила Дэш, выныривая из темноты. <text:span text:style-name="T15">–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4"><text:span text:style-name="T15">– </text:span>Дэш, нам надо на ту сторону.</text:p>
      <text:p text:style-name="P54">Пегаска развела копытами.</text:p>
      <text:p text:style-name="P54"><text:span text:style-name="T15">– </text:span>Нет проблем. Я могу тебя перенести.</text:p>
      <text:p text:style-name="P54">Я с сомнением посмотрел на пегаску. Дэш в холке была мне по пояс.</text:p>
      <text:p text:style-name="P54"><text:span text:style-name="T15">– </text:span>Ты точно в этом уверена?</text:p>
      <text:p text:style-name="P5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5">– </text:span>Почти. На восемьдесят процентов. Тут какой-то воздух разрежённый, мне трудно удерживать тебя. <text:span text:style-name="T15">– </text:span>пожаловалась пегаска. <text:span text:style-name="T15">– </text:span><text:s/>Хотя раньше я и побольше вес подымала, честно!</text:p>
      <text:p text:style-name="P54">Мля.</text:p>
      <text:p text:style-name="P54"><text:span text:style-name="T1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5">–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5"> </text:span>я уже давно заметил, что пони, за исключением пегасов, по весу были не легче, а то и тяжелее меня. Я поплевал на руки и сбросил рюкзак.</text:p>
      <text:p text:style-name="P54"/>
      <text:p text:style-name="P54">…</text:p>
      <text:p text:style-name="P54"/>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5">– </text:span>двенадцать метров вперёд. Вот, переползу через стык <text:span text:style-name="T1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4"/>
      <text:p text:style-name="P54"><text:soft-page-break/>Разумеется, я посмотрел вниз.</text:p>
      <text:p text:style-name="P54"/>
      <text:p text:style-name="P54">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
      <text:p text:style-name="P54">…</text:p>
      <text:p text:style-name="P54"/>
      <text:p text:style-name="P54">Я валялся на насыпи и трясся как в лихорадке. От пережитого шока меня тошнило. Ёбаная Селестия!</text:p>
      <text:p text:style-name="P54"><text:span text:style-name="T15">– </text:span>Ты как, в порядке? Анон? <text:span text:style-name="T15">– п</text:span>егаска озабоченно потрогала меня за плечо. <text:span text:style-name="T15">–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5">– </text:span>Я чувствую, что только что упустил отличную возможность отлить на вселенную!</text:p>
      <text:p text:style-name="P54"/>
      <text:p text:style-name="P55">***</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4">Мы стояли перед выставочным павильоном Псинтела, о чём свидетельствовала вывеска «<text:span text:style-name="T1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5">– </text:span>Павильон закрыт! Вы опоздали на две недели. <text:span text:style-name="T15">– </text:span>проворчал рыжий земнопони в фуражке и попытался захлопнуть дверь. Я вставил в проём ботинок и развернул перед его носом мандат.</text:p>
      <text:p text:style-name="P54"/>
      <text:p text:style-name="P65">«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4"/>
      <text:p text:style-name="P54"><text:span text:style-name="T15">– </text:span>Удостоверение личности предъявлять? <text:span text:style-name="T15">– </text:span>осведомился я.</text:p>
      <text:p text:style-name="P54"><text:span text:style-name="T15">– </text:span>Ч-ч-человеку А-а-анонимусу? <text:span text:style-name="T15">– </text:span>заикаясь, переспросил охранник. Он присмотрелся ко мне получше и изо всех сил опустил копыто мне на ботинок.</text:p>
      <text:p text:style-name="P54"><text:soft-page-break/>Бляяя!!! Ах ты ж!!!</text:p>
      <text:p text:style-name="P54">Хлопнула освобождённая дверь, изнутри клацнула щеколда.</text:p>
      <text:p text:style-name="P54"><text:span text:style-name="T15">– </text:span>Нет, ты видела? Он мне чуть пальцы не размозжил, с-с-скотина!!! <text:span text:style-name="T15">– </text:span>заорал я, прыгая на одной ноге. <text:span text:style-name="T15">– </text:span>Вызывай полицию, пока я этого мудака не прибил нахрен!</text:p>
      <text:p text:style-name="P54">Дэш, ни слова не говоря, прислонила ухо к двери.</text:p>
      <text:p text:style-name="P54"><text:span text:style-name="T15">– </text:span>Будешь смеяться, но именно этим он и занят. Вызывает полицию по телефону. <text:span text:style-name="T15">– </text:span>сообщила пегаска.</text:p>
      <text:p text:style-name="P54"><text:span text:style-name="T15">– </text:span>Ха-ха-ха! Очень смешно, сейчас животик надорву! <text:span text:style-name="T15">– </text:span>съязвил я. <text:span text:style-name="T15">–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5">– </text:span>Оп-па! <text:span text:style-name="T15">– </text:span>пегаска оторвала ухо от двери. <text:span text:style-name="T15">– Анон</text:span>,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5">– </text:span>Сколько у нас времени?</text:p>
      <text:p text:style-name="P54">Дэш почесала в затылке.</text:p>
      <text:p text:style-name="P54"><text:span text:style-name="T15">–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5">– </text:span>двадцать пя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5">–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5">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4"><text:span text:style-name="T15">– “</text:span>Портативный магоэнергетический ускоритель «<text:span text:style-name="T19">Psyntel Rari2+ DDR</text:span>»,<text:span text:style-name="T15"> </text:span>демо-прототип<text:span text:style-name="T15">” – </text:span>прочитал я на бирке. <text:span text:style-name="T15">– </text:span>Оно!</text:p>
      <text:p text:style-name="P54">Снаружи послышался вой сирены и цокот множества копыт.</text:p>
      <text:p text:style-name="P54"><text:span text:style-name="T1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text:soft-page-break/></text:p>
      <text:p text:style-name="P54">Пиздец! Мы с Дэш переглянулись.</text:p>
      <text:p text:style-name="P54"><text:span text:style-name="T15">– </text:span>Это твои двадцать минут? <text:span text:style-name="T15">– </text:span>возмутился я. <text:span text:style-name="T15">– </text:span>Да ещё и десяти не прошло!</text:p>
      <text:p text:style-name="P54">Дэш вымучено скривилась.</text:p>
      <text:p text:style-name="P54"><text:span text:style-name="T15">– Человек</text:span> Анонимус, здание окружено! Мы знаем, что ты внутри! Выходи добровольно, или будешь взят силой! <text:span text:style-name="T15">– </text:span>загремел усиленный мегафоном голос.</text:p>
      <text:p text:style-name="P54">Я разбил топором стеклянные дверцы прибора и вытащил рубины.</text:p>
      <text:p text:style-name="P54"><text:span text:style-name="T15">–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4">Пегаска отрицательно помотала головой.</text:p>
      <text:p text:style-name="P54"><text:span text:style-name="T15">– </text:span>Ну уж фигушки. Я тебя тут не оставлю.</text:p>
      <text:p text:style-name="P54"><text:span text:style-name="T15">– </text:span>Дэш! <text:span text:style-name="T15">– </text:span>взмолился я. <text:span text:style-name="T15">–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5">– Н</text:span>е тупи! <text:span text:style-name="T15">– </text:span>упрямо мотнула головой пегаска. <text:span text:style-name="T15">–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pan text:style-name="T15">– </text:span>Быстро за мной! <text:span text:style-name="T15">–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5">– Ю-</text:span>хууу<text:span text:style-name="T15">!!!</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5">–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5">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5">– Анон</text:span>, подвинься!</text:p>
      <text:p text:style-name="P54">Пегаска оттеснила меня крупом и повернулась к двери задом.</text:p>
      <text:p text:style-name="P54"><text:span text:style-name="T15">–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5">– </text:span>Ты чего на меня так уставился? <text:span text:style-name="T15">– </text:span>подозрительно спросила пегаска.</text:p>
      <text:p text:style-name="P54"><text:span text:style-name="T15">– </text:span>Да так… Не ожидал, что ты такая…</text:p>
      <text:p text:style-name="P54"><text:soft-page-break/><text:span text:style-name="T15">– </text:span>Офигенски сильная? <text:span text:style-name="T15">– </text:span>зарделась Дэш. <text:span text:style-name="T15">–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5">– </text:span>Ну вот, теперь действуй! — я положил рубины в кошелёк, повесил его пегаске на шею и вдруг, сам для себя неожиданно, обнял её худенькое тело. <text:span text:style-name="T15">–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5">– </text:span>Ты! Не! По! Нял! Те! Бе! Не! Льзя! Тут! Ос! Та! ВАТЬСЯ!!! <text:span text:style-name="T15">–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Таких ругательств, что раздались через мгновение, ты ещё в Эквестрии не слыхал, Анон!</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pan text:style-name="T15">–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5">–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5">–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oft-page-break/><text:span text:style-name="T15">– </text:span>Так-так, посмотрим, что тут у нас. Ага. Гм. Это наверняка тот монстр-примат, о котором писали в газетах. Занятно.</text:p>
      <text:p text:style-name="P54">Я крутился в левитационном поле перед единорожкой как некий диковинный экспонат из шоу уродцев.</text:p>
      <text:p text:style-name="P54"><text:span text:style-name="T15">– </text:span>А это у нас кто? Гм-м. Пегаска. Вот так раз! Рэйнбоу Дэш! Какими судьбами?</text:p>
      <text:p text:style-name="P54"><text:span text:style-name="T15">– </text:span>ТРИКСИ! <text:span text:style-name="T15">– <text:s/></text:span>фейсхуфнула Дэш. <text:span text:style-name="T15">– </text:span>Во имя Селестии, ЧТО ты тут делаешь?!!</text:p>
      <text:p text:style-name="P54"><text:span text:style-name="T15">– </text:span>Зарабатываем себе на жизнь представлениями, как ни странно! <text:span text:style-name="T15">– </text:span>язвительно ответила единорожка. <text:span text:style-name="T15">– </text:span>А вот что ВЫ делаете в НАШЕМ саду??!</text:p>
      <text:p text:style-name="P54">Так как дипломатические таланты пегаски явно оставляли желать лучшего, я решил взять переговоры в свои руки.</text:p>
      <text:p text:style-name="P54"><text:span text:style-name="T15">– </text:span>Эээ. Гм. Я дико извиняюсь, мы не знали, что вы спите днём, а то бы ни за что не стали вас тревожить. Мы тут пролетали мимо, и я подумал…</text:p>
      <text:p text:style-name="P54"><text:span text:style-name="T15">– </text:span>Нам не интересно знать, что ты подумал. <text:span text:style-name="T15">– </text:span>единорожка зевнула. <text:span text:style-name="T15">– </text:span>Мы намерены сдать вас в полицию.</text:p>
      <text:p text:style-name="P54"><text:span text:style-name="T15">– </text:span>Трикси! Не смей! У нас мегаважное задание! Нам нужно вернуться в Понивилль во что бы то ни стало! <text:span text:style-name="T15">– </text:span>пегаска извивалась изо всех сил, пытаясь выбраться из магического захвата.</text:p>
      <text:p text:style-name="P54"><text:span text:style-name="T15">– </text:span>Три раза ХА! Назови хоть одну причину, по которой нам должно быть не всё равно! <text:span text:style-name="T15">– </text:span>насмешливо сказала Трикси. <text:span text:style-name="T15">–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5">– </text:span>Ей ведь нельзя рассказывать, да?</text:p>
      <text:p text:style-name="P54"><text:span text:style-name="T15">– </text:span>Нельзя. <text:span text:style-name="T15">– </text:span>подтвердил я. <text:span text:style-name="T15">–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5">– </text:span>Трикси. Если ты нас не выдашь, я готова выступать. В твоих представлениях. Кем угодно. Целый месяц! После сопровождения Анона в Понивилль…</text:p>
      <text:p text:style-name="P54"><text:span text:style-name="T15">– </text:span>ОГО!</text:p>
      <text:p text:style-name="P54">Единорожка аж села на крыльцо от удивления.</text:p>
      <text:p text:style-name="P54"><text:span text:style-name="T15">– </text:span>Представлем себе, ЧТО вы скрываете, если ты готова на ТАКОЕ! Признаюсь, тебе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5">– </text:span>Мы приняли решение не выдавать вас полиции в обмен на то, что вы расскажете нам о вашей секретной миссии!</text:p>
      <text:p text:style-name="P54"><text:span text:style-name="T15">– </text:span>Не пойдёт! <text:span text:style-name="T15">– </text:span>заявил я. <text:span text:style-name="T15">– </text:span>Я уже сказал, что это тайна. Мне добавить нечего.</text:p>
      <text:p text:style-name="P54"><text:soft-page-break/><text:span text:style-name="T15">– </text:span>Да неужели? <text:span text:style-name="T15">– </text:span>захлопала ресницами Трикси. <text:span text:style-name="T15">–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дьявол!!!</text:p>
      <text:p text:style-name="P54"/>
      <text:p text:style-name="P54">…</text:p>
      <text:p text:style-name="P38"/>
      <text:p text:style-name="P54"><text:span text:style-name="T15">– </text:span>Так вот, почему в последнее время представления были такими изматывающими! Утечка магии не может не волновать нас! <text:span text:style-name="T15">– </text:span>единорожка задумалась. <text:span text:style-name="T15">– </text:span>Но твой рассказ не объясняет нам, куда исчезла принцесса Селестия!</text:p>
      <text:p text:style-name="P54"><text:span text:style-name="T15">– </text:span>Так вот почему я не могу нести тебя! <text:span text:style-name="T15">– </text:span>вторила ей пегаска. <text:span text:style-name="T1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Я едва не пропустил мимо ушей сказанное единорожкой.</text:p>
      <text:p text:style-name="P54"><text:span text:style-name="T15">– </text:span>Стой! Что ты там сказала о Селестии? Куда она исчезла?</text:p>
      <text:p text:style-name="P54">Трикси молча левитировала мне газеты с трюмо.</text:p>
      <text:p text:style-name="P54"/>
      <text:p text:style-name="P54">…</text:p>
      <text:p text:style-name="P54"/>
      <text:p text:style-name="P54">Ох, фак! Фак-фак-фак!!!</text:p>
      <text:p text:style-name="P54"/>
      <text:p text:style-name="P54">«<text:span text:style-name="T34">Исчезновение дневной главы диархии: Эквестрия в панике!</text:span>» (статья двухдневной давности).</text:p>
      <text:p text:style-name="P54">«<text:span text:style-name="T3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4">«<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54">«<text:span text:style-name="T3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4">«<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
      <text:p text:style-name="P54">Получается, Селестия исчезла уже когда мы садились в поезд. А когда прибыли в Фетлок, мой фейс уже красовался на плакатах <text:span text:style-name="T15">“Wanted…” .</text:span></text:p>
      <text:p text:style-name="P38"><text:span text:style-name="T15">–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4"><text:span text:style-name="T15">– </text:span>Прикинь, а? <text:span text:style-name="T15">– </text:span>участливо ткнулась в меня носом Дэш. <text:span text:style-name="T15">– </text:span>Над моими приколами тоже одна я и смеюсь. У<text:span text:style-name="T15"> </text:span>большинства вместо чувства юмора жир на ляжках.</text:p>
      <text:p text:style-name="P71"><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4">Я зажал голову в ладонях и застонал, покачиваясь из стороны в сторону.</text:p>
      <text:p text:style-name="P54"><text:span text:style-name="T15">– Анон</text:span>?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4">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4">Дерьмо! Слишком много «если» и «может быть»!</text:p>
      <text:p text:style-name="P54">Трижды дерьмо!!! Я забыл, что для проведения эксперимента, нам нужна помощь Селестии!</text:p>
      <text:p text:style-name="P54"/>
      <text:p text:style-name="P71"><text:span text:style-name="T1">«…</text:span><text:span text:style-name="T3">А ускоритель </text:span><text:span text:style-name="T17">—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4"/>
      <text:p text:style-name="P54">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4">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4">Дэш в отчаянии стала трясти меня. При последних её словах у меня в мозгу зажглась лампочка.</text:p>
      <text:p text:style-name="P54">Флаттершай. Эпплджек. Рэрити. Пинки Пай. Твайлайт. Рэйнбоу Дэш. Бинго!</text:p>
      <text:p text:style-name="P54">МУ-ХА-ХА!</text:p>
      <text:p text:style-name="P54">Кажется, ты знаешь, как показать фак провидению, Анон! The <text:span text:style-name="T15">Show must go on!</text:span></text:p>
      <text:p text:style-name="P54">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4">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7"/>
      <text:h text:style-name="Heading_20_2" text:outline-level="2">17. <text:span text:style-name="T1">Деградация</text:span></text:h>
      <text:p text:style-name="P96"/>
      <text:p text:style-name="P54">– Ы! Ы! Ы! Ы! Ы!</text:p>
      <text:p text:style-name="P54">Дэш стучала лбом о сосну с такой силой, что на неё сверху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text:soft-page-break/>– Что? – не расслышал я.</text:p>
      <text:p text:style-name="P54">–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Ещё лучше, чем почесушки!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ты очень неустойчиво сидишь! Не сердись!</text:p>
      <text:p text:style-name="P54">Я покровительно похлопал пегаску по шее.</text:p>
      <text:p text:style-name="P54">–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вторично.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5">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4">Наконец Дэш приземлилась, пропахав в дёрне борозды тормозного следа.</text:p>
      <text:p text:style-name="P54">– Ффух! Ещё бы немного, и я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Анон, залазь в фургон. Там впереди какой-то посёлок. Купим еды и узнаем новости.</text:p>
      <text:p text:style-name="P54"/>
      <text:p text:style-name="P55">***</text:p>
      <text:p text:style-name="P54"/>
      <text:p text:style-name="P54">День спустя…</text:p>
      <text:p text:style-name="P54"><text:soft-page-break/></text:p>
      <text:p text:style-name="P54">«<text:span text:style-name="T34">Добро пожаловать в Груммингтон! Вам здесь рады!</text:span></text:p>
      <text:p text:style-name="P54"><text:span text:style-name="T34">Население города </text:span><text:span text:style-name="T71">302 пони</text:span><text:span text:style-name="T34">.</text:span></text:p>
      <text:p text:style-name="P54"><text:span text:style-name="T71">250 пони</text:span><text:span text:style-name="T34">.</text:span></text:p>
      <text:p text:style-name="P54"><text:span text:style-name="T71">125 поней</text:span><text:span text:style-name="T34">.</text:span></text:p>
      <text:p text:style-name="P54"><text:span text:style-name="T34">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4">Я вернулся за столик у окна и продолжил писать письмо.</text:p>
      <text:p text:style-name="P54"/>
      <text:p text:style-name="P54">«…<text:span text:style-name="T26">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5">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Не знаю, зачем я перед тобой оправдываюсь? Ладно.</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Анон. </text:span><text:span text:style-name="T26">Дружба </text:span><text:span text:style-name="T43">—</text:span><text:span text:style-name="T26"> </text:span><text:span text:style-name="T3">э</text:span><text:span text:style-name="T26">то, </text:span><text:span text:style-name="T73">так её </text:span><text:span text:style-name="T3">разэтак</text:span><text:span text:style-name="T73">,</text:span><text:span text:style-name="T26"> магия!</text:span></text:p>
      <text:p text:style-name="P155"/>
      <text:p text:style-name="Standard"><text:span text:style-name="T26">P.S. Мне тебя не хватает. Сильно.</text:span><text:span text:style-name="T64">»</text:span></text:p>
      <text:p text:style-name="P54"/>
      <text:p text:style-name="P54">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4">Пегаска фейсхуфнула. Я прижал её к себе и успокаивающе гладил по гриве.</text:p>
      <text:p text:style-name="P54"><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 У меня есть одно соображение, хочу проверить.</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Ай! Вроде не сплю — боль чувствуется. Тогда какого сена я падаю?!!</text:p>
      <text:p text:style-name="P54">– Дэш. – мягко сказал я. – Пегасы держатся в воздухе, не в последнюю очередь, за счёт магии. Одних крыльев ведь недостаточно? Правильно?</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Ы-ы-ы…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Анон?</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вместе, что бы ни случилось. Обещаю тебе.</text:p>
      <text:p text:style-name="P54">Пегаска утешилась и замерла, глядя в огонь. Время от времени она горько всхлипывала, сотрясаясь всем телом.</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Анон? Расскажи какую-нибудь сказку на ночь? Что-то спать не хочется.</text:p>
      <text:p text:style-name="P54"><text:soft-page-break/>Пегаска залезла на диван и похлопала по подушке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
      <text:p text:style-name="P54">…</text:p>
      <text:p text:style-name="P54"/>
      <text:p text:style-name="P54">– Вот тебе поучительная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пожалуйста-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text:soft-page-break/>–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4">Я пожал плечами, устроился поудобнее и укрылся одеялом.</text:p>
      <text:p text:style-name="P54"/>
      <text:p text:style-name="P54">…</text:p>
      <text:p text:style-name="P54"/>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размеренный 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символы.</text:p>
      <text:p text:style-name="P54"/>
      <text:p text:style-name="P54">«<text:span text:style-name="T71">37 пни</text:span></text:p>
      <text:p text:style-name="P74">24пн</text:p>
      <text:p text:style-name="P74">15</text:p>
      <text:p text:style-name="P54"><text:span text:style-name="T34">1</text:span>»</text:p>
      <text:p text:style-name="P54"/>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4"/>
      <text:p text:style-name="P54">«<text:span text:style-name="T34">Добро пожаловать в Груммингтон! Вам здесь рады!</text:span></text:p>
      <text:p text:style-name="P54"><text:span text:style-name="T34">Население города </text:span><text:span text:style-name="T71">302 пони</text:span><text:span text:style-name="T34">.</text:span></text:p>
      <text:p text:style-name="P54"><text:span text:style-name="T71">250 пони</text:span><text:span text:style-name="T34">.</text:span></text:p>
      <text:p text:style-name="P54"><text:soft-page-break/><text:span text:style-name="T71">125 поней</text:span><text:span text:style-name="T34">.</text:span></text:p>
      <text:p text:style-name="P54"><text:span text:style-name="T34">54 паня.</text:span>»</text:p>
      <text:p text:style-name="P54"/>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Анон! Оглянись! – тревожно воскликнула Дэш у меня за спиной.</text:p>
      <text:p text:style-name="P5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
      <text:p text:style-name="P54">УУУУУУРРРРРРГГГГХХХХХХХ!!!</text:p>
      <text:p text:style-name="P54"/>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Анон,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4"/>
      <text:h text:style-name="Heading_20_2" text:outline-level="2">18. Филлидельфия</text:h>
      <text:p text:style-name="P38"/>
      <text:p text:style-name="P54">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4">Я поднял кусок газеты, прибитый ветром к ограждению и быстро пробежался по заголовкам.</text:p>
      <text:p text:style-name="P54"/>
      <text:p text:style-name="P54">«<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1">«</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1">».</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с аттестатами по ускоренному курсу</text:span>». «<text:span text:style-name="T3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4"/>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4">–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
      <text:p text:style-name="P54">…</text:p>
      <text:p text:style-name="P54"/>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 Ты слишком стар для таких шуток, Анон!</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4">– Бггг! – <text:s/>заржала пегаска. – Анон,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Пегаска прижала уши и съёжилась.</text:p>
      <text:p text:style-name="P54">– Помнишь, я разревелась в Груммингтоне?</text:p>
      <text:p text:style-name="P54">– Ну да, было дело.</text:p>
      <text:p text:style-name="P54">– Забудь про это!</text:p>
      <text:p text:style-name="P54"><text:soft-page-break/>– Почему? – озадачился я. – Ты тогда была такой милой тогда.</text:p>
      <text:p text:style-name="P54">Дэш покраснела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идя меня впервые.</text:p>
      <text:p text:style-name="P54">– Ты имеешь ввиду, что тебе утром некому сказать: «Привет, хорошего дня»?</text:p>
      <text:p text:style-name="P54">– Да, примерно это я и имел ввиду.</text:p>
      <text:p text:style-name="P54">Пегаска печально покачала головой.</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 Нос её практически упёрся в мой.</text:p>
      <text:p text:style-name="P54">– Анон! В Эквестрии у тебя всегда будут друзья, что бы ни случилось! Обещаю!</text:p>
      <text:p text:style-name="P54">Я растроганно обнял пегаску и погладил её по шее.</text:p>
      <text:p text:style-name="P54">– Спасибо, Дэш. Это просто здорово!</text:p>
      <text:p text:style-name="P54">Пегаска положила голову мне на плечо и прижалась всем телом в ответ.</text:p>
      <text:p text:style-name="P54"/>
      <text:p text:style-name="P54">…</text:p>
      <text:p text:style-name="P54"/>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4">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ей вернут его стоимость из казны.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то пятьдесят фунтов. – больший из двух котелков отправился в провал.</text:p>
      <text:p text:style-name="P54">– Я могу тянуть тебя, когда ты весишь сто восемьдесят фунтов. – половина наших запасов картошки ухнула следом.</text:p>
      <text:p text:style-name="P54">– Я могу тащить тебя, когда ты весишь двести! – насос и запасное колесо к самокату улетели туда же.</text:p>
      <text:p text:style-name="P54">–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4">– Погоди, Дэш, консервы-то не выкидывай! Ты ж сама говорила, что только-только размялась и всё такое. <text:span text:style-name="T72">И товары</text:span> вовсе<text:span text:style-name="T72"> не </text:span>бесплатные<text:span text:style-name="T72"> <text:s/></text:span>— я оставлял в магазинах деньги! — последние, кстати. Дай, я сам отберу припасы…</text:p>
      <text:p text:style-name="P54"/>
      <text:p text:style-name="P54">…</text:p>
      <text:p text:style-name="P54"/>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text:soft-page-break/>–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4">– «Трасса 52» – прочла Дэш на табличке и почесала в затыл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у-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5">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Ано-о-он! Ано-о-он! Ано-о-он!</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4">…</text:p>
      <text:p text:style-name="P54"/>
      <text:p text:style-name="P54">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Ано-о-он! Ано-о-он! Встава-а-ай!</text:p>
      <text:p text:style-name="P54">– И как, интересно, я могу встать, если ты стоишь прямо надо мной? – с трудом отвечаю я.</text:p>
      <text:p text:style-name="P54">– Хорош умничать! – буркнула пегаска сквозь слёзы. – Анон?!!</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4">–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коснувшись своими губами моих.</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Анон.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километров, и на этом выдохнусь. Что неудивительно, учитывая тот образ жизни, что я вёл в прошлом мире.</text:p>
      <text:p text:style-name="P54"><text:span text:style-name="T15">–</text:span> А какой у тебя там был образ жизни?</text:p>
      <text:p text:style-name="P54"><text:span text:style-name="T15">–</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5">–</text:span> Лягать-колотить! Ты сидел в тюрьме? За что тебя посадили?</text:p>
      <text:p text:style-name="P54"><text:span text:style-name="T15">–</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покачала головой. Её грива щекотала мне шею.</text:p>
      <text:p text:style-name="P54"><text:span text:style-name="T15">–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5">пишешь</text:span><text:span text:style-name="T5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4"><text:span text:style-name="T6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Пегаска густо покраснела.</text:p>
      <text:p text:style-name="P56"/>
      <text:p text:style-name="P55">***</text:p>
      <text:p text:style-name="P54"/>
      <text:p text:style-name="P54"><text:soft-page-break/>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Что??? Ты хочешь сказать, нам надо <text:span text:style-name="T15">делать крюк</text:span> в сто миль?! Да это ж ещё неделю ходьбы! У нас картошки осталось на день, твоими стараниями<text:span text:style-name="T15">!</text:span></text:p>
      <text:p text:style-name="P56">Пегаска <text:span text:style-name="T15">сконфужено</text:span> заметила:</text:p>
      <text:p text:style-name="P56">– Я в этих краях впервые. И обычно я путешествую по воздуху или поездом.</text:p>
      <text:p text:style-name="P56">Я фейспалмнул, вспоминая выкинутые в провал припасы.</text:p>
      <text:p text:style-name="P56">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6">– Ну что, отправляемся? – Дэш свесилась с носа, глядя в зеленоватую воду. – Как лодку назовёшь, кэп?</text:p>
      <text:p text:style-name="P56">– «Две банки». – буркнул я.</text:p>
      <text:p text:style-name="P39"/>
      <text:p text:style-name="P39">…</text:p>
      <text:p text:style-name="P39"/>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6">Я оглянулся. Дэш опустила глаза. На мордочке застыло выражение печали.</text:p>
      <text:p text:style-name="P56">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6">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6"><text:soft-page-break/>– Анон. – прервала ход моих мыслей пегаска. – Наш путь заканчивается. В Понивилле мы расстанемся. Ты ничего не хочешь мне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72">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но <text:span text:style-name="T72">любили друг друга! И у них </text:span>был<text:span text:style-name="T72"> </text:span>офигенный <text:span text:style-name="T72">секс! </text:span>И это было офигенно круто!<text:span text:style-name="T72"> </text:span>А ты… Ты <text:span text:style-name="T15">— н</text:span>е такой! Ты не любишь пони!!!</text:p>
      <text:p text:style-name="P56">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6"/>
      <text:p text:style-name="P56">КРАК!</text:p>
      <text:p text:style-name="P56"/>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5">—</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4">ПЛЮХ!</text:p>
      <text:p text:style-name="P4">Оп-па!</text:p>
      <text:p text:style-name="P1">Как пишут в банковск<text:span text:style-name="T1">их </text:span>кредитных договорах, <text:span text:style-name="T40">«</text:span>обстоятельство непреодолимой силы<text:span text:style-name="T40">»</text:span>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5">– </text:span>Выф-выф-вуф! <text:span text:style-name="T15">– </text:span>возразил я.</text:p>
      <text:p text:style-name="P56">Отпихнув от лица живот пегаски и выплюнув шерсть, я продолжил.</text:p>
      <text:p text:style-name="P56"><text:span text:style-name="T15">–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5">– </text:span>Бе-бе-бе! <text:span text:style-name="T15">– </text:span>устало передразнила меня Дэш. <text:span text:style-name="T15">– А</text:span>нон! Я <text:span text:style-name="T15">— </text:span>плохая пони, потому что хотела получить то, что мне не принадлежит. Но какой же ты всё-таки глупый! Пойми, смертные <text:span text:style-name="T15">— </text:span>игрушки в копытах вечных. Любимые и оберегаемые, но всего лишь игрушки. Они заботятся о нас, они <text:span text:style-name="T15">— </text:span>наши обожаемые принцессы, и мы боимся их потерять, но мы для них <text:span text:style-name="T15">—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5">– </text:span>Дэш, я знаю. Просто не могу о ней забыть.</text:p>
      <text:p text:style-name="P56">Пегаска тяжело поднялась.</text:p>
      <text:p text:style-name="P56"><text:span text:style-name="T15">– </text:span>Везёт же некоторым. <text:span text:style-name="T15">– </text:span>пробормотала она, раскрывая крылья для просушки.</text:p>
      <text:p text:style-name="P56"/>
      <text:p text:style-name="P56">…</text:p>
      <text:p text:style-name="P56"/>
      <text:p text:style-name="P56"><text:span text:style-name="T15">– А </text:span>ты круто ныряешь<text:span text:style-name="T15">! – </text:span>уважительно заметила пегаска после нескольких минут молчания. <text:span text:style-name="T15">–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5">– </text:span>Это остатки былой славы. Мой институтский рекорд <text:span text:style-name="T15">—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А</text:span><text:span text:style-name="T40">нон, ты весь дрожишь! Тебе надо просушить шерсть. </text:span>Снимай-ка одежду! <text:span text:style-name="T15">–</text:span> <text:span text:style-name="T1">с</text:span>командовала <text:span text:style-name="T1">вдруг</text:span> Дэш.</text:p>
      <text:p text:style-name="P1"><text:span text:style-name="T15">–</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5">–</text:span> Куда это ты спрятался? <text:span text:style-name="T15">–</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5">–</text:span> Ты чего? <text:span text:style-name="T15">–</text:span> <text:span text:style-name="T1">в</text:span> конце-концов озадаченно спросила она. <text:span text:style-name="T15">–</text:span> Что-то не так?</text:p>
      <text:p text:style-name="P1"><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5">–</text:span> А с кем не так? Со мной? С тобой? Или вообще? <text:span text:style-name="T15">–</text:span> <text:span text:style-name="T1">д</text:span>опытывалась пегаска.</text:p>
      <text:p text:style-name="P1"><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1"><text:span text:style-name="T15">–</text:span> Ну и?</text:p>
      <text:p text:style-name="P1"><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5">–</text:span> А какой смысл в этом правиле? Какую цель оно преследует?</text:p>
      <text:p text:style-name="P1"><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5">–</text:span> Вот видишь, ты меня правильно поняла. Описанные тобой табу у нас, кстати, тоже есть.</text:p>
      <text:p text:style-name="P1"><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5">–</text:span> У тебя оригинальный способ исповедаться, Дэш. <text:span text:style-name="T15">–</text:span> наконец закашлялся я. <text:span text:style-name="T15">–</text:span> <text:span text:style-name="T1">Устроить кораблекрушение, з</text:span>атащить в укромное местечко, <text:span text:style-name="T1">а </text:span>под конец сорвать штаны и… <text:span text:style-name="T15">–</text:span> тут Дэш сама прыснула от смеха.</text:p>
      <text:p text:style-name="P1">Вдоволь отсмеявшись, Дэш ткнула меня носом в грудь и спросила:</text:p>
      <text:p text:style-name="P1"><text:span text:style-name="T15">–</text:span> И?</text:p>
      <text:p text:style-name="P1"><text:span text:style-name="T15">–</text:span> Что “и”?</text:p>
      <text:p text:style-name="P1"><text:span text:style-name="T15">–</text:span> Ты сказал: “ А под конец сорвать штаны и…” <text:span text:style-name="T15">–</text:span> вот я и хочу знать, что “и”?</text:p>
      <text:p text:style-name="P1">Я смутился.</text:p>
      <text:p text:style-name="P1"><text:span text:style-name="T15">–</text:span> Да ничего… Не бери в голову.</text:p>
      <text:p text:style-name="P1"><text:span text:style-name="T15">–</text:span> А я хочу брать! Какой ты всё-таки… <text:span text:style-name="T15">–</text:span> Дэш встала, потянувшись сначала передней половиной <text:span text:style-name="T1">тела</text:span>, <text:span text:style-name="T1">а </text:span>потом задней.</text:p>
      <text:p text:style-name="P1"><text:span text:style-name="T15">–</text:span> Какой?</text:p>
      <text:p text:style-name="P1"><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5">–</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9">. </text:span><text:span text:style-name="T37">Я не могу навязать тебе чувств…</text:span><text:span text:style-name="T29"> </text:span><text:span text:style-name="T37">Но если бы ты хотя бы согласился на физический контакт. Может быть, этого хватило бы, чтобы ты излечился.</text:span></text:p>
      <text:p text:style-name="P4">Я непонимающе смотрел на пегаску.</text:p>
      <text:p text:style-name="P1"><text:span text:style-name="T15">–</text:span> <text:span text:style-name="T1">Р</text:span>ешай. <text:span text:style-name="T15">–</text:span> <text:span text:style-name="T1">е</text:span>ё нос почти касался моего. <text:span text:style-name="T1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5">–</text:span> Дэш, ты..?</text:p>
      <text:p text:style-name="P1"><text:span text:style-name="T15">–</text:span> Да, Дискорд тебя забери! Я предлагаю тебе ЗА-НЯТЬ-СЯ СЕК-СОМ со мной! <text:span text:style-name="T15">–</text:span> зло отчеканила пегаска. <text:span text:style-name="T15">–</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5">– </text:span><text:span text:style-name="T1">Я не умею. Неумеха. </text:span><text:span text:style-name="T15">–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5">–</text:span> Дэш!</text:p>
      <text:p text:style-name="P1"><text:span text:style-name="T15">–</text:span> Да? <text:span text:style-name="T15">–</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5">–</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5">–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5">– </text:span>Хорошо, пусть это будет моей фантазией. А ты правда принимаешь меня?</text:p>
      <text:p text:style-name="P4"><text:span text:style-name="T15">– </text:span>Правда. Но…</text:p>
      <text:p text:style-name="P1"><text:span text:style-name="T15">–</text:span> Что?</text:p>
      <text:p text:style-name="P1"><text:span text:style-name="T15">–</text:span> Ты лежишь на мне.</text:p>
      <text:p text:style-name="P1"><text:span text:style-name="T15">–</text:span> Ну да, лежу, <text:span text:style-name="T15">–</text:span> Дэш ехидно улыбнулась и заёрзала животом. <text:span text:style-name="T15">–</text:span> А что?</text:p>
      <text:p text:style-name="P1"><text:span text:style-name="T15">–</text:span> А то, что в таком положении я до тебя не достану! У тебя слишком высоко расположена… <text:span text:style-name="T1">эмм</text:span>… анатомия.</text:p>
      <text:p text:style-name="P1"><text:span text:style-name="T15">–</text:span> Потерпи чуть-чуть, <text:span text:style-name="T15">–</text:span> пегаска хихикнула и снова заёрзала животом, прижав его ко мне. <text:span text:style-name="T15">–</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5">–</text:span> Я чувствую тебя, <text:span text:style-name="T15">–</text:span> промурлыкала Дэш. <text:span text:style-name="T15">–</text:span> Видишь, это совсем не страшно, что я кобылка не твоего вида.</text:p>
      <text:p text:style-name="P1">Я начал почёсывать её шею у основания гривы.</text:p>
      <text:p text:style-name="P1"><text:span text:style-name="T15">–</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5">–</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5">–</text:span> <text:span text:style-name="T1">Да-а-а</text:span>.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5">–</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Это мне Твайлайт сказала… <text:span text:style-name="T15">–</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5">–</text:span> <text:span text:style-name="T1">Анон</text:span>,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text:span text:style-name="T1">м-м-м…</text:span> состоянии.</text:p>
      <text:p text:style-name="P1"><text:span text:style-name="T15">–</text:span> Дэш, <text:span text:style-name="T15">–</text:span> рассмеялся я, <text:span text:style-name="T15">–</text:span> отпусти ухо!</text:p>
      <text:p text:style-name="P1"><text:span text:style-name="T15">–</text:span> Отпускаю, <text:span text:style-name="T15">–</text:span> шепнула пегаска мне в ухо. <text:span text:style-name="T15">–</text:span> А ты вытаскивай из меня палец и займись делом.</text:p>
      <text:p text:style-name="P1">С этими словами пегаска встала.</text:p>
      <text:p text:style-name="P56"/>
      <text:h text:style-name="Heading_20_2" text:outline-level="2">19. <text:span text:style-name="T1">Понивилль. Фейс-контроль </text:span></text:h>
      <text:p text:style-name="P39"/>
      <text:p text:style-name="P56">«<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5">–</text:span> Про меня таки забыли. Отлично.</text:p>
      <text:p text:style-name="P56"><text:span text:style-name="T15">–</text:span> Не уверена. <text:span text:style-name="T15">–</text:span> <text:s/>пегаска почесала затылок. <text:span text:style-name="T15">–</text:span> Там на столбах повсюду висят объявления. За твою голову предлагают пятьдесят тысяч.</text:p>
      <text:p text:style-name="P56"><text:span text:style-name="T15">–</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5">– </text:span>Твайлайт, привет! Мы вернулись! <text:span text:style-name="T15">–</text:span> я широко улыбнулся и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5">– К</text:span>АКОГО ХУЯ?!! Твайлайт, ёб твою пони-мать, ты чего творишь? <text:span text:style-name="T15">– </text:span>я вцепился в ручку двери.</text:p>
      <text:p text:style-name="P56"><text:span text:style-name="T15">– </text:span>Твайли, ты чего? <text:span text:style-name="T15">– </text:span>брыкалась Дэш. <text:span text:style-name="T15">– </text:span>Немедленно опусти меня на пол!</text:p>
      <text:p text:style-name="P56"><text:span text:style-name="T15">– </text:span>Извини, Дэши. <text:span text:style-name="T15">– </text:span>скороговоркой бормотала лавандовая единорожка, нервно хихикая. <text:span text:style-name="T15">–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6">ХРУСТЬ!</text:p>
      <text:p text:style-name="P56">Дверная ручка оторвалась с мясом и я продолжил низвержение в подвал.</text:p>
      <text:p text:style-name="P56"><text:soft-page-break/><text:span text:style-name="T15">– </text:span>А-А-А-А-А-А!!! <text:span text:style-name="T15">–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5">– </text:span>Не беспокойся, Анон-с-вероятностью-пятьдесят-процентов, больно не будет. Не должно быть, во всяком случае. <text:span text:style-name="T15">– </text:span>суетилась единорожка, закрепляя мои руки и ноги в браслетах. <text:span text:style-name="T15">–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5">– Н</text:span>е пытайся. <text:span text:style-name="T15">– </text:span>единорожка покачала головой. <text:span text:style-name="T15">–</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5">–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5">– </text:span>Нет-нет-нет, куда же ты! <text:span text:style-name="T15">– </text:span>магическая аура подхватила меня на полпути к ступенькам. <text:span text:style-name="T15">–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5">– </text:span>Твайлайт, не смей! <text:span text:style-name="T15">– </text:span>хриплым от ужаса голосом прошептал я. <text:span text:style-name="T15">– </text:span>Я тебе потом сниться буду!</text:p>
      <text:p text:style-name="P56"><text:span text:style-name="T15">–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6">Скальпель с огромной скоростью метнулся ко мне.</text:p>
      <text:p text:style-name="P56"><text:span text:style-name="T15">– </text:span>А-А-А-А-А-А!</text:p>
      <text:p text:style-name="P56">Вжик-вжик-вжик!</text:p>
      <text:p text:style-name="P56">Лоскутья одежды полетели на пол. Я лежал на столе нагой, как новорождённый, и орал соответственно.</text:p>
      <text:p text:style-name="P56"><text:span text:style-name="T15">– О</text:span>у! <text:span text:style-name="T72">Что-то новенькое! </text:span>Это надо задокументировать, хи-хи.</text:p>
      <text:p text:style-name="P56">Невесть откуда взявшийся фотоаппарат сделал несколько снимков моего естества в разных ракурсах.</text:p>
      <text:p text:style-name="P56"><text:span text:style-name="T15">– </text:span>Хрен-то тебе зачем? <text:span text:style-name="T15">– </text:span>с бессильной злостью спросил я. <text:span text:style-name="T15">– </text:span><text:span text:style-name="T72">Т</text:span>ы собираешься устроить филиал порнхаба для пони-извращенцев?</text:p>
      <text:p text:style-name="P56"><text:span text:style-name="T15">–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5">–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pan text:style-name="T15">– </text:span>А если попроще?</text:p>
      <text:p text:style-name="P56"><text:soft-page-break/><text:span text:style-name="T15">– </text:span>Если ты — клон, то превратишься в исходные десять-пятнадцать килограммов песка. Как и все предыдущие. <text:span text:style-name="T15">– </text:span>единорожка указала на ящик с песком, стоящий у противопожарного щита.<text:span text:style-name="T15">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5">– </text:span>Стой! <text:span text:style-name="T15">– </text:span>я лихорадочно искал повод затянуть процесс. <text:span text:style-name="T15">– </text:span>Но ты же не знаешь, каковы могут быть последствия, если я НЕ клон!</text:p>
      <text:p text:style-name="P56"><text:span text:style-name="T15">– М</text:span>агнетрон вводит в резонанс только частицы магического субстрата. Тебе не о чём волноваться! Я абсолютно в этом уверена!</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5">–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6"><text:span text:style-name="T15">–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5">–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5">–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5">– </text:span>Никогда, слышишь, никогда больше не смей подымать меня…</text:p>
      <text:p text:style-name="P56"><text:span text:style-name="T15">– </text:span>Откуда я знала, что резонансное заклинание так среагирует на…</text:p>
      <text:p text:style-name="P56"><text:span text:style-name="T15">– А</text:span>нон? <text:span text:style-name="T15">– </text:span>пегаска заметила, что я открыл глаза. <text:span text:style-name="T15">– </text:span>Ты в порядке?</text:p>
      <text:p text:style-name="P56">Я издал нечто среднее между брачным рёвом лося и стоном умирающего слона.</text:p>
      <text:p text:style-name="P56"><text:span text:style-name="T15">– </text:span>Я не предполагала, что заклинание магического резонанса нейтрально реагирует только на истинную ткань НАШЕЙ реальности. <text:span text:style-name="T15">– </text:span>зачастила единорожка. <text:span text:style-name="T15">–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oft-page-break/><text:span text:style-name="T15">– </text:span>Но не магнетрон. <text:span text:style-name="T15">– </text:span>заметила Дэш. <text:span text:style-name="T15">–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
      <text:p text:style-name="P56"><text:span text:style-name="T15">– </text:span>Итак, мы:</text:p>
      <text:p text:style-name="P56">а) Имеем резонаторные рубины для ускорителя.</text:p>
      <text:p text:style-name="P56">б) После исчезновения принцессы Селестии, не имеем <text:s/>возможности контролировать усиленное ускорителем <text:s/>заклинание Прозрения.</text:p>
      <text:p text:style-name="P56"/>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6"/>
      <text:p text:style-name="P56"><text:span text:style-name="T15">– Н</text:span>е умничай, сахарок! Што ты имеешь ввиду под «крупной энергомагической вспышкой»? <text:span text:style-name="T15">– </text:span>почесала в затылке Эпплджек. <text:span text:style-name="T15">– </text:span>Нам хватит ведра воды, штоб её потушить?</text:p>
      <text:p text:style-name="P56"><text:span text:style-name="T15">–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5">– </text:span>Конски яблоки! <text:span text:style-name="T15">– </text:span>выругалась Эпплджек. <text:span text:style-name="T15">–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5">– </text:span>Ты хорошо подумала? <text:span text:style-name="T15">– в</text:span>торила ей Рэйнбоу Дэш. <text:span text:style-name="T15">– </text:span>В Эквестрии десятки таких городов, как Понивилль! Мы не можем махнуть на них крылом!</text:p>
      <text:p text:style-name="P56"><text:span text:style-name="T15">– </text:span>Тебе-то на Понивилль точно махать! <text:span text:style-name="T15">– </text:span>огрызнулась фермерша. <text:span text:style-name="T15">– Т</text:span>вой дом, поди, не зацепит.</text:p>
      <text:p text:style-name="P56"><text:span text:style-name="T15">– </text:span>Что ты сказала? А ну, повтори? <text:span text:style-name="T15">– </text:span>взвилась пегаска.</text:p>
      <text:p text:style-name="P56"><text:span text:style-name="T15">– </text:span>Не ссорьтесь, девчонки. <text:span text:style-name="T15">– </text:span>встрял я. <text:span text:style-name="T15">– </text:span>Ничем рисковать не придётся. У меня есть другой вариант. Я ещё в Фетлоке о нём вспомнил.</text:p>
      <text:p text:style-name="P56"><text:span text:style-name="T15">– </text:span>Ась?</text:p>
      <text:p text:style-name="P56"><text:span text:style-name="T15">– </text:span>Что?</text:p>
      <text:p text:style-name="P56"><text:span text:style-name="T15">– </text:span>Какой? <text:span text:style-name="T15">– </text:span>разом <text:span text:style-name="T15">о</text:span>бернулась ко мне компания.</text:p>
      <text:p text:style-name="P56"><text:span text:style-name="T15">– </text:span>Элементы Гармонии. Ты говорила, <text:span text:style-name="T15">– </text:span>обратился я к Твайлайт, <text:span text:style-name="T15">– </text:span>что их сила на одном уровне с аликорньей.</text:p>
      <text:p text:style-name="P56"><text:span text:style-name="T15">–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5">– Л</text:span>ягать! <text:span text:style-name="T15">– </text:span>сморщилась Эпплджек. <text:span text:style-name="T15">– </text:span>У меня после ожерелья Честности в башке гудит, што после маковского сидра!</text:p>
      <text:p text:style-name="P56"><text:soft-page-break/><text:span text:style-name="T15">–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5">– </text:span>Рэр, иногда лучше жевать, чем говорить. Вот честно!</text:p>
      <text:p text:style-name="P56"><text:span text:style-name="T15">– </text:span>Как пожелаешь! Анон, <text:span text:style-name="T15">– </text:span>повернулась ко мне единорожка. <text:span text:style-name="T15">–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Я прыгал на одной ноге, натягивая джинсы.</text:p>
      <text:p text:style-name="P56"><text:span text:style-name="T15">– </text:span>Они лежали в нагрудном кармане рубашки.</text:p>
      <text:p text:style-name="P56">Твайлайт отвлеклась от доски.</text:p>
      <text:p text:style-name="P56"><text:span text:style-name="T15">–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5">– </text:span>Вот, прибрался малёхо. Но с потолка сажу ещё не успел счистить, там стремянка нужна.</text:p>
      <text:p text:style-name="P56"><text:span text:style-name="T15">– </text:span>Спайки-Вайки, не выкидывай одежду, пожалуйста. В ней должны быть рубины.</text:p>
      <text:p text:style-name="P56"><text:span text:style-name="T15">– </text:span>Какие ещё рубины? <text:span text:style-name="T15">– </text:span>переспросил Спайк и зажевал быстрее.</text:p>
      <text:p text:style-name="P56"><text:span text:style-name="T15">–</text:span> Резонаторные! <text:span text:style-name="T15">–</text:span> холодея, ответил я. <text:span text:style-name="T15">– </text:span>В кармане рубашки должны лежать четыре кристалла.</text:p>
      <text:p text:style-name="P56"><text:span text:style-name="T15">– Э</text:span>мм. Так это были резонаторные рубины? Предупреждать надо! Я думал, это мусор. <text:span text:style-name="T15">– </text:span>дракончик пожал плечами и выплюнул на лапу полтора камешка.</text:p>
      <text:p text:style-name="P26"/>
      <text:p text:style-name="P56">…</text:p>
      <text:p text:style-name="P56"/>
      <text:p text:style-name="P56"><text:span text:style-name="T15">–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5">– К</text:span>акой-то неправильный у Нон-нона смех! <text:span text:style-name="T15">– </text:span>голос Пинки был еле слышен из-под наваленных на меня подушек. <text:span text:style-name="T15">– <text:s/></text:span>И, мне кажется, сам Нон-нон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5">– Н</text:span>он-нон? Ты сейчас правильный, или нет?</text:p>
      <text:p text:style-name="P56"><text:span text:style-name="T15">– А</text:span>нон, ты как? Тебе уже лучше? <text:span text:style-name="T15">– </text:span>в прямоугольнике появилась голова Рэйнбоу Дэш.</text:p>
      <text:p text:style-name="P56"><text:span text:style-name="T15">– </text:span>Фигурально выражаясь, ты в себе? <text:span text:style-name="T15">– </text:span>вклинилась между ними Твайлайт Спаркл.</text:p>
      <text:p text:style-name="P56"><text:span text:style-name="T15">– </text:span>Столько ругательств на одном дыхании я не слышала даже от бабули, когда она зацепилась за порог и перевернула поднос с пирогами! <text:span text:style-name="T15">–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5">– </text:span>Отпустите. Я уже правильный. <text:span text:style-name="T15">–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5">– </text:span>Не огорчайся, ситуацию можно выправить. <text:span text:style-name="T15">– з</text:span>атараторила Твайлайт. <text:span text:style-name="T15">–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5">– </text:span>Ага, Твай по «жучкам» специалист! <text:span text:style-name="T15">– з</text:span>аявил Спайк из-за понячих крупов. <text:span text:style-name="T15">– </text:span>Иначе бы мы по уши завязли в долгах за электричество.</text:p>
      <text:p text:style-name="P56"><text:span text:style-name="T15">– </text:span>Спайк!!! Немедленно… <text:s/>сбегай к Кейкам за выпечкой! Нам всем нужно успокоиться.</text:p>
      <text:p text:style-name="P56"><text:span text:style-name="T15">– </text:span>Уже бегу!</text:p>
      <text:p text:style-name="P56"><text:soft-page-break/></text:p>
      <text:p text:style-name="P57">***</text:p>
      <text:p text:style-name="P56"/>
      <text:p text:style-name="P56">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5">– </text:span>Ты точно знаешь, што делаешь? <text:span text:style-name="T15">– </text:span>переспросила Эпплджек. <text:span text:style-name="T15">– </text:span>Мне бы не хотелось, чтоб от Понивилля остались одни головешки.</text:p>
      <text:p text:style-name="P56"><text:span text:style-name="T15">– </text:span>Не беспокойся, у меня всё просчитано. Я уверена, я подчёркиваю, я абсолютно уверена в безопасности эксперимента!</text:p>
      <text:p text:style-name="P56"><text:span text:style-name="T15">– </text:span>Ой, што-то мне нехорошо становится, когда ты так говоришь…</text:p>
      <text:p text:style-name="P56"><text:span text:style-name="T15">– Кобылки</text:span>,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5">– </text:span>Шесть! Пять! Четыре! Три! Флатти,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20. В<text:span text:style-name="T1">еликое Откровение</text:span></text:h>
      <text:p text:style-name="P39"/>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далёкую вершину.</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правляюсь через пропасть.</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6"/>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0">Когорта <text:span text:style-name="T61">–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4">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6"/>
      <text:p text:style-name="P56">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6">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5">– </text:span>А-а-а, ты всё-таки пришёл… <text:span text:style-name="T15">–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5">–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6"><text:span text:style-name="T15">–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6"><text:span text:style-name="T15">–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5">–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5">–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
      <text:p text:style-name="P56"><text:span text:style-name="T15">– </text:span>Сожалеем, что не можем убить тебя.</text:p>
      <text:p text:style-name="P56">Обернувшись я встречаюсь с рогом аликорницы, нацеленным мне в грудь.</text:p>
      <text:p text:style-name="P56"><text:span text:style-name="T15">–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5">– </text:span>Но что в Нашей власти — так это вышвырнуть тебя отсюда!</text:p>
      <text:p text:style-name="P56">Я снова отступаю. Я помню, что балкон метра три в ширину и без перил. И хоть я осознаю, что это сон, мне страшно до онемения.</text:p>
      <text:p text:style-name="P56"><text:span text:style-name="T15">– </text:span>Призвав тебя сюда, мы потратили последние силы. Которыми можно было поддерживать Эквестрию ещё долгие годы.</text:p>
      <text:p text:style-name="P56"><text:soft-page-break/>Шаг назад.</text:p>
      <text:p text:style-name="P56"><text:span text:style-name="T15">– </text:span>Кимеринн погиб, чтобы ты жил.</text:p>
      <text:p text:style-name="P56">Шаг назад.</text:p>
      <text:p text:style-name="P56"><text:span text:style-name="T15">– </text:span>Сел осталась без магии и развоплотилась из-за тебя.</text:p>
      <text:p text:style-name="P56">Шаг назад.</text:p>
      <text:p text:style-name="P56"><text:span text:style-name="T15">– </text:span>Столько надежд впустую. Сколько ожиданий! И, как финальная насмешка, ты увидишь гибель всего, что Нам дорого?! Не бывать этому! ПОШЁЛ ВОН!!!</text:p>
      <text:p text:style-name="P56">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сине-зелёную мглу, усыпанную звёздами.</text:p>
      <text:p text:style-name="P56"/>
      <text:p text:style-name="P56">…</text:p>
      <text:p text:style-name="P39"/>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6"/>
      <text:p text:style-name="P56">Я ВИЖУ!!! ВИЖУ!!! ПРОКЛЯТЬЕ, КАК ВСЁ ПРОСТО!!!</text:p>
      <text:p text:style-name="P56"/>
      <text:p text:style-name="P56">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6"><text:span text:style-name="T15">– </text:span>Ты ведь вернёшься в Эквестрию? Не говори им, что увидел там! <text:span text:style-name="T15">– </text:span>жеребёнок машет в сторону экрана. Её голос слышится глухо, как через подушку. <text:span text:style-name="T15">– </text:span>Любую пони, что узнает всю правду, сожрёт Чёрный Экран.</text:p>
      <text:p text:style-name="P56">Я киваю ей в ответ. Мне понятно, почему.</text:p>
      <text:p text:style-name="P56"><text:soft-page-break/><text:span text:style-name="T15">– </text:span>Как тебя зовут, малышка? Я постараюсь вернуть тебя. Может быть, ещё не поздно.</text:p>
      <text:p text:style-name="P56">Пегаска приветственно машет копытом. Звёзды просвечивают сквозь неё, она тает на глазах. Её тянет к экрану.</text:p>
      <text:p text:style-name="P26"><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text:span></text:p>
      <text:p text:style-name="P56">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2"/>
      <text:p text:style-name="P57">***</text:p>
      <text:p text:style-name="P57"/>
      <text:p text:style-name="P1"><text:span text:style-name="T15">–</text:span> А<text:span text:style-name="T1">нон? </text:span>Вставай! <text:span text:style-name="T15">–</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5">–</text:span> Твайлайт? <text:span text:style-name="T15">–</text:span> Взгляд сфокусировался на лавандовой единорожке, озабоченно осматривающей меня и продолжающей массаж области сердца.</text:p>
      <text:p text:style-name="P1"><text:span text:style-name="T15">–</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49">–</text:span><text:span text:style-name="T40"> …чувствуешь, дорогая Рэрити?! Я могу чем-нибудь помочь? Вот, выпей воды! </text:span><text:span text:style-name="T49">–</text:span><text:span text:style-name="T40">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5">– </text:span>Ну што? Увидел што-нибудь, сахарок?</text:p>
      <text:p text:style-name="P56">Пони уставились на меня с надеждой.</text:p>
      <text:p text:style-name="P56"><text:span text:style-name="T15">– </text:span>Да.</text:p>
      <text:p text:style-name="P56">Откровение давило на психику как тонна кирпичей. Я не знал, что им сказать. Я не мог.</text:p>
      <text:p text:style-name="P56"><text:span text:style-name="T15">– П</text:span>ревосходно!</text:p>
      <text:p text:style-name="P56"><text:span text:style-name="T15">– </text:span>Это просто супер-дупер-здоровски-потрясно!</text:p>
      <text:p text:style-name="P56"><text:span text:style-name="T15">– </text:span>Йей!</text:p>
      <text:p text:style-name="P56"><text:span text:style-name="T15">– </text:span>Ю-ху!</text:p>
      <text:p text:style-name="P56"><text:span text:style-name="T15">– О</text:span>фигенно! Мы победили! Анон, ты молодец!</text:p>
      <text:p text:style-name="P56"><text:span text:style-name="T15">– </text:span>Замечательно! Секундочку, я приготовлю дневник…</text:p>
      <text:p text:style-name="P56">Восторг пони постепенно сменился ожиданием. Я молчал.</text:p>
      <text:p text:style-name="P56"><text:span text:style-name="T15">– </text:span>Эмм? И что же ты увидел? <text:span text:style-name="T15">– </text:span>не выдержала Твайлайт.</text:p>
      <text:p text:style-name="P56"><text:span text:style-name="T15">– </text:span>Я… не могу сказать этого.</text:p>
      <text:p text:style-name="P56">Ожидание сменилось недоумением. Рэйнбоу Дэш насмешливо скривила губы.</text:p>
      <text:p text:style-name="P56"><text:span text:style-name="T15">– </text:span>Да ладно! Кончай прикалываться, Анон, мы же ждём! Шутка зачлась!</text:p>
      <text:p text:style-name="P56"><text:span text:style-name="T15">– </text:span>Не могу!!!</text:p>
      <text:p text:style-name="P56"/>
      <text:p text:style-name="P56">…</text:p>
      <text:p text:style-name="P56"/>
      <text:p text:style-name="P56"><text:soft-page-break/>Молчание прервала Эпплджек.</text:p>
      <text:p text:style-name="P56"><text:span text:style-name="T15">– </text:span>Сахарок, с тобой всё в порядке?</text:p>
      <text:p text:style-name="P56">Дэш подошла ко мне вплотную, обняла меня за шею и прижалась нос к носу.</text:p>
      <text:p text:style-name="P56"><text:span text:style-name="T15">– Анон</text:span>, ты чего? <text:span text:style-name="T15">– </text:span>прошептала она. <text:span text:style-name="T15">– </text:span>Тебя во сне кто-то заколдовал? Мигни мне правым глазом, если да.</text:p>
      <text:p text:style-name="P56">Я высвободился из объятий пегаски.</text:p>
      <text:p text:style-name="P56"><text:span text:style-name="T15">– </text:span>Со мной всё в порядке. <text:span text:style-name="T15">– </text:span>объявил я. <text:span text:style-name="T15">–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5">– </text:span>Конски яблоки! Вот это поворот! А мне так хотелось узнать, што за нечисть тут орудует!</text:p>
      <text:p text:style-name="P56"><text:span text:style-name="T15">–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5">–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6"><text:span text:style-name="T15">– </text:span>Рэр, отвали!</text:p>
      <text:p text:style-name="P56"><text:span text:style-name="T15">– </text:span>Оу, какие страсти! Ладно-ладно, не сердись, дорогая, не мешаю!</text:p>
      <text:p text:style-name="P56"><text:span text:style-name="T15">–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6"><text:span text:style-name="T15">–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5">– </text:span>Стойте!</text:p>
      <text:p text:style-name="P56">Твайлайт подняла вверх копыто, призывая к тишине. Потом откуда-то из дальнего шкафа к ней приплыла «Основы заклятий»<text:span text:style-name="T15"> Стар Свирла. </text:span>Единорожка нацепила очки и принялась перелистывать книгу, бормоча под нос названия глав.</text:p>
      <text:p text:style-name="P56"><text:span text:style-name="T15">– </text:span>Ага, вот! Нашла! Анон прав! В «Заклинании Последнего Шанса» есть такое! <text:span text:style-name="T15">– </text:span>единорожка принялась зачитывать отрывок.</text:p>
      <text:p text:style-name="P56">…</text:p>
      <text:p text:style-name="P56">«<text:span text:style-name="T17">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6">и </text:span><text:span text:style-name="T17">слишком громко думать. И сообщить способ спасения — означает его разрушить.</text:span>»</text:p>
      <text:p text:style-name="P56">…</text:p>
      <text:p text:style-name="P56"><text:span text:style-name="T15">– </text:span>Ты хочешь сказать, если Анон нам сообщит, в чём причина всей этой фигни, мы не сможем её исправить? <text:span text:style-name="T15">– </text:span>Дэш повернулась ко мне. <text:span text:style-name="T15">–</text:span> А как мы её исправим, если не будем знать, что исправлять? Хренотень какая-то!</text:p>
      <text:p text:style-name="P56">Пегаска сжала голову копытами. Твайлайт просветлела мордочкой и подбежала к доске.</text:p>
      <text:p text:style-name="P56"><text:span text:style-name="T15">–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5">– </text:span>Предположим, в коробке заперт кот. <text:span text:style-name="T15">– н</text:span>арисованный кот упирался лапами в крышку коробки, явно пытаясь выбраться.</text:p>
      <text:p text:style-name="P56"><text:soft-page-break/><text:span text:style-name="T15">–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Абсолютного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6"><text:span text:style-name="T15">– </text:span>Бедный котик. <text:span text:style-name="T15">– </text:span>прошептала Флаттершай.</text:p>
      <text:p text:style-name="P56">Я насторожился, услышав знакомое заклинание.</text:p>
      <text:p text:style-name="P56"><text:span text:style-name="T15">– </text:span>Стой! Откуда тебе известно про заклинание Абсолютного Стирания?</text:p>
      <text:p text:style-name="P56"><text:span text:style-name="T15">–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5">Магическо</text:span>м<text:span text:style-name="T15"> </text:span>В<text:span text:style-name="T15">естник</text:span>е», а профессор Шротингер построил на её базе свой мысленный эксперимент.</text:p>
      <text:p text:style-name="P56"><text:span text:style-name="T15">– </text:span>Гм. Ну ладно, продолжай.</text:p>
      <text:p text:style-name="P56"><text:span text:style-name="T15">– </text:span>Так вот, по условию эксперимента известно, что вероятность того, что кто-то откроет ящик, ненулевая.</text:p>
      <text:p text:style-name="P56"><text:span text:style-name="T15">– </text:span>И что это означает, дорогая? <text:span text:style-name="T15">– </text:span>спросила Рэрити.</text:p>
      <text:p text:style-name="P56"><text:span text:style-name="T15">– </text:span>Это значит, что кто-нибудь когда-нибудь обязательно откроет его.</text:p>
      <text:p text:style-name="P56"><text:span text:style-name="T15">– </text:span>У меня щас башка лопнет! <text:span text:style-name="T15">– </text:span>пожаловалась Дэш. <text:span text:style-name="T15">– </text:span>Так всё-таки, когда этот ляганный ящик откроют?</text:p>
      <text:p text:style-name="P56"><text:span text:style-name="T15">–</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5">–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5">–</text:span> То есть, ты хошь сказать, што мы все — навроде этого кота, а Анон боится открыть ящик? Штоб мы не исчезли окончательно?</text:p>
      <text:p text:style-name="P56"><text:span text:style-name="T15">– </text:span>Нечто вроде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5">–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6">…</text:p>
      <text:p text:style-name="P56"><text:span text:style-name="T15">– </text:span>Лягать! <text:span text:style-name="T15">– </text:span>выругалась Дэш. <text:span text:style-name="T15">– </text:span>Значит, наши усилия по доставке резонаторов пошли лесом.</text:p>
      <text:p text:style-name="P56"><text:span text:style-name="T15">–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5">– </text:span>Тихо! Спайк, будь добр, сбегай к Кейкам за выпечкой. Нам надо успокоиться. Анон, хоть про Селестию ты нам можешь рассказать?</text:p>
      <text:p text:style-name="P56"><text:span text:style-name="T15">– </text:span>Могу. <text:span text:style-name="T15">– </text:span>пожал плечами я. <text:span text:style-name="T15">– </text:span>Она в моём мире. Но не спрашивайте меня, как её вернуть — я не знаю.</text:p>
      <text:p text:style-name="P56"><text:span text:style-name="T15">– А </text:span>как ты узнал… <text:span text:style-name="T15">– </text:span>начала было единорожка, но её перебил напряжённый голос Спайка.</text:p>
      <text:p text:style-name="P56"><text:soft-page-break/><text:span text:style-name="T15">– </text:span>Твай! <text:span text:style-name="T15">– </text:span>дракончик стоял в дверях спиной к нам. <text:span text:style-name="T15">– </text:span>У нас гости.</text:p>
      <text:p text:style-name="P56">Спайк попятился назад. Дверь широко растворилась и в библиотеку вошла Луна.</text:p>
      <text:p text:style-name="P56"/>
      <text:h text:style-name="Heading_20_2" text:outline-level="2"><text:span text:style-name="T1">2</text:span>1. Мир-дружба-жвачка.</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6"><text:span text:style-name="T15">– Анон</text:span>, беги!!!</text:p>
      <text:p text:style-name="P56">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5">– </text:span>Не так быстро, Рэйнбоу Дэш! <text:span text:style-name="T15">– </text:span>ледяным голосом Луны можно было нарезать воду кубиками для мартини. <text:span text:style-name="T15">– </text:span>Нам есть о чём поговорить с приматом!</text:p>
      <text:p text:style-name="P56">Мы с пегаской застыли в синем левитационном поле и поплыли к Луне.</text:p>
      <text:p text:style-name="P56"><text:span text:style-name="T15">–</text:span> Нет-нет-нет, постойте! <text:span text:style-name="T15">–</text:span> заявила вдруг Твайлайт. <text:span text:style-name="T15">–</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 Ты был несправделив к книгоежке, Анон!</text:p>
      <text:p text:style-name="P56"><text:span text:style-name="T15">–</text:span> Что? Мы не ослышались? ТЫ СМЕЕШЬ МЕШАТЬ НАМ?!!</text:p>
      <text:p text:style-name="P56">Нас опять потащило к Луне. Дэш подпёрла голову копытом, закатила глаза и скорчила скучающую мину.</text:p>
      <text:p text:style-name="P56"><text:span text:style-name="T15">–</text:span> Мне очень жаль, Ваше Высочество, но Селестия назначила Анонимуса МОИМ начальником, и этот приказ НИКТО не отменял! Он МОЙ!</text:p>
      <text:p text:style-name="P56">В голосе лавандовой единорожки звучал металл. Мы опять полетели к Твайлайт.</text:p>
      <text:p text:style-name="P56"><text:span text:style-name="T15">–</text:span> ДОВОЛЬНО! НАМ НАДОЕЛА ЭТА НЕПОКОРНОСТЬ! ПОЗНАЙ ГНЕВ ПРИНЦЕССЫ НОЧИ!!!</text:p>
      <text:p text:style-name="P56"><text:span text:style-name="T15">–</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5">–</text:span> Ай, бля! <text:span text:style-name="T15">–</text:span> в последний момент чей-то луч отрикошетил от магического поля и впился мне в лодыжку. Нога моментально онемела.</text:p>
      <text:p text:style-name="P56"><text:soft-page-break/><text:span text:style-name="T15">–</text:span> Не волнуйся, это парализующий луч. Твай таким махалась с Трикси. Пройдёт через полчаса. <text:span text:style-name="T15">–</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5">– </text:span>Не вынуждай Нас идти на крайние меры! <text:span text:style-name="T15">– </text:span>отдувалась Луна. <text:span text:style-name="T15">–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5">– В</text:span>есьма прискорбно, Ваше Высочество, но вынуждена отказать! <text:span text:style-name="T15">– </text:span>переводила дыхание Твайлайт.<text:span text:style-name="T15"> –</text:span> Исключительно по субординационным причинам! Приказ Её Дневного Высочества имеет более высокий приоритет над Вашим!</text:p>
      <text:p text:style-name="P56"><text:span text:style-name="T15">– </text:span>Тогда найди Нам это твоё Дневное Высочество! <text:span text:style-name="T15">– </text:span>взвыла Луна. <text:span text:style-name="T15">– </text:span>В отсутствие Дневной Главы Диархии все дела ведёт Ночная!!!</text:p>
      <text:p text:style-name="P56"><text:span text:style-name="T15">–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5">– </text:span>Дискордова бюрократия! <text:span text:style-name="T15">– </text:span>буркнула аликорница. <text:span text:style-name="T15">–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5">– О</text:span>хренеть! <text:span text:style-name="T15">– </text:span>чертыхнулся Спайк. <text:span text:style-name="T15">– </text:span><text:s/>Твай, она создаёт сферу стихий!</text:p>
      <text:p text:style-name="P56"><text:span text:style-name="T15">– </text:span>Вижу! <text:span text:style-name="T15">– </text:span>донёсся голос единорожки из-под потолка. <text:span text:style-name="T15">– </text:span>Задействую план «Д»!</text:p>
      <text:p text:style-name="P56">В центре круга, образованного Элементами Гармонии, образовался светло-голубой тороид<text:note text:id="ftn16" text:note-class="footnote"><text:note-citation>16</text:note-citation><text:note-body><text:p text:style-name="P150">Тороид <text:span text:style-name="T6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6"><text:span text:style-name="T15">– </text:span>Эмм, это что-то новенькое, я такого заклинания вообще не знаю. <text:span text:style-name="T15">– </text:span>почесал в затылке Спайк. <text:span text:style-name="T15">–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5">– </text:span>Погоди. У меня есть вариант получше.</text:p>
      <text:p text:style-name="P56">Я вылез из-под шкафа и попрыгал на одной ноге в центр зала.</text:p>
      <text:p text:style-name="P56"><text:span text:style-name="T15">– </text:span>Стойте! Прекратите! Да остановитесь же!!!</text:p>
      <text:p text:style-name="P56">Аликорница и шестёрка поней уставились на меня.</text:p>
      <text:p text:style-name="P56"><text:span text:style-name="T15">–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6"><text:span text:style-name="T15">– </text:span>Ты так говоришь, будто непричастен к исчезновению Сестры! <text:span text:style-name="T15">– </text:span>к Луне вернулась властная интонация, но фиолетовый шар перестал расти. <text:span text:style-name="T15">– </text:span>Мы не верим тебе! Если попробуешь обмануть Нас и скрыться, даже Тартар покажется тебе курортом!</text:p>
      <text:p text:style-name="P56">Я успокаивающе поднял руки.</text:p>
      <text:p text:style-name="P56"><text:span text:style-name="T15">–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6"><text:span text:style-name="T15">– </text:span>Как ты её назвал? <text:span text:style-name="T15">– </text:span>отвалилась челюсть у аликорницы.</text:p>
      <text:p text:style-name="P56"><text:soft-page-break/><text:span text:style-name="T15">– </text:span>Эмм, мне неудобно вмешиваться, но вынуждена вас перебить. <text:span text:style-name="T15">– </text:span>встряла Твайлайт. <text:span text:style-name="T15">– </text:span>Это было экспериментальное заклинание. Локальная заморозка времени. Я, эмм, не предусмотрела возможности его отмены…</text:p>
      <text:p text:style-name="P56"><text:span text:style-name="T15">– </text:span>Что? <text:span text:style-name="T15">– </text:span>хором вскрикнули я с Луной.</text:p>
      <text:p text:style-name="P56">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5">– </text:span>Твайлайт, Дёрпи сказала, у тебя есть «Особенности поведения, питания и размножения приматов»? Я бы хотела её ненадолго… Ого!!!</text:p>
      <text:p text:style-name="P56">После долгой паузы тот же голос спросил:</text:p>
      <text:p text:style-name="P56"><text:span text:style-name="T15">– </text:span>Что тут случилось? Почему все висят в воздухе? И всё вот это?</text:p>
      <text:p text:style-name="P56">Голос Спайка откуда-то из подвала ответил:</text:p>
      <text:p text:style-name="P56"><text:span text:style-name="T15">– </text:span>Потому что Твайлайт остановила время. В радиусе девяти метров, как мне кажется. Или десяти.</text:p>
      <text:p text:style-name="P56"><text:span text:style-name="T15">– </text:span>В двенадцати с половиной. <text:span text:style-name="T15">– </text:span>донёсся голос Твайлайт сверху. <text:span text:style-name="T15">–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5">– Н</text:span>Е ВЗДУМАЙ СЧИТАТЬ СЕБЯ ПОБЕДИТЕЛЬНИЦЕЙ! <text:span text:style-name="T15">– </text:span>загремело у меня в мозгу, в обоих сознаниях сразу. <text:span text:style-name="T15">–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заучки.</text:p>
      <text:p text:style-name="P56"><text:span text:style-name="T15">–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5">–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6"><text:span text:style-name="T15">–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5">– </text:span>КТО ИЗ МАГОВ СЕЙЧАС ПРИСУТСТВУЕТ В БИБЛИОТЕКЕ ЗА ПРЕДЕЛАМИ ЗОНЫ СКОЛЛАПСИРОВАВШЕГО ВРЕМЕНИ?</text:p>
      <text:p text:style-name="P56"><text:soft-page-break/>Молчание. Наконец голос Спайка произнёс:</text:p>
      <text:p text:style-name="P56"><text:span text:style-name="T15">–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5">– </text:span>Эмм, я вам подхожу?</text:p>
      <text:p text:style-name="P56"><text:span text:style-name="T15">– </text:span>КТО ТЫ? ПРЕДСТАВЬСЯ!</text:p>
      <text:p text:style-name="P56"><text:span text:style-name="T15">– </text:span>Эмм, Лира Хартстрингс, единорог. Я не то, чтобы маг, моя специализация — музыка…</text:p>
      <text:p text:style-name="P56"><text:span text:style-name="T15">– </text:span>ГОДИТСЯ! ТЫ ВИДИШЬ ТОЧКУ СИНГУЛЯРНОСТИ?</text:p>
      <text:p text:style-name="P56"><text:span text:style-name="T15">– </text:span>Эмм?</text:p>
      <text:p text:style-name="P56">Голос Спайка пояснил:</text:p>
      <text:p text:style-name="P56"><text:span text:style-name="T15">– </text:span>Вон та тёмная точка над лестницей, у которой вся картинка искривляется.</text:p>
      <text:p text:style-name="P56"><text:span text:style-name="T15">– </text:span>Да! Вижу.</text:p>
      <text:p text:style-name="P56"><text:span text:style-name="T15">– </text:span>ТЕПЕРЬ ЛЕВИТИРУЙ ПРИМАТА В ТОЧКУ СИНГУЛЯРНОСТИ.</text:p>
      <text:p text:style-name="P56"><text:span text:style-name="T15">– </text:span>Чего-о-о?!! <text:span text:style-name="T15">– </text:span>возопило моё малое сознание.</text:p>
      <text:p text:style-name="P56"><text:span text:style-name="T15">– </text:span>Эмм… Зачем? <text:span text:style-name="T15">– вторила мне Лира.</text:span></text:p>
      <text:p text:style-name="P56"><text:span text:style-name="T15">–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5"> </text:span>НЕ ВОЛНУЙСЯ, ДВУНОГИЙ, ТЕБЕ ЭТО НЕ ПОВРЕДИТ.</text:p>
      <text:p text:style-name="P56"><text:span text:style-name="T15">– </text:span>Вы даёте слово, что человеку не будет причинён вред? <text:span text:style-name="T15">– </text:span>голос Лиры обрёл непривычную твёрдость.</text:p>
      <text:p text:style-name="P56"><text:span text:style-name="T15">– </text:span>КАК ТЫ СМЕЕШЬ СОМНЕВАТЬСЯ В НАС, СВОЕЙ ПРИНЦЕССЕ?</text:p>
      <text:p text:style-name="P56"><text:span text:style-name="T15">– Я </text:span>не сомневаюсь в вас, Ваше Высочество… Потому и требую слова!</text:p>
      <text:p text:style-name="P56"><text:span text:style-name="T15">–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5">– </text:span>Ну, блядь, спасибо! <text:span text:style-name="T15">– </text:span>подумал я.</text:p>
      <text:p text:style-name="P56"><text:span text:style-name="T15">–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5">–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5">– </text:span>Проклятье! Тебе только Кэйдэнс осталось обрыгать для полной коллекции! <text:span text:style-name="T15">– </text:span>презрительно заметила Луна, вставая из-под меня.</text:p>
      <text:p text:style-name="P56"><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5">– </text:span>Так шта не так уж сильно мы и погудели с братюней на прошлый Канун горящего очага! <text:span text:style-name="T15">– </text:span>пробормотала Эпплджек, схватившись за голову. <text:span text:style-name="T15">–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5">– </text:span>Итак, Мы ждём <text:span text:style-name="T15">– а</text:span>ликорница смотрела на меня выжидающе. <text:span text:style-name="T15">–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5">–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5">– </text:span>Давай по-порядку. <text:span text:style-name="T15">– о</text:span>становила меня Луна. <text:span text:style-name="T15">– </text:span>С чего ты взял, что она в твоём мире?</text:p>
      <text:p text:style-name="P56">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15">–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5">– Ч</text:span>то? Остатки магии? <text:span text:style-name="T15">–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5">– </text:span>Мы проследили её сновидение до магической вспышки. <text:span text:style-name="T15">– п</text:span>одтвердила Луна. Её взгляд сверлил меня, улавливая малейшие изменения мимики. <text:span text:style-name="T15">– </text:span>Сел встречалась во сне с тобой. Ей пришлось потратить все силы на то, чтобы вырвать тебя из лап твоего мира.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5">– </text:span>Теперь ты понимаешь, почему Мы виним тебя в развоплощении сестры?</text:p>
      <text:p text:style-name="P56"><text:span text:style-name="T15">– </text:span>Да. Но послушай… Я не могу рассказать всё. <text:span text:style-name="T15">– </text:span>осторожно, как по горячим углям, начал я. <text:span text:style-name="T15">– </text:span>Это может натворить большую беду.</text:p>
      <text:p text:style-name="P56">Луна пристально взглянула на меня и понимающе склонила голову.</text:p>
      <text:p text:style-name="P56"><text:span text:style-name="T15">– </text:span>Мы знаем, иногда так бывает. Продолжай.</text:p>
      <text:p text:style-name="P56"><text:span text:style-name="T15">–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6"><text:span text:style-name="T15">– </text:span>Да, помним.</text:p>
      <text:p text:style-name="P56"><text:soft-page-break/><text:span text:style-name="T15">–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5">–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5">–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5">–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15">– </text:span>Ты что-то недоговариваешь. <text:span text:style-name="T15">– </text:span>шепнула Луна почти ласково. <text:span text:style-name="T15">–</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6">Аликорница вернулась на место, воссоединившись с двойником.</text:p>
      <text:p text:style-name="P56"><text:span text:style-name="T15">– …</text:span>а <text:span text:style-name="T15">М</text:span>арк Ботвиний-младший упоминал в «Энциклопедии Арканум» о древнем божестве К<text:span text:style-name="T15">'</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5">– </text:span>Достаточно, Твайлайт. <text:span text:style-name="T15">– </text:span>остановила единорожку Луна. <text:span text:style-name="T15">–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5">–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5">– </text:span>Да, это может сработать. <text:span text:style-name="T15">– </text:span>кивнула Луна. <text:span text:style-name="T15">– </text:span>Если только у Нас с Дискордом хватит сил его открыть. В прошлый раз основную тяжесть по формированию коридора взяла на себя Сестра.</text:p>
      <text:p text:style-name="P56"><text:span text:style-name="T15">– </text:span>Разумеется, я помогу вам! <text:span text:style-name="T15">– </text:span>воскликнула Твайлайт с энтузиазмом. <text:span text:style-name="T15">– </text:span>У меня же есть опыт, хоть и не очень удачный.</text:p>
      <text:p text:style-name="P56">Луна сморщила нос при этих словах, но всё же кивнула.</text:p>
      <text:p text:style-name="P56"><text:span text:style-name="T15">–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5">– </text:span>Я приглашу их. Они не откажутся.</text:p>
      <text:p text:style-name="P56"><text:span text:style-name="T15">– </text:span>Что ж, ещё одной проблемой меньше. Теперь нужно решить, как найти Сел. Кто-то должен отправиться за ней.</text:p>
      <text:p text:style-name="P56"><text:soft-page-break/><text:span text:style-name="T15">– </text:span>Это, разумеется, буду я. <text:span text:style-name="T15">– п</text:span>ожал плечами я. <text:span text:style-name="T15">– Р</text:span>азумная пони там и шагу не сделает без того, чтобы не попасть в лабораторию к учёным или военным.</text:p>
      <text:p text:style-name="P56"><text:span text:style-name="T15">– </text:span>А если…</text:p>
      <text:p text:style-name="P56"><text:span text:style-name="T15">– </text:span>А если она прикинется неразумной, <text:span text:style-name="T15">– </text:span>предвосхитил я вопрос единорожки, <text:span text:style-name="T15">–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6"><text:span text:style-name="T15">– </text:span>Остаётся ещё одна проблема. <text:span text:style-name="T15">– </text:span>тихо сказала тёмная аликорница. <text:span text:style-name="T15">–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6"><text:span text:style-name="T15">– </text:span>Я попробую подыскать подходящие заклинания для работы с флорой. <text:span text:style-name="T15">– </text:span>загорелась научным рвением Твайлайт. <text:span text:style-name="T15">–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pan text:style-name="T15">– </text:span>Почему ты так опасаешься гибели Селестии? <text:span text:style-name="T15">– </text:span>наконец спросил я аликорницу. <text:span text:style-name="T15">– </text:span>Ведь вы бессмертны. Рано или поздно твоя сестра вернётся к тебе, как ты вернулась к ней через тысячу лет заточения.</text:p>
      <text:p text:style-name="P56"><text:span text:style-name="T15">– </text:span>Ха! <text:span text:style-name="T15">– </text:span>с горечью отозвалась Луна. <text:span text:style-name="T15">–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6"><text:span text:style-name="T15">–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5">–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5">– </text:span>Почему же ты не смогла найти меня с его помощью?</text:p>
      <text:p text:style-name="P56">Аликорница смутилась.</text:p>
      <text:p text:style-name="P56"><text:span text:style-name="T15">–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5">– </text:span>Да уж, успех тотальный. <text:span text:style-name="T15">– </text:span>скептически отозвался я, прислушиваясь к звукам уборки. <text:span text:style-name="T15">– </text:span>Я бы и сам к тебе заявился с результатами эксперимента, дай ты мне пару дней времени.</text:p>
      <text:p text:style-name="P56"><text:span text:style-name="T15">– </text:span>Как бы то ни было, <text:span text:style-name="T15">– </text:span>поджала губы Луна, <text:span text:style-name="T15">– </text:span>мы пришли к сотрудничеству. Надеюсь, оно будет плодотворным. Более плодотворным, чем то, что было у тебя с Сел.</text:p>
      <text:p text:style-name="P56"><text:soft-page-break/>Я присмотрелся к ночной принцессе с подозрением. Что она знает о нас с Селестией?</text:p>
      <text:p text:style-name="P56"><text:span text:style-name="T15">– </text:span>У нас было достаточно плодотворное сотрудничество. <text:span text:style-name="T15">– </text:span>осторожно начал я. <text:span text:style-name="T15">– </text:span>Хотя основную часть работы сделал я, Дэш и Твайлайт.</text:p>
      <text:p text:style-name="P56"><text:span text:style-name="T15">– </text:span>Неудивительно! <text:span text:style-name="T15">– </text:span>фыркнула Луна. <text:span text:style-name="T15">– </text:span>в<text:span text:style-name="T15"> </text:span>этом — вся Сел. Сестра, в отличие от Нас, всегда норовит спихнуть тяжёлую задачу на кого-нибудь другого!</text:p>
      <text:p text:style-name="P56"><text:span text:style-name="T15">– </text:span>А также совместить приятное с полезным. <text:span text:style-name="T15">– </text:span>не удержался я от подколки.</text:p>
      <text:p text:style-name="P49">Луна бросила на меня тяжёлый взгляд.</text:p>
      <text:p text:style-name="P54"><text:span text:style-name="T22">–</text:span> Вот это вряд ли! Сестра охладела к сексу ещё до Нашей ссылки. И, насколько Нам известно, за время Нашего отсутствия её предпочтения в <text:span text:style-name="T15"><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21">–</text:span> Тогда зачем она..?</text:p>
      <text:p text:style-name="P49"><text:span text:style-name="T21">–</text:span> Дала тебе? <text:span text:style-name="T21">–</text:span> цинично завершила мой вопрос Луна. <text:span text:style-name="T21">–</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4"><text:span text:style-name="T22">–</text:span> А другие? Они тоже… давали мне потому, что считали меня последним шансом?</text:p>
      <text:p text:style-name="P54">У аликорницы отвалилась челюсть.</text:p>
      <text:p text:style-name="P54"><text:span text:style-name="T22">–</text:span> Другие? Кто ещё?<text:span text:style-name="T15"> </text:span>С кем ещё у тебя были… отношения?</text:p>
      <text:p text:style-name="P49"><text:span text:style-name="T21">–</text:span> С Рэйнбоу Дэш <text:span text:style-name="T21">–</text:span> ответил я несчастным голосом. <text:span text:style-name="T21">–</text:span> И, может быть, с Пинки.</text:p>
      <text:p text:style-name="P49"><text:span text:style-name="T21">–</text:span> А ты живчик. <text:span text:style-name="T21">–</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9"><text:span text:style-name="T21">– Что?!! – с недоверием воскликнула Луна. – Сестра никогда не умела лечить. И сейчас не умеет </text:span><text:span text:style-name="T6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9"><text:span text:style-name="T21">– О небо! Теперь Мы понимаем, почему она так ослабела! Как это в стиле Сестры </text:span><text:span text:style-name="T6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9"><text:span text:style-name="T21">– Заместительная терапия </text:span><text:span text:style-name="T6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6">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text:soft-page-break/>Луна вздохнула и повернулась ко мне.</text:p>
      <text:p text:style-name="P49"><text:span text:style-name="T21">–</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9">Аликорница фыркнула.</text:p>
      <text:p text:style-name="P49"><text:span text:style-name="T21">–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6"><text:span text:style-name="T15">– Анон</text:span>, ты в порядке? <text:span text:style-name="T15">– </text:span>на балкон заглянула Дэш. <text:span text:style-name="T15">– </text:span>Твайлайт говорит, нам нужно отправляться к развалинам в Вечнодикий лес. Можешь на меня рассчитывать. Когда отправляемся?</text:p>
      <text:p text:style-name="P56">Я благодарно взъерошил пегаске гриву. Уныние отступило.</text:p>
      <text:p text:style-name="P56"><text:span text:style-name="T15">– </text:span>Спасибо, Дэш. Ты настоящий друг.</text:p>
      <text:p text:style-name="P56"><text:span text:style-name="T15">– </text:span>Сначала нам нужно вернуться в Кантерлот. <text:span text:style-name="T15">– п</text:span>рервала нас Луна. <text:span text:style-name="T15">– </text:span>Помимо подготовки к рейду, Нам нужно создать компас. И провести Гранд Галопинг Гала.</text:p>
      <text:p text:style-name="P56">Я удивлённо воззрился на аликорницу. Та сконфузилась.</text:p>
      <text:p text:style-name="P56"><text:span text:style-name="T15">– </text:span>Если отменить праздник, начнутся волнения. <text:span text:style-name="T15">– </text:span>ответила Луна на мой не заданный вопрос. <text:span text:style-name="T15">–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64" text:outline-level="2"><text:span text:style-name="T1">22</text:span>. <text:span text:style-name="T1">Лучший</text:span> Гранд Галопин<text:span text:style-name="T1">г</text:span> Гала <text:span text:style-name="T1">в истории</text:span></text:h>
      <text:p text:style-name="P86"/>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5">– </text:span>Да што ж такое творится-то! Ни в жисть не поверю, чтоб в Кантерлоте пустые дома были! <text:span text:style-name="T15">– </text:span>заявила Эпплджек. <text:span text:style-name="T15">–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6"><text:span text:style-name="T15">– </text:span>Какая жалость, что это всё из-за вампирского мира! <text:span text:style-name="T15">– </text:span>пробормотала Рэрити. <text:span text:style-name="T15">– </text:span>Самое бы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6">Тук-тук-тук!</text:p>
      <text:p text:style-name="P56"><text:span text:style-name="T15">– Анон</text:span>, ты тут? <text:span text:style-name="T15">–</text:span>Дэш просунула нос в дверь, не дожидаясь отклика. <text:span text:style-name="T15">– </text:span>Ага, вот ты где! Я с тобой!</text:p>
      <text:p text:style-name="P56">Она швырнула перемётные сумки мне на постель и пошла к выходу.</text:p>
      <text:p text:style-name="P56"><text:span text:style-name="T15">– </text:span>Ну, чего застрял? Пошли скорее, а то на хавчик опоздаем! <text:span text:style-name="T15">–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39"><text:soft-page-break/>…</text:p>
      <text:p text:style-name="P39"/>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5">– </text:span>Располагайтесь. <text:span text:style-name="T15">–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5">–</text:span> всхлипула Дэш.</text:p>
      <text:p text:style-name="P56"><text:span text:style-name="T15">– </text:span>Ну что же вы? Присаживайтесь. <text:span text:style-name="T15">– </text:span>вновь пригласила Луна. <text:span text:style-name="T15">– </text:span>Если блюда за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5">одной</text:span> подушки.</text:p>
      <text:p text:style-name="P56"><text:span text:style-name="T15">– </text:span>Мы узнали у шеф-повара Сестры о твоих кулинарных предпочтениях. <text:span text:style-name="T15">– у</text:span>лыбнулась мне Луна. <text:span text:style-name="T15">– </text:span>Не в обиду, но ты первый примат-митарианец<text:note text:id="ftn17" text:note-class="footnote"><text:note-citation>17</text:note-citation><text:note-body><text:p text:style-name="P150">Митарианец <text:span text:style-name="T61">– мясоед</text:span></text:p></text:note-body></text:note> на Нашей памяти. Насколько Нам известно, рацион обезьян состоит из фруктов и листьев бамбука.</text:p>
      <text:p text:style-name="P56">Я мило улыбнулся ей в ответ и закинул в рот пучок петрушки.</text:p>
      <text:p text:style-name="P56"><text:span text:style-name="T15">– </text:span>А ты первая на моей памяти лошадь, умеющая магичить.</text:p>
      <text:p text:style-name="P56">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6">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Эпплджек.</text:p>
      <text:p text:style-name="P56">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 Прекрати паясничать! – негромко сказала Луна.</text:p>
      <text:p text:style-name="P56">– Я не хотел… Тут мышь… – мои уши загорались медленно, но неотвратимо.</text:p>
      <text:p text:style-name="P56">– Мы не тебе. – так же тихо произнесла аликорница.</text:p>
      <text:p text:style-name="P56"><text:soft-page-break/>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за себя, дражайшая! Я, наоборот, только вхожу во вкус!</text:p>
      <text:p text:style-name="P56">Драконикус заткнулся и принялся жадно есть брюкву.</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6">– Прибыл к нам, ага. А я-то думал, Сахарная Ватка сама вытащила на нашу голову эту обезьяну из мухосранска. – громко прочавкал сам себе Дискорд.</text:p>
      <text:p text:style-name="P56">– Анониму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умничка Твайлайт.</text:p>
      <text:p text:style-name="P56">Остальные пони отозвали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 Ну, это… Если светоч, то конечно… А как же! Я всегда знал, что я светоч!.. А для Элементов Гармонии я тоже светоч?</text:p>
      <text:p text:style-name="P56"><text:soft-page-break/>–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Наши маленькие пони, Мы должны просить вас ещё об одной услуге.</text:p>
      <text:p text:style-name="P56">Непривычно смешно было видеть принцессу ночи покрасневшей и прячущей в замешательстве глаза.</text:p>
      <text:p text:style-name="P56">–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настала очередь прятать глаза шестёрке пони. Дэш фейсхуфнула.</text:p>
      <text:p text:style-name="P56">– Нам просто необходимо провести это праздник! – отчаянно заявила Луна.<text:span text:style-name="T15">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0">***</text:p>
      <text:p text:style-name="P39"/>
      <text:p text:style-name="P5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text:soft-page-break/>–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в башне 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Мну видела, как ты залазил сюда. Классное местечко!</text:p>
      <text:p text:style-name="P56">– Привет, Индиго.</text:p>
      <text:p text:style-name="P56">– Что-то на тебе мордочки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Мну любит,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тень!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 Ю-ху-у-у!</text:p>
      <text:p text:style-name="P56">Единорожка умчалась.</text:p>
      <text:p text:style-name="P56"/>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6">– Сел - Сел… Ну почему ты такая… – пробормотал я сквозь слёзы.</text:p>
      <text:p text:style-name="P56"/>
      <text:p text:style-name="P57">***</text:p>
      <text:p text:style-name="P86"/>
      <text:p text:style-name="P56">«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6">–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 Кто первый добежит, тот… эмм…</text:p>
      <text:p text:style-name="P56">– Суперсветоч!</text:p>
      <text:p text:style-name="P56">– Агась! Галагалоперы, вперёд!</text:p>
      <text:p text:style-name="P56"><text:soft-page-break/>–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 Нам дают знак!</text:p>
      <text:p text:style-name="P56">– Наша принцесса! Наше солнце!</text:p>
      <text:p text:style-name="P56">– Она вернётся! Как нам и обещала принцесса Луна!</text:p>
      <text:p text:style-name="P56">– А то! Я всем говорил! Мне никто не верил! Никто!!! Эти смешные бунтари из Мэйнхеттена…</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6">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6">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6"/>
      <text:p text:style-name="P56">…</text:p>
      <text:p text:style-name="P56"/>
      <text:p text:style-name="P56">Музыкальный транс прервался цоканьем копыт по парковой дорожке. Две фигуры устало брели прочь от замка, тихо переговариваясь между собой.</text:p>
      <text:p text:style-name="P56"><text:soft-page-break/>– Ужель обязательно лично приветствовать каждого пони? Сестра разбаловала их. Это так утомляет!</text:p>
      <text:p text:style-name="P56">–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6">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Анонимус.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с приторной любезностью приветствовала франта Луна – Как ваше драгоценное здоровье? Как поживает ваш кузён Хавтиноуз?</text:p>
      <text:p text:style-name="P56"><text:soft-page-break/>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Луна с некоторым смущением сообщила:</text:p>
      <text:p text:style-name="P56">–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 Я раздражённо сунул шкатулку в карман.</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39"/>
      <text:p text:style-name="P57">***</text:p>
      <text:p text:style-name="P56"/>
      <text:p text:style-name="P56">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6">Перепрыгивая через две ступеньки я достиг вершины башни.</text:p>
      <text:p text:style-name="P56">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ее время на нём никто не спал. Ни складочки, ни вмятинки, ни волоска, ни пылинки.</text:p>
      <text:p text:style-name="P56">Я окинул взглядом комнату. Взор упал на гардероб у стены. Вот где можно найти перо или волос!</text:p>
      <text:p text:style-name="P56">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ом щит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6">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6">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6">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7">***</text:p>
      <text:p text:style-name="P56"/>
      <text:p text:style-name="P56">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6"/>
      <text:p text:style-name="P56">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6">Штурвал заклинило. Бля!!!</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штурвал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
      <text:p text:style-name="P56">…</text:p>
      <text:p text:style-name="P56"/>
      <text:p text:style-name="P56">«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6">Замок.</text:p>
      <text:p text:style-name="P56">Проклятье, что с замком?!</text:p>
      <text:p text:style-name="P56">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6">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Пиздец…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Спокойно, Анон! Ты когда-то хотел стать пилотом — в следующий раз будь поосторожнее в своих мечтаниях! Альпинизм — наше всё!</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p text:style-name="P56">–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супервизору </text:span><text:span text:style-name="T82">&lt;</text:span><text:span text:style-name="T81">Луна</text:span><text:span text:style-name="T82">&gt;</text:span><text:span text:style-name="T81">.</text:span></text:p>
      <text:p text:style-name="P81"/>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
      <text:p text:style-name="P56">БЛЯ!!!</text:p>
      <text:p text:style-name="P56"/>
      <text:p text:style-name="P56">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6">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6">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6">Когда последний чек-поинт был пройден, на главном табло мигнула и исчезла цифра «<text:span text:style-name="T34">7.76</text:span>», сменившись на «<text:span text:style-name="T34">7.72</text:span>».</text:p>
      <text:p text:style-name="P56">Можно ставить галочку на исполнившейся мечте стать пилотом! Что там следующее на очереди? Альпинизм?</text:p>
      <text:p text:style-name="P56">Сделав полный круг вокруг парка, мы вышли на финишную прямую, в конце которой нас приветливо встречали двери центрального холла дворца.</text:p>
      <text:p text:style-name="P56">БЛЯ!!!</text:p>
      <text:p text:style-name="P56">Какая тупица закрыла двери?</text:p>
      <text:p text:style-name="P56">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6"><text:soft-page-break/>У тебя всё под контролем, Анон?!! Проклятье!</text:p>
      <text:p text:style-name="P56">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6"/>
      <text:p text:style-name="P56">…</text:p>
      <text:p text:style-name="P56"/>
      <text:p text:style-name="P56">–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6"/>
      <text:p text:style-name="P56">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6"/>
      <text:p text:style-name="P56">…</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6"/>
      <text:p text:style-name="P56">– Мнэ-э-э. – в этот момент даже козлиное блеяние было для меня верхом геройства.</text:p>
      <text:p text:style-name="P56"/>
      <text:p text:style-name="P56">Подымая тучи пыли, с грохотом обрушилась в провал башня Селестии. Луна с отвалившейся челюстью наблюдала за действом в окно.</text:p>
      <text:p text:style-name="P56"/>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 <text:s/>Чтобы легче было дышать, я пальцем оттянул галстук от горла.</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text:span text:style-name="T1">3</text:span>. <text:span text:style-name="T1">Летающий замок</text:span></text:h>
      <text:p text:style-name="P88"/>
      <text:p text:style-name="P56">Скалу ощутимо тряхнуло. Грибной суп выплеснулся из супницы на стол.</text:p>
      <text:p text:style-name="P56">– Конски яблоки! Четвёртый день уж волокут. Могли бы и научиться наконец-то. – проворчала Эпплджек с набитым ртом.</text:p>
      <text:p text:style-name="P56"><text:soft-page-break/>Мы завтракали на утёсе. Прямо перед нами маячил хвост «Конкордии». Трёхмильный канат соединял гигантский дирижабль с «Громовержцем»<text:span text:style-name="T15">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6">–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 Я даже рассмотрел свой бывший домик на окраине, у железной дороги.</text:p>
      <text:p text:style-name="P56">– Эй-Джей, гляди, твоя ферма! Я даже Биг Мака вижу. – Дэш указала на ряды деревьев на окраине городка.</text:p>
      <text:p text:style-name="P56">– Агась, она, родимая! – кивнула фермерша. – А это значит, скоро приедем.</text:p>
      <text:p text:style-name="P56">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4">СВЕТОЧ</text:span>».</text:p>
      <text:p text:style-name="P56">– Итак, через день мы достигнем цели.</text:p>
      <text:p text:style-name="P56">Надеюсь, все помнят план действий. Мы высаживаемся группой у входа и…</text:p>
      <text:p text:style-name="P56">– Эмм… Прячемся?</text:p>
      <text:p text:style-name="P56">– Дерёмся с пландерсидами?</text:p>
      <text:p text:style-name="P56">– Создаём магический щит?</text:p>
      <text:p text:style-name="P56">– Нет!</text:p>
      <text:p text:style-name="P56">Луна поднесла копыто ко рту и прокашлялась.</text:p>
      <text:p text:style-name="P56">–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6">Луна строго посмотрела на нас.</text:p>
      <text:p text:style-name="P56">–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text:soft-page-break/>– По возвращению человек отыщет Сестру с помощью компаса, что Мы приготовили для него. Ты активировал компас, Анонимус?</text:p>
      <text:p text:style-name="P56">Я продемонстрировал ночной принцессе шкатулку с беспорядочно мечущейся стрелкой.</text:p>
      <text:p text:style-name="P56">–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6">Лавандовая единорожка съёжилась.</text:p>
      <text:p text:style-name="P56">–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6">–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6">Мордочка аликорницы омрачилась печалью.</text:p>
      <text:p text:style-name="P56">– К сожалению, в этом случае жертв невозможно будет избежать. Мы бы многое отдали, чтобы не прибегать к этому варианту.</text:p>
      <text:p text:style-name="P56">Дэш подняла копыто.</text:p>
      <text:p text:style-name="P56">– Если я правильно врубилась, нам надо навести шороху в болоте при посадке? Чтоб ничего не дёргалось? Это для меня — фигня! Было б о чём говорить.</text:p>
      <text:p text:style-name="P56">Все, включая меня, вытаращились на пегаску с великим удивлением. Дискорд покрутил когтем у виска.</text:p>
      <text:p text:style-name="P56">– Я могу влупить по болоту радужным ударом. – объяснила пегаска. – Ручаюсь, после этого пландерсидам будет не до нас.</text:p>
      <text:p text:style-name="P56">Твайлайт внезапно закивала головой и зашептала на ухо Луне. Аликорница задумалась.</text:p>
      <text:p text:style-name="P56">–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6">Луна повернулась к выход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6">Драконикус для наглядности плюнул. Плевок затормозил у потолка, изменил направление на девяносто градусов и вылетел в окно.</text:p>
      <text:p text:style-name="P56">–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 Гм! Изначально Мы полагали, что Сестра сама откроет коридор в Эквестрию.</text:p>
      <text:p text:style-name="P56"><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5">, </text:span>отправилось в мусорную корзину.</text:p>
      <text:p text:style-name="P56">–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6">Луна с шумом захлопнула справочник.</text:p>
      <text:p text:style-name="P56">–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Дискорд устроился поудобнее и демонстративно поправил бейсболку со «<text:span text:style-name="T34">СВЕТОЧЕМ</text:span>».</text:p>
      <text:p text:style-name="P56">–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У нас нет времени. Придётся действовать по твоему плану.</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 Весь разворот занимал один заголовок.</text:p>
      <text:p text:style-name="P56"/>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9"><text:span text:style-name="T6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9">— одичавшие пони паслись по близлежащим полям.</text:span></text:p>
      <text:p text:style-name="P56">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6"/>
      <text:p text:style-name="P56">…</text:p>
      <text:p text:style-name="P56"/>
      <text:p text:style-name="P1"><text:span text:style-name="T46">–</text:span><text:span text:style-name="T36"> Ну хорошо, а кто вами правит? Аликорн? Драконикус? Какой-нибудь человек с рогом во лбу? Или у вас нет правителя?</text:span></text:p>
      <text:p text:style-name="P34"><text:span text:style-name="T15">–</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72">трид</text:span><text:span text:style-name="T1">цать лет, если его сменят через </text:span><text:span text:style-name="T7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Анон?</text:p>
      <text:p text:style-name="P56">– Да?</text:p>
      <text:p text:style-name="P56">–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встала на задние ноги и положила передние мне на плечи.</text:p>
      <text:p text:style-name="P56">–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6">– Супер-дупер-верно! Пусть только попробует! Ещё никто не смел отобрать у Пинки друга и остаться при этом в своём уме!!!</text:p>
      <text:p text:style-name="P56">Розовая пони уселась на круп, копытами оттянула веки и высунула язык, сотворив совершенно безумную мордаху.</text:p>
      <text:p text:style-name="P56">– В случае Дискорда — остаться НЕ в своём уме. Но в остальном — верно. Мы не дадим тебя в обиду, Анон.</text:p>
      <text:p text:style-name="P5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text:p>
      <text:p text:style-name="P56">Луна отвернулась, попытавшись скрыть смущение.</text:p>
      <text:p text:style-name="P56">–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6"><text:span text:style-name="T15">~~~ </text:span>Человек Анонимус Терранский <text:span text:style-name="T15">~~~</text:span></text:p>
      <text:p text:style-name="P76">Паспорт гражданина Эквестрии</text:p>
      <text:p text:style-name="P75">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80"><text:soft-page-break/>26.07.2143 А.С.</text:p>
      <text:p text:style-name="P56"/>
      <text:h text:style-name="Heading_20_2" text:outline-level="2">24. Навсегда. И всегда.</text:h>
      <text:p text:style-name="P136"/>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Или, может быть, в тебе, Анон, если ты до сих пор пытаешься судить о пони по стандартам мира людей?</text:p>
      <text:p text:style-name="P49">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Пегаска, не услышав от меня слов восхищения, надулась.</text:p>
      <text:p text:style-name="P49">–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0">Центурия <text:span text:style-name="T61">– военное подразделение в 100 солдат</text:span></text:p></text:note-body></text:note> в последний бой.</text:p>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Луна повернулась и быстро ушла с обзорной площадки.</text:p>
      <text:p text:style-name="P49"/>
      <text:p text:style-name="P51">***</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 Ага. Я мигом. Отнесу рисунок и вернусь.</text:p>
      <text:p text:style-name="P27"/>
      <text:p text:style-name="P51">***</text:p>
      <text:p text:style-name="P27"><text:soft-page-break/></text:p>
      <text:p text:style-name="P36"><text:span text:style-name="T1">«Королева Лорен» жалобно потрескивала, опираясь </text:span><text:span text:style-name="T72">задней осью </text:span><text:span text:style-name="T1">на табуретку. Я прилаживал ей новое колесо взамен <text:s/>утраченного. </text:span><text:span text:style-name="T72">Ещ</text:span><text:span text:style-name="T1">ё</text:span><text:span text:style-name="T72"> </text:span><text:span text:style-name="T1">немного, и будет как новенькая! В дворцовом гараже среди кучи хлама таки нашлось лопнувшее колесо, которое </text:span><text:span text:style-name="T72">мне удалось</text:span><text:span text:style-name="T1"> отремонтировать — о</text:span><text:span text:style-name="T72">бучение у</text:span><text:span text:style-name="T1"> Норфа не </text:span><text:span text:style-name="T7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72">на </text:span><text:span text:style-name="T1">корпус</text:span><text:span text:style-name="T7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Я откинулся на задний борт колесницы. Вот если бы укатить на колеснице с Сел далеко-далеко за горизонт, навстречу <text:span text:style-name="T7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9">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9">Я улыбнулся своим мыслям. Не ревнуй, Анон! Кроме тебя тут нет людей и никогда не было.</text:p>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72">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text:soft-page-break/></text:p>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Спокойно, Анон, всё под контролем. Просто доверься ей.</text:p>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72">о всём мире остались только м</text:span>ы<text:span text:style-name="T7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2"/>
      <text:p text:style-name="P62">Я хотела бы бежать с тобой по полю, но у меня есть крылья.</text:p>
      <text:p text:style-name="P62">Я хотела бы лежать с тобой на поле ромашек, но я дочь неба.</text:p>
      <text:p text:style-name="P62">Всё что я могу — нести тебя в колеснице по облакам навстречу солнцу.</text:p>
      <text:p text:style-name="P97"/>
      <text:p text:style-name="P49">И прежде чем я успел что-либо осмыслить, из дальнего закутка моей души вырвался ответ.</text:p>
      <text:p text:style-name="P97"/>
      <text:p text:style-name="P62">Я хотел бы лететь в небе рядом с тобой, но у меня нет крыльев.</text:p>
      <text:p text:style-name="P62">Мне хотелось бы лежать на облаке рядом с тобой, но я сын земли.</text:p>
      <text:p text:style-name="P62">Всё, что я могу — нарисовать тебя купающейся в солнечных лучах.</text:p>
      <text:p text:style-name="P97"/>
      <text:p text:style-name="P54">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text:soft-page-break/>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9">Прозрачная капля упала мне на щеку. Потом вторая, третья.</text:p>
      <text:p text:style-name="P49">Откуда дождь? Мы же над облаками? Я попробовал влагу на вкус.</text:p>
      <text:p text:style-name="P49">Солёная.</text:p>
      <text:p text:style-name="P49">Проклятье! Я хотел избежать этого.</text:p>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Отцепив пегаску от «Королевы Лорен», я тихо спросил её:</text:p>
      <text:p text:style-name="P54">– Дэш, ты чего? Всё в порядке?</text:p>
      <text:p text:style-name="P54">– Ты о чём, Анон? – в тоне пегаски слышалось напряжение.</text:p>
      <text:p text:style-name="P54">– Ты ведь плакала?</text:p>
      <text:p text:style-name="P54">– Вот ещё! С какого это фига? У тебя глюки, Анон?</text:p>
      <text:p text:style-name="P54">Её наигранная весёлость только утвердила меня в своей правоте. Я осторожно снял с Дэш громадные противосолнечные очки.</text:p>
      <text:p text:style-name="P54">– Может, у меня и глюки, но вот это на глюк не похоже. – я прикоснулся ко влажной дорожке, протянувшейся по скуле пегаски из уголка глаза.</text:p>
      <text:p text:style-name="P79"><text:span text:style-name="T1">– Не трожь! – Дэш сердито фыркнула. – </text:span>Меня ослепило солнце! И вообще, не твоё дело!</text:p>
      <text:p text:style-name="P79"><text:s/>Вырвав у меня очки из рук, пегаска развернулась на одном копыте и улетела. Я покачал головой.</text:p>
      <text:p text:style-name="P56"/>
      <text:h text:style-name="Heading_20_2" text:outline-level="2">25. Осколки</text:h>
      <text:p text:style-name="P56"/>
      <text:p text:style-name="P56">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6">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6">Предупреждая зарождающуюся панику, аликорница подняла копыто.</text:p>
      <text:p text:style-name="P56">–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6"><text:soft-page-break/>Аликорница подошла к нам и замерла в ожидании. Тяжёлое чувство накрыло меня.</text:p>
      <text:p text:style-name="P56">– Вижу! – наконец, нарушила молчание Пинки. Она оторвалась от подзорной трубы и указала вдаль.</text:p>
      <text:p text:style-name="P56">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6">–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6">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6">– Он там, на месте. – успокоил я Луну. – Но есть, кажется, и плохие новости. Погоди, – остановил я невысказанный вопрос Луны, – мне надо убедиться.</text:p>
      <text:p text:style-name="P56">Я снова пригнулся к подзорной трубе и начал вращать окуляр. По мере увеличения резкости, формы болота приобретали узнаваемые очертания.</text:p>
      <text:p text:style-name="P56">Проклятье! Так и есть, ошибки быть не может. Но как? Чёрт подери, как???</text:p>
      <text:p text:style-name="P56">– Это Провал. – обратился я к Луне. – Теперь понятно, почему озеро увеличивается.</text:p>
      <text:p text:style-name="P56">– Что??? Но как вода удерживается от падения? Все Провалы, о которых Мы знаем, не имеют дна!</text:p>
      <text:p text:style-name="P56">– Я как раз задаю себе этот вопрос. – пожал я плечами.</text:p>
      <text:p text:style-name="P56">Луна сменила меня у подзорной трубы.</text:p>
      <text:p text:style-name="P56">–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6">Луна задумчиво потёрла копытом подбородок.</text:p>
      <text:p text:style-name="P56">–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6">– Есть!!! – дружно гаркнули за нашими спинами манипула<text:note text:id="ftn19" text:note-class="footnote"><text:note-citation>19</text:note-citation><text:note-body><text:p text:style-name="P150">Манипула <text:span text:style-name="T61">– военное подразделение в 200 солдат</text:span></text:p></text:note-body></text:note> пегасов дворцовой стражи и звено Вондерболтов.</text:p>
      <text:p text:style-name="P56"/>
      <text:p text:style-name="P56">…</text:p>
      <text:p text:style-name="P56"/>
      <text:p text:style-name="P56">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text:soft-page-break/>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6">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6">– Мы выиграли первый раунд. – тихо сказала Луна. – Нам стоило использовать «Конкордию» и в прошлый раз.</text:p>
      <text:p text:style-name="P56">– Напомнить тебе о режиме секретности, который ты тогда установила, или сама вспомнишь, Хмурая Метёлка? – язвительно отозвался Дискорд.</text:p>
      <text:p text:style-name="P56">Вместо доспехов старый фрик напялил на себя камзол и треуголку всё с тем же «<text:span text:style-name="T34">СВЕТОЧЕМ</text:span>» на всех трёх полях одновременно.</text:p>
      <text:p text:style-name="P56">«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6">– Рэйнбоу Дэш, твой выход. – обратилась к пегаске Луна. – А также Наш. И да пребудет с нами удача!</text:p>
      <text:p text:style-name="P56">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6">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6">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6">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6">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6">– Селестия милосердная! – пробормотала Эпплджек и сдвинула шляпу на глаза. – Они настигли их!</text:p>
      <text:p text:style-name="P56">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6"/>
      <text:p text:style-name="P56">ХЛОП!</text:p>
      <text:p text:style-name="P56"/>
      <text:p text:style-name="P56">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6">Луна, убедившись, что с пегаской всё в порядке, подошла ко мне, подволакивая ногу.</text:p>
      <text:p text:style-name="P56"><text:soft-page-break/>–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6">Я внимательно всмотрелся в аликорницу. На накопытнике задней ноги красовалась приличных размеров вмятина.</text:p>
      <text:p text:style-name="P56">– Луна, что с тобой? Ты ранена?!!</text:p>
      <text:p text:style-name="P56">Аликорница смутилась.</text:p>
      <text:p text:style-name="P56">– Мы утратили былую реакцию. Нам стыдно! Неважно. Главное — мы выиграли этот бой. Оставить! – <text:span text:style-name="T72">при</text:span>казала Луна ринувшимся было ей на помощь стражникам. – До завершения задачи Мы не обращаем внимания на пустяки.</text:p>
      <text:p text:style-name="P56">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6">–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6">Мы с Элементами <text:span text:style-name="T7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9">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6"/>
      <text:p text:style-name="P40">~~~~~</text:p>
      <text:p text:style-name="P40"/>
      <text:p text:style-name="P56">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6">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6">– Бросайте якорь. – приказывает Луна в микрофон.</text:p>
      <text:p text:style-name="P56">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6"><text:soft-page-break/>– Что за..? О НЕБО!!!</text:p>
      <text:p text:style-name="P56">Возглас Луны побуждает меня глянуть вниз.</text:p>
      <text:p text:style-name="P56">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6">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6">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6">–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6">«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6">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6">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6">Рэйнбоу Дэш что-то шепчет на ухо аликорнице, та кивает ей в согласии. Пегаска стрелой взмывает с колесницы.</text:p>
      <text:p text:style-name="P56">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6">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6">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6">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6">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6">Захваченный «Громовержец» проплывает мимо нас, увлекаемый кракеном в бездну.</text:p>
      <text:p text:style-name="P56"/>
      <text:p text:style-name="P56"><text:soft-page-break/>– <text:span text:style-name="T34">ПОНИ! ВЫ ЗАЕБАЛИ!!! ДАДИТЕ ВЫ МНЕ СПАТЬ КОГДА-НИБУДЬ, ИЛЬ НЕТ?!! КЛЯНУСЬ СВОИМ ХВОСТОМ, Я НАУЧУ ВАС УВАЖАТЬ МОЙ СОН, ИЛЬ Я НЕ АГАМЕМНОН!</text:span></text:p>
      <text:p text:style-name="P59"/>
      <text:p text:style-name="P56">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6">– Берегись!!!</text:p>
      <text:p text:style-name="P56">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6"/>
      <text:p text:style-name="P40">~~~~~</text:p>
      <text:p text:style-name="P40"/>
      <text:p text:style-name="P56">…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72">конвульсивно</text:span> сокращаясь.</text:p>
      <text:p text:style-name="P56">Я принимаю вертикальное положение. Вокруг меня осыпавшиеся замшелые стены без крыши и… Дэш.</text:p>
      <text:p text:style-name="P56">–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text:p>
      <text:p text:style-name="P56">– С остальными всё в порядке?</text:p>
      <text:p text:style-name="P56">Пегаска неуверенно кивает.</text:p>
      <text:p text:style-name="P56">– Флатти и Твайлайт могли помочь себе сами. Пинки схватила Рэрити, а их обеих — Луна.</text:p>
      <text:p text:style-name="P56">– А Эпплджек?</text:p>
      <text:p text:style-name="P56">Пегаска чешет затылок.</text:p>
      <text:p text:style-name="P56">– Не помню. Ты падал быстрее всех, у меня не было выбора.</text:p>
      <text:p text:style-name="P56">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6">– <text:span text:style-name="T72">А ч</text:span>то случилось с кракеном?</text:p>
      <text:p text:style-name="P56">– Он провалился в <text:span text:style-name="T72">П</text:span>ровал. – отвечает пегаска и смотрит на извивающийся остаток щупальца на скале. – По-крайней мере, большая его часть.</text:p>
      <text:p text:style-name="P56">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6">–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6">Я осторожно качаю головой, стараясь не вызвать боль.</text:p>
      <text:p text:style-name="P56">– Я видел только маленькую часть замка Сестёр. И то, в основном, подземную и на бегу. Но ты ведь можешь подняться над замком и разведать путь?</text:p>
      <text:p text:style-name="P56">Пегаска чешет копытом в затылке.</text:p>
      <text:p text:style-name="P56">– Могу, конечно. Но пока я сюда спускалась, меня трижды чуть не сбили.</text:p>
      <text:p text:style-name="P56"><text:soft-page-break/>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6">–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6">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6">Прекрасно! Просто прекрасно!</text:p>
      <text:p text:style-name="P56">Я спускаюсь вниз, сажусь на обломок стены и обхватываю голову руками.</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6">– Анон… – касается крылом моего плеча Дэш. – Не время грустить. Мы должны идти в тронный зал.</text:p>
      <text:p text:style-name="P56">–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6">–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6">– Я не Проводник! – кричу я. – Меня сюда принесло по ошибке!..</text:p>
      <text:p text:style-name="P56">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6">Может быть, ты рано раскис, Анон? Вспомни, под тысячелетними развалинами полно подземелий.</text:p>
      <text:p text:style-name="P56">– Мы можем пройти подземным ходом. – киваю я на лаз.</text:p>
      <text:p text:style-name="P56">Пегаска воодушевляется.</text:p>
      <text:p text:style-name="P56">– Круть! Я же знала, что ты найдёшь выход! Веди, Проводник!</text:p>
      <text:p text:style-name="P56">Мы спускаемся в темноту древнего хода. Триста метров. Каких-то грёбанных триста метров!</text:p>
      <text:p text:style-name="P56"/>
      <text:p text:style-name="P56">…</text:p>
      <text:p text:style-name="P56"/>
      <text:p text:style-name="P56">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text:soft-page-break/>–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Пегаска чешет в затылке.</text:p>
      <text:p text:style-name="P56">–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Я раздражённо поворачиваюсь к Дэш.</text:p>
      <text:p text:style-name="P56">– Послушай, не называй меня Проводником. Это уже не смешно!</text:p>
      <text:p text:style-name="P56">Пегаска смотрит на меня вишнёвыми глазами.</text:p>
      <text:p text:style-name="P56">– Я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 пландерсидов.</text:p>
      <text:p text:style-name="P4">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4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4">– Отпусти. Тут опасно. Тебе надо добраться до тронного зала.</text:p>
      <text:p text:style-name="P4">– Я тебя не брошу!!!</text:p>
      <text:p text:style-name="P4">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4">Холодный взгляд жёлтых глаз без зрачков гипнотизирует. Сокращения щупалец медленно передвигают склизкое тело к нам.</text:p>
      <text:p text:style-name="P4">– Дэш!!!</text:p>
      <text:p text:style-name="P4">Следующее щупальце обвивается вокруг моего пояса, но пегаска перекусывает его.</text:p>
      <text:p text:style-name="P4">–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text:soft-page-break/>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4">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0">~~~~~</text:p>
      <text:p text:style-name="P4"/>
      <text:p text:style-name="P5">– Держи своего «Проводника», Хмурая Метёлка! Хотя сейчас его стоит называть овощем и носить в чемодане.</text:p>
      <text:p text:style-name="P5">– Где ты его нашёл? Что произошло? Что с тобой, Анон?</text:p>
      <text:p text:style-name="P5">–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5">– О, небо! Я превращу эти руины в выжженый кратер!!! Что нам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36">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5">!</text:span></text:p>
      <text:p text:style-name="P5">–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text:soft-page-break/>Честность же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100"><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1"/>
      <text:p text:style-name="P102">Кажется, я уже это встречал раньше! Не помню только, где и когда.</text:p>
      <text:p text:style-name="P101"/>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5">света</text:span>. В последние мгновения толкающая меня сила пропадает, я лечу к выходу по инерции. В движении я изворачиваюсь и гляжу назад.</text:p>
      <text:p text:style-name="P56">Там лишь тающая в темноте радуга.</text:p>
      <text:p text:style-name="P49"/>
      <text:h text:style-name="Heading_20_2" text:outline-level="2">2<text:span text:style-name="T1">6</text:span>. <text:span text:style-name="T1">Терра</text:span></text:h>
      <text:h text:style-name="P165" text:outline-level="3">Воскресенье</text:h>
      <text:p text:style-name="P49"/>
      <text:p text:style-name="P1">Невесомость, удар, чувство веса. Я открываю глаза.</text:p>
      <text:p text:style-name="P1">Крыша <text:span text:style-name="T37">высотки</text:span><text:span text:style-name="T36"> </text:span>тускло отсвечивает в свете звёзд. <text:span text:style-name="T3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5">-</text:span><text:span text:style-name="T1">бермудах и смокинге</text:span> <text:span text:style-name="T1">жмутся</text:span> к стенке рядом.</text:p>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1">***</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переполняла меня во время пребывания в ярком нескладном мире, что остался позади. </text:span><text:span text:style-name="T41">Я тогда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61">Невозможно поверить, но два месяца</text:span><text:span text:style-name="T25"> </text:span><text:span text:style-name="T6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0">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0"><text:soft-page-break/>Да, Анон, тебе тоже нужно завязывать с конеёбством. После гибели Дэш ты больше не сможешь никого пустить в свою душу.</text:p>
      <text:p text:style-name="P60"/>
      <text:p text:style-name="P60">…</text:p>
      <text:p text:style-name="P60"/>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Проклятье! Я так и знал!</text:p>
      <text:p text:style-name="P60">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4">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кое-что осталось. – пробурчал он.</text:p>
      <text:p text:style-name="P60">– Ну так и зачем её тратить на ерунду? – возразил я.</text:p>
      <text:p text:style-name="P60">–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61">***</text:p>
      <text:p text:style-name="P60"><text:soft-page-break/></text:p>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9">Бип-бип-бип!</text:p>
      <text:p text:style-name="P56">– Анон? – голос в трубке не смог скрыть радостного изумления. – Привет!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 Договорились.</text:p>
      <text:p text:style-name="P56">Бип-бип-бип!</text:p>
      <text:p text:style-name="P56"/>
      <text:h text:style-name="Heading_20_3" text:outline-level="3">Понедельник</text:h>
      <text:p text:style-name="P56"/>
      <text:p text:style-name="P1">Административная консоль приветственно мигнула зелёным шрифтом. Я поправил микрофон.</text:p>
      <text:p text:style-name="P1"><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text:soft-page-break/>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1"/>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
      <text:p text:style-name="P4">Да хуй с ним! Облом разбираться.</text:p>
      <text:p text:style-name="P4"/>
      <text:p text:style-name="P1"><text:span text:style-name="T1">Я выделил конфликтующие узлы на административной панели, </text:span><text:span text:style-name="T72">кликнул по ним правой кнопкой </text:span><text:span text:style-name="T1">мыши</text:span><text:span text:style-name="T72"> и </text:span><text:span text:style-name="T1">выбрал</text:span><text:span text:style-name="T72"> из контекстного меню пункт “Форматировать”.</text:span></text:p>
      <text:p text:style-name="P98"/>
      <text:p text:style-name="P4">Заебись.</text:p>
      <text:p text:style-name="P4"/>
      <text:p text:style-name="P4">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text:soft-page-break/>серверной перемигивались огоньками стойки с маршрутизаторами. У дверей лежал одноколёсный гироскутер Ксении.</text:p>
      <text:p text:style-name="P4"/>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9">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9"> </text:span><text:span text:style-name="T1">Клянусь бородой Селестии, потом в Эквестрии вспыхнут бунты с требованием вернуть на трон Найтмэр Мун! Бу-га-га-га!!!</text:span></text:p>
      <text:p text:style-name="P4">С этими словами драконикус смылся, скатившись на жалобно крякающем гироскутере прямо по ступенькам.</text:p>
      <text:p text:style-name="P4"/>
      <text:p text:style-name="P4">Блядь…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5" text:outline-level="3">Вторник</text:h>
      <text:p text:style-name="P4"/>
      <text:p text:style-name="P4">Чайник тихонько забормотал, забулькал и выключился. Эпплджек разлила кипяток по чашкам и достала из шкафчика коробку.</text:p>
      <text:p text:style-name="P4"><text:soft-page-break/>– Тебе какой, Флатти?</text:p>
      <text:p text:style-name="P4">– Ммм… Мятный, если можно.</text:p>
      <text:p text:style-name="P4">Флаттершай, не отрываясь от ноутбука, добавила ложку мёда в чашку и стала осторожно размешивать.<text:span text:style-name="T3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 и хруст печенья.</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7"><text:span text:style-name="T15">– Пожалуйста, </text:span>Анон<text:span text:style-name="T15">… не называй его так… Дискорд </text:span>— сложный и… эмм, неоднозначный. Но он не злой. Он очень ранимый и болезненный…</text:p>
      <text:p text:style-name="P107">–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7">– Ты его слишком… эмм, упрощаешь. – продолжала Флаттершай. – Вот, взгляни сюда.</text:p>
      <text:p text:style-name="P107">Флаттершай повернула ко мне экран. Мультяшный Дискорд с полными слёз глазами стоял на ледовом катке перед брошенными коньками.</text:p>
      <text:p text:style-name="P107"><text:span text:style-name="T15">–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2">Я с удивлением повернулся к притихшей Флаттершай.</text:p>
      <text:p text:style-name="P112">– А как?</text:p>
      <text:p text:style-name="P112">Девушка обхватила себя руками, как будто от холода. Я еле различал её полушёпот.</text:p>
      <text:p text:style-name="P112">–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7">– А ты в курсе, что твой Дискорд многократно сжигал Селестию живьём? Хороша шутка, обхохочешься! – выпалил я.</text:p>
      <text:p text:style-name="P117">–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7"><text:soft-page-break/><text:span text:style-name="T15">– Это всего лишь твои домыслы. С тем же успехом я могу объяснить это тем, что он </text:span>— злой придурок!</text:p>
      <text:p text:style-name="P117">– Это не мои… эмм… домыслы… Он сам мне рассказал…</text:p>
      <text:p text:style-name="P117">Флаттершай встала со стула и попыталась уйти. Я задержал её.</text:p>
      <text:p text:style-name="P117">– Извини. Я не знал. Нам нельзя ссориться.</text:p>
      <text:p text:style-name="P107">Девушка слабо улыбнулась.</text:p>
      <text:p text:style-name="P117">– Я не сержусь… На Дискорда трудно не злиться… Он так себя ведёт, потому что его это… эмм… <text:s/>забавляет.</text:p>
      <text:p text:style-name="P4"/>
      <text:p text:style-name="P137">***</text:p>
      <text:p text:style-name="P135"/>
      <text:p text:style-name="P4">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1">– Што ты решил, Анон?</text:p>
      <text:p text:style-name="P101">Я пожал плечами.</text:p>
      <text:p text:style-name="P4">– М<text:span text:style-name="T36">ы заманим Ксению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6">два </text:span>дня. Потом всё наладится.</text:p>
      <text:p text:style-name="P1">– Если только это действительно принцесса. – пробормотала Эпплджек. – И если…</text:p>
      <text:p text:style-name="P100">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soft-page-break/>…</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soft-page-break/>***</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хер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text:soft-page-break/>– Значит, завтра у тебя? – Ксения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Ксения рассмеялась.</text:p>
      <text:p text:style-name="P4">– А потом?</text:p>
      <text:p text:style-name="P4">– Шерлока. Пятый сезон.</text:p>
      <text:p text:style-name="P4">– Договорились.</text:p>
      <text:p text:style-name="P4"/>
      <text:p text:style-name="P4">Я выходил из МакДональдса, когда Ксения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56">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text:soft-page-break/>2<text:span text:style-name="T1">8</text:span>. Терра</text:h>
      <text:h text:style-name="Heading_20_3" text:outline-level="3">Четверг</text:h>
      <text:p text:style-name="P1"/>
      <text:p text:style-name="P4">– Порыв ветра? Ломающий арматуру? Ты сам-то веришь в этот навоз?</text:p>
      <text:p text:style-name="P4">Эпплджек раздражённо отвернулась. Я успокаивающе похлопал её по плечу.</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Анон, если он не хотел тебя утопить!</text:p>
      <text:p text:style-name="P4">–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text:span text:style-name="T15">module </text:span>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4">Бинго! Нэш наконец-то слетел с катушек!</text:p>
      <text:p text:style-name="P4"><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4"/>
      <text:p text:style-name="P4">– Хррр… Приветствую тебя, Анон! Наконец-то! – проскрипело в наушниках.</text:p>
      <text:p text:style-name="P4"/>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34">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text:p text:style-name="P4">– Анон! Обернись! – наушники хрипели, работая на трёхстах процентах громкости.</text:p>
      <text:p text:style-name="P4">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ядь!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text:soft-page-break/>–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от экрана розовая кобылка, которая тут же прижала нос к стеклу.</text:p>
      <text:p text:style-name="P4"/>
      <text:p text:style-name="P4">– Анон!!! Что же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4"/>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4"/>
      <text:p text:style-name="P4">Аликорница со страданием смотрела на меня с экрана. Потом она покачала головой.</text:p>
      <text:p text:style-name="P4">– Нет, Анон. Ты пребываешь в плену своих сновидений.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text:p>
      <text:p text:style-name="P4">–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4"/>
      <text:p text:style-name="P4">В поле зрения возвратилась Селестия.</text:p>
      <text:p text:style-name="P4">–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4">Я почти растворился в горячем взгляде сиреневых глаз. Любовь вспыхнула во мне с яростной силой. <text:s/>Я открыл рот, чтобы рассказать ей…</text:p>
      <text:p text:style-name="P4">И снова закрыл его.</text:p>
      <text:p text:style-name="P4"><text:soft-page-break/>Если это я пребываю в наваждении <text:span text:style-name="T6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4">Я медленно сунул руку в карман.</text:p>
      <text:p text:style-name="P4">Аликорница продолжала ласково убеждать меня, а я улыбался и кивал ей в ответ. Рука в кармане нащупала брошь Рэйнбоу Дэш.</text:p>
      <text:p text:style-name="P4"/>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дискорд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13"/>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5">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4">Ксения обернулась, когда я влетел в серверную.</text:p>
      <text:p text:style-name="P13"><text:soft-page-break/>– О, Анон? Ты очень вовремя! <text:span text:style-name="T15">Знаешь, я передумала: мы можем встретиться у тебя вечером, если ты не против. Только ни слова о</text:span>б<text:span text:style-name="T15"> М</text:span>ЛП<text:span text:style-name="T15">, ок?</text:span></text:p>
      <text:p text:style-name="P4">Я смотрел на Ксению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3">– Ты его уничтожила?</text:p>
      <text:p text:style-name="P53">– Кого?</text:p>
      <text:p text:style-name="P53">– Этический модуль.</text:p>
      <text:p text:style-name="P53">–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3">– Ты его уничтожила?</text:p>
      <text:p text:style-name="P53">–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Ксен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дивлённо уставились на меня с заднего сидения.</text:p>
      <text:p text:style-name="P13">– А где та тётка? Ш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Ксен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text:soft-page-break/>разборки с копами уйдёт драгоценное время. Которого и так в обрез! Просто какой-то триумф невезения!</text:p>
      <text:p text:style-name="P13"/>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форменных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3">– Анон, а это правильно, что мы едем по кустам? Там ведь могут жить какие-нибудь зверюшки? – удручённо спросила Флаттершай.</text:p>
      <text:p text:style-name="P53">–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3">– Приехали!</text:p>
      <text:p text:style-name="P53"/>
      <text:p text:style-name="P53">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3">На лестничной клетке рука по привыче нажала кнопку лифта. Эпплджек тронула меня за плёчо.</text:p>
      <text:p text:style-name="P53">– Анон, идея — навоз! Тебя уже раз чуть не прикончил этот гроб на канате.</text:p>
      <text:p text:style-name="P53">Я хлопнул себя по лбу, соглашаясь.</text:p>
      <text:p text:style-name="P154"/>
      <text:p text:style-name="P53">…</text:p>
      <text:p text:style-name="P53"/>
      <text:p text:style-name="P53">…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3">Этаж…</text:p>
      <text:p text:style-name="P53">Ещё этаж… Эй, почему на этажах разное количество ступенек?!!</text:p>
      <text:p text:style-name="P53"><text:soft-page-break/>Ещё два…</text:p>
      <text:p text:style-name="P53">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3">–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3">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3">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3">Я запихнул Эпплджек себе за спину, выставил вперёд бейсбольную биту и сделал шаг вперёд…</text:p>
      <text:p text:style-name="P53"/>
      <text:p text:style-name="P53">…Которым неистово гордился следующие полторы секунды.</text:p>
      <text:p text:style-name="P53"/>
      <text:p text:style-name="P53">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3">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3">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3">Ещё раз мне пришлось отскакивать от осколков чёрного стекла, веером разлетевшихся из-под головы смайлолицего.</text:p>
      <text:p text:style-name="P53">– Флатти! – я кинулся к девушке, скорчившейся на полу.</text:p>
      <text:p text:style-name="P53">Эпплджек выхватила верёвку и подскочила к лежащему без движения смайлолицему.</text:p>
      <text:p text:style-name="P53">– Я уже умерла? Извини, Анон, я больше ничем не могла тебе помочь. Я не умею драться. – бормотала Флаттершай, не открывая глаз.</text:p>
      <text:p text:style-name="P53">За моей спиной тяжело дышала Эпплджек, затягивая на смайлолицем петлю за петлёй.</text:p>
      <text:p text:style-name="P53">– Флатти, вставай! Ты молодец! Лестница свободна! – подбодрил я девушку.</text:p>
      <text:p text:style-name="P53">За спиной послышался шорох.</text:p>
      <text:p text:style-name="P53">– Пирог мне в круп! – охнула Эпплджек.</text:p>
      <text:p text:style-name="P53"><text:soft-page-break/>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3">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3">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3">Движения смайлолицего обрели слаженность. Он медленно развернулся и направился ко мне.</text:p>
      <text:p text:style-name="P53">Флаттершай брезгливо толкнула ногой осколок, отправив его в лестничный пролёт. Движения смайлолицего опять потеряли осмысленность.</text:p>
      <text:p text:style-name="P53">– Анон, нам нужно торопиться! – дёрнула меня за рукав Эпплджек. – У нас осталось сорок минут до закрытия портала.</text:p>
      <text:p text:style-name="P53">Я сбросил чёрный мобильник вслед за лицом смайлолицего и с новыми силам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6">—</text:span> что может держать закоренелого обеспеченного холостяка дома, кроме работы? <text:span text:style-name="T3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6">—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3"/>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7">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3">— после встречи на лестнице со смайлолицым у меня развилась мания преследования.</text:span></text:p>
      <text:p text:style-name="P108"><text:span text:style-name="T15">– Анон…</text:span><text:span text:style-name="T1"> Тут окно разбито… И верёвка висит. – пискнула Флаттершай из кухни.</text:span></text:p>
      <text:p text:style-name="P106"><text:span text:style-name="T15">– </text:span><text:span text:style-name="T1">Оставь, Флатти, не сейчас! – отмахнулся я.</text:span></text:p>
      <text:p text:style-name="P107">Эпплджек стояла посреди комнаты и оглядывалась.</text:p>
      <text:p text:style-name="P117">– Не нравится мне тут. Чуйка нехорошая…</text:p>
      <text:p text:style-name="P107">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6"><text:span text:style-name="T1">На экране ноутбука сверкали </text:span><text:span text:style-name="T40">звёзды на фоне сине-зелёной мглы</text:span><text:span text:style-name="T1">. Я одел наушники и поёрзал мышкой по столу, прогоняя скрин-сэйвер.</text:span></text:p>
      <text:p text:style-name="P117">– Привет, Сел.</text:p>
      <text:p text:style-name="P153">Аликорница всполошилась и спрятала <text:span text:style-name="T1">пирожное</text:span> за спину.</text:p>
      <text:p text:style-name="P117"><text:soft-page-break/>– Ах, это ты, Анон. Какое счастье! Ты снова с нами!</text:p>
      <text:p text:style-name="P117">– Нет, Сел. Это ты с нами. <text:span text:style-name="T1">Я пришёл забрать тебя назад, в Эквестрию. Через четверть часа ты вернёшься домой.</text:span></text:p>
      <text:p text:style-name="P107"><text:span text:style-name="T15">Я устало улыбнулся аликорнице </text:span>и осторожно закрыл ноутбук, переводя его в спящий режим<text:span text:style-name="T15">. Пусть о</text:span>битает в собственной фантазии<text:span text:style-name="T15"> </text:span>— нет смысла препираться с ней сейчас. Счастье уже в том, что она уцелела хотя бы в таком виде.</text:p>
      <text:p text:style-name="P107"><text:span text:style-name="T15">– </text:span>Да-да, забери её отсюда поскорее! <text:span text:style-name="T15">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7"><text:span text:style-name="T15">– </text:span>А я так хотел продемонстрировать ей класс езды на моноцикле!<text:span text:style-name="T15"> – пожаловался д</text:span>раконикус, ткнув пальцем в лежащий рядом гироскутер<text:span text:style-name="T15">. – Но разве Сахарная Ватка ценит настоящее искусство?</text:span></text:p>
      <text:p text:style-name="P117"/>
      <text:h text:style-name="P163" text:outline-level="2">2<text:span text:style-name="T1">9</text:span>. Отбытие</text:h>
      <text:p text:style-name="P121"/>
      <text:p text:style-name="P107"><text:span text:style-name="T15">– </text:span>Оп-па! – пробормотала Эпплджек. – Нежданчик!</text:p>
      <text:p text:style-name="P107">Дискорд дурашливо кивнул Эпплджек.</text:p>
      <text:p text:style-name="P117">– И я рад тебя видеть, дорогая Эппл-как-тебя-там! А где моя любимая Флаттершай?</text:p>
      <text:p text:style-name="P117">Окинув взглядом комнату, Дискорд закапризничал:</text:p>
      <text:p text:style-name="P117">– Где же она? Вот вечно вы тормозите, когда надо торопиться!</text:p>
      <text:p text:style-name="P107"><text:span text:style-name="T15">– Зато ты, я вижу, времени не терял. – м</text:span>оя рука под прикрытием стола медленно тянулась к тяжёлой фарфоровой кружке, стоящей на краю.</text:p>
      <text:p text:style-name="P107"><text:span text:style-name="T15">– А что? – невинно захлопал глазами драконикус. – Я, между прочим, </text:span>намного раньше тебя <text:span text:style-name="T15">понял, где </text:span>искать<text:span text:style-name="T15"> Солнцезад</text:span>ую<text:span text:style-name="T15">. Ещё у тебя на работе. Признаюсь честно, я был худшего мнения о тебе, Проводник. Не думал, что ты догадаешься. Но ты всё-таки нашёл </text:span>Сахарную <text:span text:style-name="T15">Ватку, хоть и в самый последний момент. А теперь…</text:span></text:p>
      <text:p text:style-name="P117">– С кем это вы тут разговариваете?</text:p>
      <text:p text:style-name="P117">В комнату вошла Флаттершай.</text:p>
      <text:p text:style-name="P107">Дискорд обернулся на голос и в этот момент я швырнул в него кружкой и бросился к нему через комнату с занесенным над головой стулом.</text:p>
      <text:p text:style-name="P107">Оглушённый драконикус попытался отъехать на кресле в сторону, но я припёр его стулом к стенке.</text:p>
      <text:p text:style-name="P138">– Эй-Джей, Флатти, хватайте комп и на выход! Я с ним разберусь! Не теряйте вре..!</text:p>
      <text:p text:style-name="P138">– ТЫ ИДИО..!!!</text:p>
      <text:p text:style-name="P138">Дискорд <text:s/>заорал одновременно со мной, прикрываясь от меня руками, когда раздался оглушительный</text:p>
      <text:p text:style-name="P138">… </text:p>
      <text:p text:style-name="P140">БАХ!!!</text:p>
      <text:p text:style-name="P141">…</text:p>
      <text:p text:style-name="P13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раконикуса появилось удивлённо-мечтательное выражение и он вырубился.</text:p>
      <text:p text:style-name="P117"/>
      <text:p text:style-name="P117">…</text:p>
      <text:p text:style-name="P117"/>
      <text:p text:style-name="P117"><text:soft-page-break/>– <text:span text:style-name="T1">А… Анон… Зачем ты напал на Дискорда? </text:span>– <text:span text:style-name="T1">прошептала Флаттершай в шоке.</text:span></text:p>
      <text:p text:style-name="P117"><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7">– Чего-о-о??? – ахнула Эпплджек. – Анон, я, канешн, на дух не выношу этого прохвоста, но тут ты малость вожжи попутал. Дискорд — не убийца.</text:p>
      <text:p text:style-name="P107">Дискорд благодарно замычал и так энергично закивал головой, что чуть не проглотил кляп.</text:p>
      <text:p text:style-name="P107">–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7"/>
      <text:p text:style-name="P107">Я раздражённо повернулся к фермерше.</text:p>
      <text:p text:style-name="P107">– А кто, по-твоему, подстроил все эти «несчастные» случаи? Вспомни, как меня чуть не утопил снеговик. Кому ещё это под силу?</text:p>
      <text:p text:style-name="P107">Дискорд возвёл глаза к потолку и завыл. Эпплджек задумалась.</text:p>
      <text:p text:style-name="P10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7">– А зачем тогда ты приложила его книгой? А потом помогла мне его связать? – перебил я фермершу с удивлением.</text:p>
      <text:p text:style-name="P107">Драконикус с натугой наклонил голову к руке, привязанной к подлокотнику, и покрутил пальцем у виска.</text:p>
      <text:p text:style-name="P107">– Потому што ты напал на него. – пожала плечами Эпплджек. – Я и подумала — тебе виднее. И подсобила маленько.</text:p>
      <text:p text:style-name="P107"/>
      <text:p text:style-name="P107">Звук сирены заставил меня броситься к окну. Три полицейские тойоты сверкали мигалками вокруг «Навары», подобно ёлочной гирлянде.</text:p>
      <text:p text:style-name="P107"/>
      <text:p text:style-name="P107">Проклятье!!!</text:p>
      <text:p text:style-name="P107"/>
      <text:p text:style-name="P107">Я схватил ноутбук, сгрёб девушек в охапку и вытолкал их в коридор. В дверях я обернулся к Дискорду.</text:p>
      <text:p text:style-name="P128"><text:span text:style-name="T15">– Слушай меня внимательно, </text:span>засранец — <text:span text:style-name="T15">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8">Я повернулся к выходу. Флаттершай проскочила у меня под локтём и кинулась к драконикусу.</text:p>
      <text:p text:style-name="P128"/>
      <text:p text:style-name="P128"><text:span text:style-name="T15">– Нет! Дискорд </text:span>— не убийца!!!</text:p>
      <text:p text:style-name="P128">С необычной для неё силой Флаттершай вытащила кляп изо рта драконикуса.</text:p>
      <text:p text:style-name="P128"><text:span text:style-name="T15">– </text:span>ДА ТЫ СОВСЕМ БАНАНУЛСЯ, ПРОВОДНИЧЁК!!! ВЫ ВСЕ <text:span text:style-name="T15">ИДИОТЫ </text:span>(все, кроме Флаттершай)<text:span text:style-name="T15">!!! – заорал Дискорд моментально. – <text:s/>Е</text:span>сли я убийца, то ты — жрёшь пони на завтрак, обед <text:soft-page-break/>и полдник! Дебилы!! Т<text:span text:style-name="T15">рон Эквестрии </text:span>мне <text:span text:style-name="T15">и с доплатой не нужен, я сдыхался этой нудной работёнки тысячи лет назад, чему счастлив безумно!!!</text:span></text:p>
      <text:p text:style-name="P133"/>
      <text:p text:style-name="P128">Или драконикус — гениальный актёр, или… ?</text:p>
      <text:p text:style-name="P128"/>
      <text:p text:style-name="P128">Я вернулся к драконикусу и уселся на стул напротив него.</text:p>
      <text:p text:style-name="P128"><text:span text:style-name="T15">– Р</text:span>ассказывай.</text:p>
      <text:p text:style-name="P128">Дискорд немного успокоился.</text:p>
      <text:p text:style-name="P128"><text:s/><text:span text:style-name="T15">– </text:span>Вообще-то, от тебя следовало бы избавиться, Проводник. Не знаю, что ты там разведал в Великом<text:span text:style-name="T36"> Откровении</text:span>, но чувствую, что твоё знание может погубить Эквестрию. Но к<text:span text:style-name="T15">ак, интересно, я получу без </text:span>тебя<text:span text:style-name="T15"> приз из… копыт Луны?!! </text:span>Хмурая <text:span text:style-name="T15">Метёлка отправила меня проследить, чтоб ты вернулся обратно. </text:span>Так что е<text:span text:style-name="T15">сли бы вы сюда не заявились, через пять минут я отправился бы за вами сам!</text:span></text:p>
      <text:p text:style-name="P128"><text:span text:style-name="T15">– </text:span>А кто тогда насылал на нас этих уродов с рисованными рожами? Кто чуть не утопил меня снеговиком? Кто пытался убить меня раз за разом?</text:p>
      <text:p text:style-name="P128">У драконикуса глаза полезли на лоб.</text:p>
      <text:p text:style-name="P128"><text:span text:style-name="T15">–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8"/>
      <text:p text:style-name="P128">Я задумался. Драконикус, похоже, говорил искренне. Но кто тогда всё это время играл с нами, <text:span text:style-name="T36">словно кот с мышью</text:span>?</text:p>
      <text:p text:style-name="P128"><text:span text:style-name="T15">– </text:span>Анон! <text:span text:style-name="T15">– </text:span>крикнула Эпплджек из прихожей. <text:span text:style-name="T15">– </text:span>Я слышу шум за дверью!</text:p>
      <text:p text:style-name="P128">Практически одновременно раздался звонок.</text:p>
      <text:p text:style-name="P131">– ОТКРОЙТЕ, ПОЛИЦИЯ! Вам даётся полминуты, чтобы открыть дверь! Через тридцать секунд дверь будет выбита!</text:p>
      <text:p text:style-name="P131"/>
      <text:p text:style-name="P131">Эпплджек ошалело выскочила из прихожей. Несколько мгновений я молча смотрел на неё. В голове свистел ветер и играла дудочка.</text:p>
      <text:p text:style-name="P131">– На крышу, живо!!! Через окно на кухне! – зашипел Дискорд.</text:p>
      <text:p text:style-name="P131">– Что? – ступил я.</text:p>
      <text:p text:style-name="P128"><text:span text:style-name="T3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6">– драконикус отчаянно дёргал верёвки, пытаясь освободиться.</text:span></text:p>
      <text:p text:style-name="P131"/>
      <text:p text:style-name="P131">Эпплджек, с ноутбуком в одной руке и Флаттершай — во второй, кинулась на кухню.</text:p>
      <text:p text:style-name="P128">Дверь содрогнулась от мощного удара. Послышался стук падающей штукатурки. Я сломя голову бросился за девушками.</text:p>
      <text:p text:style-name="P128">– Развяжи меня, кретин!!! – гаркнул вдогонку Дискорд.</text:p>
      <text:p text:style-name="P12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8">– Давай на крышу! Я догоню! – рявкнул он, освобождая вторую руку.</text:p>
      <text:p text:style-name="P128">От второго удара дверная коробка крякнула и наполовину въехала в коридор.</text:p>
      <text:p text:style-name="P128"><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8">Верёвка в кухонном окне дёргалась под весом карабкающихся девушек. Я словил её и стал на подоконник.</text:p>
      <text:p text:style-name="P128"/>
      <text:p text:style-name="P128">Блё-о-о!</text:p>
      <text:p text:style-name="P128"/>
      <text:p text:style-name="P128">Кусок стекла соскользнул с подоконника и исчез, вертясь и сверкая, в <text:span text:style-name="T36">двадцативосьмиэтажной</text:span><text:span text:style-name="T28"> </text:span>бездне. Тело моментально покрылось гусиной кожей, ноги стали ватными, а ладони покрылись холодным потом.</text:p>
      <text:p text:style-name="P12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72">А если не </text:span>выдержит<text:span text:style-name="T72"> </text:span>основа, к которой она привязана? Что-то мне в туалет захотелось… У меня нет боязни высоты, но это уже слишком!</text:p>
      <text:p text:style-name="P128"/>
      <text:p text:style-name="P128">Я задрал голову.</text:p>
      <text:p text:style-name="P128">О! Так уже легче! Надо мной всего лишь два этажа. Десять метров верёвки. Если не смотреть вниз, то…</text:p>
      <text:p text:style-name="P128"/>
      <text:p text:style-name="P130">«…<text:span text:style-name="T36">Будь храбр. Будь стоек. Будь силён. Что бы ни случилось, помни: Эквестрия с тобой. Эквестрия в тебе. Навсегда. И всегда…»</text:span></text:p>
      <text:p text:style-name="P132"/>
      <text:p text:style-name="P128">Я вытер ладони о штаны, ухватил канат и сделал шаг вперёд…</text:p>
      <text:p text:style-name="P128"/>
      <text:p text:style-name="P128">…</text:p>
      <text:p text:style-name="P128"/>
      <text:p text:style-name="P128">Святые яйца, Анон, ты действительно сделал ЭТО!</text:p>
      <text:p text:style-name="P128"/>
      <text:p text:style-name="P128">…</text:p>
      <text:p text:style-name="P128"/>
      <text:p text:style-name="P12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8">Я успел сократить расстояние до Эпплджек наполовину, когда девушки нашли решение.</text:p>
      <text:p text:style-name="P128"><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8">Селестия милосердная!!!</text:p>
      <text:p text:style-name="P12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8">Я выдохнул.</text:p>
      <text:p text:style-name="P128">Флаттершай появилась над бортиком и свесила вниз руку. Эпплджек вытянулась и протянула ей ноутбук одной рукой.</text:p>
      <text:p text:style-name="P128">НЕТ! У них не получилось!</text:p>
      <text:p text:style-name="P128">У меня враз вспотели ладони. Держаться на верёвке стало чертовски трудно.</text:p>
      <text:p text:style-name="P12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8">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8">К счастью, фермерша не разжала ног.</text:p>
      <text:p text:style-name="P12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8"/>
      <text:p text:style-name="P128">Бляблябляблябля!!! ДА НУ ЕГО НАХУЙ — ТАКОЙ АЛЬПИНИЗМ!!!</text:p>
      <text:p text:style-name="P128">БЛЯ!!!…</text:p>
      <text:p text:style-name="P128">Верёвка закончилась. Наконец-то у меня появилось время для паники. Я судорожно обнял Эпплджек, закрыл глаза и приготовился…</text:p>
      <text:p text:style-name="P128"/>
      <text:p text:style-name="P128">…</text:p>
      <text:p text:style-name="P128"/>
      <text:p text:style-name="P128">Захват поперёк груди и сильный рывок выдавили из меня остатки дыхания.</text:p>
      <text:p text:style-name="P128">– ОТПУСТИ КОБЫЛУ!!! – загрохотало мне в ухо.</text:p>
      <text:p text:style-name="P128">Я открыл глаза.</text:p>
      <text:p text:style-name="P128">Перед носом плавными рывками уходили вниз окна этажей. Порывы вихрей от взмахов <text:span text:style-name="T36">разномастных</text:span> крыльев трепали волосы и выдували слёзы из глаз. Тупая боль гнездилась в сожжённых верёвкой суставах.</text:p>
      <text:p text:style-name="P128">Я чуть поднял глаза и уставился в кривую морду драконикуса.</text:p>
      <text:p text:style-name="P128"><text:soft-page-break/>– Отпусти Эпплджек. Я её держу. – повторил Дискорд. – Мне сбалансироваться надо. Вы не такие уж и лёгкие.</text:p>
      <text:p text:style-name="P12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8"/>
      <text:p text:style-name="P128">…</text:p>
      <text:p text:style-name="P128"/>
      <text:p text:style-name="P12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8">– Эмм… Флатти, дорогая, нам пора. Я слышу шаги на лестнице. Не говоря уже о том, что до закрытия коридора осталось семь минут…</text:p>
      <text:p text:style-name="P128"/>
      <text:p text:style-name="P128">…</text:p>
      <text:p text:style-name="P128"/>
      <text:p text:style-name="P128">На длинной шее драконикуса разместились Эпплджек и Флаттершай. Я, для сохранения баланса, разместился ближе к хвосту.</text:p>
      <text:p text:style-name="P128">Дискорд расправил крылья и начал короткую пробежку к краю.</text:p>
      <text:p text:style-name="P128"><text:span text:style-name="T15">– Д</text:span>искорд Эйрлайнс приветствует на борту! Температура воздуха пять градусов! Высота<text:span text:style-name="T36"> сто пять</text:span><text:span text:style-name="T28"> </text:span>метров. Ожидаемая продолжительность полёта — четыре минуты!..</text:p>
      <text:p text:style-name="P128"/>
      <text:p text:style-name="P128">…ограда края крыши промелькнула под нами…</text:p>
      <text:p text:style-name="P133"/>
      <text:p text:style-name="P128"><text:span text:style-name="T15">– …</text:span>собственно, держаться в воздухе дольше у меня не хватит магии.</text:p>
      <text:p text:style-name="P128"/>
      <text:p text:style-name="P128">Мы летели навстречу закату.</text:p>
      <text:p text:style-name="P128"/>
      <text:p text:style-name="P128">…</text:p>
      <text:p text:style-name="P128"/>
      <text:p text:style-name="P128">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8"><text:span text:style-name="T15">– </text:span>Ю-ху-у-у!!!</text:p>
      <text:p text:style-name="P12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8">Перед нами увеличивалась громада моей высотки.</text:p>
      <text:p text:style-name="P12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8"><text:soft-page-break/>– Пристегните ремни! – проревел Дискорд, резко ускоряясь. – Будет весело!!!</text:p>
      <text:p text:style-name="P128">Эпплджек покрепче прижала к себе ноутбук. Флаттершай прижалась к шее Дискорда, отвернулась и закрыла глаза.</text:p>
      <text:p text:style-name="P128">– ВНИМАНИЕ!!! – заорал Дискорд, сложил крылья и влетел в коридор.</text:p>
      <text:p text:style-name="P128"/>
      <text:p text:style-name="P129">***</text:p>
      <text:p text:style-name="P128"/>
      <text:p text:style-name="P128">Бля!!!</text:p>
      <text:h text:style-name="Heading_20_2" text:outline-level="2"/>
      <text:h text:style-name="Heading_20_2" text:outline-level="2"><text:span text:style-name="T1">30</text:span>. Разговор за столиком в <text:span text:style-name="T1">ночи</text:span></text:h>
      <text:p text:style-name="P142"/>
      <text:p text:style-name="P144">Мы почти успели.</text:p>
      <text:p text:style-name="P139">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9">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9">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9">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9">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9">«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9">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9"/>
      <text:p text:style-name="P139">ХА-ХА-ХА!</text:p>
      <text:p text:style-name="P139"/>
      <text:p text:style-name="P139">Прямо как сейчас. Как говорится, найди десять отличий.</text:p>
      <text:p text:style-name="P139">Вот только… Только Дэш была бы жива…</text:p>
      <text:p text:style-name="P143">Я тяжело вздохнул.</text:p>
      <text:p text:style-name="P143"/>
      <text:p text:style-name="P143">…</text:p>
      <text:p text:style-name="P143"><text:soft-page-break/></text:p>
      <text:p text:style-name="P143"><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9">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5">–</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5">– Т</text:span>ы что за хрен вообще? <text:span text:style-name="T15">– наконец сподобился я на членораздельную речь.</text:span></text:p>
      <text:p text:style-name="P49">Зверь смутился.</text:p>
      <text:p text:style-name="P49"><text:span text:style-name="T15">–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6">– Гм. Ок.</text:p>
      <text:p text:style-name="P49"><text:span text:style-name="T15">С кончика малого рога Анакорна сорвалась молния и под ним материализовался </text:span>зелёный <text:span text:style-name="T15">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9"><text:span text:style-name="T15">– Итак, рассказывай, каким ветром тебя сюда занесло. – д</text:span>емиург<text:span text:style-name="T15"> почесал нос. – У меня такое чувство, </text:span>будто<text:span text:style-name="T15">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8">.</text:span></text:p>
      <text:p text:style-name="P36"/>
      <text:p text:style-name="P65">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4"><text:span text:style-name="T15">–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4"><text:span text:style-name="T15">– Если я расскажу тебе н</text:span>астоящую<text:span text:style-name="T15"> причину </text:span>— ты исчезнешь! <text:span text:style-name="T15">– угрюмо заявил я.</text:span></text:p>
      <text:p text:style-name="P36">Морда Анакорна осветилась радостным озарением.</text:p>
      <text:p text:style-name="P36"/>
      <text:p text:style-name="P54"><text:span text:style-name="T15">–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4"><text:span text:style-name="T15">–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5">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4"/>
      <text:p text:style-name="P54"><text:span text:style-name="T15">– Ну… Я не идиот… я видел, что происходит за Чёрным </text:span>э<text:span text:style-name="T15">краном…</text:span></text:p>
      <text:p text:style-name="P54">Я глубоко вздохнул, как перед прыжком в воду.</text:p>
      <text:p text:style-name="P54"/>
      <text:p text:style-name="P54"><text:span text:style-name="T15">– </text:span><text:span text:style-name="T27">Нет никакого мира-вампира. Мир людей не виноват. </text:span><text:span text:style-name="T18">Эквестрия загибается потому, что она </text:span><text:span text:style-name="T27">—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4"/>
      <text:p text:style-name="P54">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4"><text:span text:style-name="T15">Анакорн </text:span>встал с пуфика<text:span text:style-name="T15"> </text:span>и стал прохаживаться рядом со столом<text:span text:style-name="T15">. </text:span>Перед ним в качестве импровизированной указки плыл в пространстве карандаш.<text:span text:style-name="T15"> На стол</text:span>е раскинулась<text:span text:style-name="T15"> </text:span>голографическая <text:soft-page-break/>карта Эквуса<text:span text:style-name="T15">. Игрушечные горные пики утопали в крохотных облаках, белые шапки ледников икрились </text:span>на<text:span text:style-name="T15"> полюсах, спокойная гладь </text:span>омывающих <text:span text:style-name="T15">океан</text:span>ов<text:span text:style-name="T15"> переливалась всеми оттенками синего.</text:span></text:p>
      <text:p text:style-name="P38"/>
      <text:p text:style-name="P4"><text:span text:style-name="T5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8">–</text:span><text:span text:style-name="T52"> Анакорн подавил короткий смешок. </text:span><text:span text:style-name="T4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4"><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4">К сожалению, к Эквусу это не относится.</text:p>
      <text:p text:style-name="P4">Анакорн развёл копытами и отпил из стакана.</text:p>
      <text:p text:style-name="P107"><text:span text:style-name="T52">– </text:span><text:span text:style-name="T3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9">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9"/>
      <text:p text:style-name="P4">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4"/>
      <text:p text:style-name="P54">–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4"/>
      <text:p text:style-name="P107">Я запротестовал.</text:p>
      <text:p text:style-name="P109">– В Эквестрии не двигают солнце! Аликорны лишь корректируют орбиту Эквуса и луны вокруг него, хотя все уверены в обратном.</text:p>
      <text:p text:style-name="P109">Анакорн улыбнулся во всю морду.</text:p>
      <text:p text:style-name="P109">– Значит, ты уже помогаешь мне, Проводник, даже сам того не осознавая! Я рад!</text:p>
      <text:p text:style-name="P107">Демиург снова отпил из стакана и продолжил.</text:p>
      <text:p text:style-name="P109"/>
      <text:p text:style-name="P109"><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9">–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9">Анакорн только развёл копытами.</text:p>
      <text:p text:style-name="P109">– Не знаю. Может, ему фунты и ярды больше нравятся.</text:p>
      <text:p text:style-name="P109">– Ты так говоришь, будто у Эквуса есть свой собственный разум. – заметил я.</text:p>
      <text:p text:style-name="P109">Анакорн усмехнулся.</text:p>
      <text:p text:style-name="P10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7"/>
      <text:p text:style-name="P107">Анакорн постучал по столику карандашом. Карта Эквестрии поднялась над столом и свернулась в шар Эквуса. Голограмма<text:span text:style-name="T52"> планеты дрожала и покрывалась рябью, как некачественная картинка в аналоговом телевизоре.</text:span></text:p>
      <text:p text:style-name="P109"/>
      <text:p text:style-name="P107">–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7"/>
      <text:p text:style-name="P107">Анакорн мрачно уставился на мерцающую голограмму Эквуса<text:span text:style-name="T36">. Ко мне наконец-то пришло понимание ситуации.</text:span></text:p>
      <text:p text:style-name="P112">– А почему ты сам не можешь поддерживать Эквус? Ты же его демиург? Ну так и питай его своей созидающей силой, пока он не окрепнет!</text:p>
      <text:p text:style-name="P107">Анакорн смутился.</text:p>
      <text:p text:style-name="P107"><text:span text:style-name="T52">– К сожалению, не </text:span><text:span text:style-name="T57">получится</text:span><text:span text:style-name="T5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52">творчество таких раздолбаев, как ты и твой дружок Юджин — чтоб ему икнулось, где бы он ни был.</text:span><text:span text:style-name="T52"><text:note text:id="ftn20" text:note-class="footnote"><text:note-citation>20</text:note-citation><text:note-body><text:p text:style-name="P15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2">– Сам ты раздолбай! – произнёс, наконец, Свирл.</text:p></text:note-body></text:note></text:span><text:span text:style-name="T52"> </text:span>И создали вы его достаточно топорно — видишь, он трещит по швам.</text:p>
      <text:p text:style-name="P107">– Хмм. То есть, это брони создали Эквус?</text:p>
      <text:p text:style-name="P107">– Да. Грубо говоря, вы его придумали. Влили в него столько фантазии, что он реализовался. Вообще, <text:span text:style-name="T5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7"/>
      <text:p text:style-name="P107">Анакорн прижал одним копытом центр карандаша к столу и ударил по его кончику другим. Карандаш стал вертеться своеобразной юлой.</text:p>
      <text:p text:style-name="P107"/>
      <text:p text:style-name="P107">– Я не могу полноценно общаться с метаинтеллектом реальности, <text:span text:style-name="T5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7"><text:span text:style-name="T5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9"/>
      <text:p text:style-name="P107">Я вспомнил события последнего времени моей родины<text:span text:style-name="T15">.</text:span></text:p>
      <text:p text:style-name="P107">–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7">Анакорн с такой силой надавил копытом на карандаш, что тот хрустнул.</text:p>
      <text:p text:style-name="P10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7">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9">Я развёл руками.</text:p>
      <text:p text:style-name="P10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9">Анакорн улыбнулся и вскочил с пуфика.</text:p>
      <text:p text:style-name="P107"><text:span text:style-name="T52">–</text:span><text:span text:style-name="T36"> На самом деле помочь мне достаточно легко. Видишь ли, залатать дыры конструкции Эквуса можно «наложив» на них правдоподобное </text:span><text:span text:style-name="T52">— иначе говоря, жизнеспособное —</text:span><text:span text:style-name="T36"> объяснение и направив на это объяснение подпитывающую энергию адептов. В мире людей даже есть шуточная награда, учреждённая </text:span><text:span text:style-name="T46">Marvel Comics </text:span><text:span text:style-name="T3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6">Marvel</text:span><text:span text:style-name="T36">.</text:span></text:p>
      <text:p text:style-name="P112"><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2"/>
      <text:p text:style-name="P112">Я истерически расхохотался.</text:p>
      <text:p text:style-name="P112">–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2">Спустив пар, я скептически хмыкнул.</text:p>
      <text:p text:style-name="P112">– Да и как их корректировать, эти недочёты? Сказать: «Повелеваю быть сему»?</text:p>
      <text:p text:style-name="P112">Анакорн поправил невесть откуда взявшиеся на переносице очки и ответил.</text:p>
      <text:p text:style-name="P107"><text:span text:style-name="T36">– Ты уже устранил крупнейший дефект Эквестрии </text:span><text:span text:style-name="T52">— манипуляции светилом. Аналогично решаются и остальные проблемы</text:span><text:span text:style-name="T3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2">— вещь живучая</text:span><text:span text:style-name="T3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2">Я задумался. На самом деле, интересная логическая задача…</text:p>
      <text:p text:style-name="P10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7"><text:span text:style-name="T52">–</text:span><text:span text:style-name="T36"> А кьютимарки? Как, разрази меня квазар, объяснить кьютимарки? </text:span><text:span text:style-name="T52">– азартно воскликнул Анакорн.</text:span></text:p>
      <text:p text:style-name="P112">– А кьютимарки ты сам даришь пони, когда распознаёшь их жизненное предназначение!!! – так же азартно заорал я.</text:p>
      <text:p text:style-name="P112">–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2">Я пожал плечами.</text:p>
      <text:p text:style-name="P112">– А по-другому я не могу объяснить их появление. К сожалению.</text:p>
      <text:p text:style-name="P112">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2">– Хорошо. Уговорил. Кьютимарки беру на себя. Так и знал, что мне самое трудное достанется!</text:p>
      <text:p text:style-name="P112">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на меня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голограмме снизился на порядок и сама она стала светиться ровным голубоватым светом.</text:p>
      <text:p text:style-name="P112">–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2">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2">– Почему бы не сделать главной каноническую Эквестрию? Ту, что описана в мультике?</text:p>
      <text:p text:style-name="P112">– Учти<text:span text:style-name="T6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6">—</text:span><text:span text:style-name="T61"> точнее, дерево схожих миров Эквуса </text:span><text:span text:style-name="T66">—</text:span><text:span text:style-name="T61"> создали брони. Разумеется, стержнем им послужил именно сериал, но каждый фанфик </text:span><text:span text:style-name="T66">—</text:span><text:span text:style-name="T6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3"/>
      <text:p text:style-name="P112">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3"/>
      <text:p text:style-name="P113">–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3"/>
      <text:p text:style-name="P112">Анакорн аж подпрыгнул на месте от восторга и стал мне аплодировать.</text:p>
      <text:p text:style-name="P113"/>
      <text:p text:style-name="P112"><text:span text:style-name="T61">– Наконец-то я вижу свет в конце тоннеля! Как это не пришло мне в голову! Ты всё отлично увязал! Всё сходится! Более того </text:span><text:span text:style-name="T66">—</text:span><text:span text:style-name="T61"> Анакорн заговорщически подмигнул мне </text:span><text:span text:style-name="T66">—</text:span><text:span text:style-name="T6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6">— и первой реальной историей в Объединённом Континууме Эквуса</text:span><text:span text:style-name="T61">!</text:span></text:p>
      <text:p text:style-name="P113"/>
      <text:p text:style-name="P113">Я подозрительно посмотрел на Анакорна.</text:p>
      <text:p text:style-name="P113"/>
      <text:p text:style-name="P112"><text:span text:style-name="T22">– </text:span><text:span text:style-name="T61">Какой ещё, нафиг, «мой фанфик»? Я никакого фанфика не писал. И не собираюсь.</text:span></text:p>
      <text:p text:style-name="P113">Анакорн ехидно ухмыльнулся и сделал мне «глазки».</text:p>
      <text:p text:style-name="P112"><text:span text:style-name="T22">– </text:span><text:span text:style-name="T6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3">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13"/>
      <text:p text:style-name="P113">Я растерялся.</text:p>
      <text:p text:style-name="P112"><text:span text:style-name="T15">–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2"><text:span text:style-name="T15">– </text:span>Пиши, как есть. <text:span text:style-name="T15">– </text:span>развёл копытами Анакорн. <text:span text:style-name="T15">– </text:span>Авось сгодится. Я писать точно не буду <text:span text:style-name="T66">— ты меня с кьютимарками уже пригрузил на ближайшие тысячи лет.</text:span></text:p>
      <text:p text:style-name="P112">…</text:p>
      <text:p text:style-name="P112">Факн щит<text:note text:id="ftn21" text:note-class="footnote"><text:note-citation>21</text:note-citation><text:note-body><text:p text:style-name="P149">Fucking shit <text:span text:style-name="T2">–</text:span> <text:span text:style-name="T1">ёбаное дерьмо</text:span></text:p></text:note-body></text:note>!..</text:p>
      <text:p text:style-name="P112">…</text:p>
      <text:p text:style-name="P112">Ну а что мне остаётся? Я фейспамнул.</text:p>
      <text:p text:style-name="P112"/>
      <text:p text:style-name="P112"><text:span text:style-name="T15">–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2">Анакорн насупился и спрятал карандаш в гриву.</text:p>
      <text:p text:style-name="P112"><text:span text:style-name="T15">–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2"/>
      <text:p text:style-name="P112">Вот тебе и помахала Эквестрия ручкой, Анон!</text:p>
      <text:p text:style-name="P112"/>
      <text:p text:style-name="P112">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2">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1"/>
      <text:p text:style-name="P111">–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7">– А я разве сплю?</text:p>
      <text:p text:style-name="P107">–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к себе обратно проходил?</text:p>
      <text:p text:style-name="P107"><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7">Так вот, возвращать тебя обратно в твой мир я не буду.</text:p>
      <text:p text:style-name="P107"/>
      <text:p text:style-name="P107">Я непонимающе хлопал глазами.</text:p>
      <text:p text:style-name="P107"/>
      <text:p text:style-name="P107">–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107">–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7">–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7">Теперь — об оплате.</text:p>
      <text:p text:style-name="P107"/>
      <text:p text:style-name="P107">Анакорн наклонился ко мне через стол и подмигнул.</text:p>
      <text:p text:style-name="P107"/>
      <text:p text:style-name="P107">– Проси, чего хочешь!</text:p>
      <text:p text:style-name="P107"/>
      <text:p text:style-name="P107">Пока я думал, демиург мурлыкал себе под нос в эйфории: «Да! В такие моменты ощущаешь себя богом! Я крут! Ха-ха!»</text:p>
      <text:p text:style-name="P107"/>
      <text:p text:style-name="P10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7">Ради этого написать фанфик — очень малая цена. Совсем ничтожная.</text:p>
      <text:p text:style-name="P112"/>
      <text:p text:style-name="P112">– Верни Дэш!!!</text:p>
      <text:p text:style-name="P112"/>
      <text:p text:style-name="P112">Копыта Анакорна разъехались и он впечатался мордой в стол.</text:p>
      <text:p text:style-name="P112">– Э-э-э… м-м-м… ну-у-у… Перо мне в зад!.. Нельзя сказать, что это совсем невыполнимо… Но, прямо скажу, задачка не для студента!</text:p>
      <text:p text:style-name="P112">Глаза демиурга бегали, как у застуканного в трамвае безбилетника.</text:p>
      <text:p text:style-name="P112">– А ты студент?</text:p>
      <text:p text:style-name="P112"><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2">– Другое просить не будешь? – сухо переспросил Анакорн. – Учти, время уходит. То, что я вижу в качестве решения, мне не нравится.</text:p>
      <text:p text:style-name="P112">– Нет! – отрезал я.</text:p>
      <text:p text:style-name="P112">–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2">– Что? Ты о чём?</text:p>
      <text:p text:style-name="P112">–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2">Есть только маленькая проблемка…</text:p>
      <text:p text:style-name="P112"/>
      <text:p text:style-name="P112">Анакорн скривился и отвёл глаза.</text:p>
      <text:p text:style-name="P112">– Какая?</text:p>
      <text:p text:style-name="P112">–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4">— </text:span>тебя никогда и не будет! Каково это <text:span text:style-name="T34">— </text:span><text:span text:style-name="T68">не знаю даже я. Говорят, это офигенно паршиво, намного хуже смерти. </text:span>Мне очень жаль. Тебе ещё не поздно выбрать что-нибудь другое.</text:p>
      <text:p text:style-name="P112">Я вздохнул. Слишком много философии на мою голову!</text:p>
      <text:p text:style-name="P112">– Делай, как я сказал! А я сделаю своё.</text:p>
      <text:p text:style-name="P112"/>
      <text:p text:style-name="P10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7">– Ты ещё увидишь пару-тройку снов на прощание. Это мой подарок тебе. Удачи!</text:p>
      <text:p text:style-name="P107"/>
      <text:p text:style-name="P118">~~~</text:p>
      <text:p text:style-name="P113"/>
      <text:p text:style-name="P113">– Здравствуй, Анон. – Селестия стояла передо мной без привычных взгляду властных регалий. – Я хочу поблагодарить тебя за всё.</text:p>
      <text:p text:style-name="P113">– Привет, Сел. Я рад, что с тобой всё в порядке.</text:p>
      <text:p text:style-name="P113">Аликорница стояла передо мной в сияющем ореоле гривы. Потом она нерешительно сделала шаг навстречу.</text:p>
      <text:p text:style-name="P113">–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Я устало рассмеялся.</text:p>
      <text:p text:style-name="P113">– Сел, я завязал с конеёбством. Извини.</text:p>
      <text:p text:style-name="P113"><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3">– В другое время, в другом месте, Анон! В другое время, в другом месте!</text:p>
      <text:p text:style-name="P113"/>
      <text:p text:style-name="P116">~~~</text:p>
      <text:p text:style-name="P116"/>
      <text:p text:style-name="P38"><text:span text:style-name="T2">–</text:span><text:span text:style-name="T1"> Прости, что когда-то хотела убить тебя. Я ослабела и Найтмэр Мун на время одержала верх.</text:span></text:p>
      <text:p text:style-name="P54">Луна с виноватым выражением смотрела на меня сверху вниз. Я поднялся с сияющей флуоресцентным светом травы и рассмеялся.</text:p>
      <text:p text:style-name="P110">–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0">Тёмная аликорница тяжело вздохнула.</text:p>
      <text:p text:style-name="P110">–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0">– Я был бы рад. Мне жаль, что из-за меня погиб твой особенный пони.</text:p>
      <text:p text:style-name="P110">Луна горько вздохнула.</text:p>
      <text:p text:style-name="P110">–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8">Мир?</text:span></text:p>
      <text:p text:style-name="P120">Я молча протянул руку к носу аликорницы и попытался легонько сжать его. Рука прошла сквозь тело.</text:p>
      <text:p text:style-name="P120">– Бу-уп! – слабо улыбнулась Луна.</text:p>
      <text:p text:style-name="P110">Аликорница подняла копыто и прижала его к моей груди.</text:p>
      <text:p text:style-name="P110">–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7"/>
      <text:p text:style-name="P116">~~~</text:p>
      <text:p text:style-name="P117"/>
      <text:p text:style-name="P110">– Думал от меня в другой реальности спрятаться, Проводничёк?!</text:p>
      <text:p text:style-name="P110">Передо мной возникла хмурая морда Дискорда.</text:p>
      <text:p text:style-name="P11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0">Так что, Проводничёк, мы ещё встретимся! В другое время и в другом месте! Жди! В другое время, в другом месте!!!</text:p>
      <text:p text:style-name="P114"/>
      <text:p text:style-name="P115">~~~</text:p>
      <text:p text:style-name="P107"/>
      <text:p text:style-name="P110">– Анон?</text:p>
      <text:p text:style-name="P110"><text:soft-page-break/>– Дэш?!!</text:p>
      <text:p text:style-name="P110">– Эмм… Ты мне снишься?</text:p>
      <text:p text:style-name="P110">– Нет, Дэш, это ты мне снишься.</text:p>
      <text:p text:style-name="P110">–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0">Пегаска почесала в затылке со смущением.</text:p>
      <text:p text:style-name="P110">– Да? Правда? Ну, офигеть! Что-то я такого не помню совсем. А ты как?</text:p>
      <text:p text:style-name="P106"><text:span text:style-name="T40">– Я в порядке. Вот, возвращаюсь </text:span>в свой мир. Ну, не совсем <text:span text:style-name="T1">в свой</text:span>. Почти.</text:p>
      <text:p text:style-name="P106"><text:span text:style-name="T1">–</text:span> Навсегда? <text:span text:style-name="T1">Ты не вернёшься?</text:span></text:p>
      <text:p text:style-name="P106"><text:span text:style-name="T1">–</text:span> Скорее всего, да.</text:p>
      <text:p text:style-name="P106"><text:span text:style-name="T1">–</text:span> Это плохо. <text:span text:style-name="T1">Я хотела тебе сказать</text:span>…</text:p>
      <text:p text:style-name="P106"><text:span text:style-name="T1">–</text:span> Не надо, Дэш. Не стоит. Мне очень жаль.</text:p>
      <text:p text:style-name="P106"><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6">Хочу, чтобы ты </text:span><text:span text:style-name="T37">делал мне почесушки</text:span><text:span text:style-name="T36"> и хлопал по крупу</text:span>!</text:p>
      <text:p text:style-name="P107">В голосе пегаски слышались слёзы.</text:p>
      <text:p text:style-name="P10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6"><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6"><text:span text:style-name="T1">–</text:span> И тебя, и Твайлайт, и <text:span text:style-name="T1">Пинки</text:span>, и <text:span text:style-name="T1">Эпплджек</text:span>, и всех-всех-всех… Таковы правила.</text:p>
      <text:p text:style-name="P106"><text:span text:style-name="T15">– Вот д</text:span>искорд!.. Почему всё так паршиво?.. Я даже не могу уткнуться носом тебе в грудь. Я прохожу сквозь тебя, <text:span text:style-name="T15">–</text:span> всхлипнула сквозь зубы <text:span text:style-name="T1">Дэш</text:span>.</text:p>
      <text:p text:style-name="P106">Я опустил руку на шею <text:span text:style-name="T1">пегаски</text:span> и ощутил теплоту и лёгкое покалывание в пустоте.</text:p>
      <text:p text:style-name="P106"><text:span text:style-name="T15">–</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6"><text:span text:style-name="T1">–</text:span> И лучше рано, чем поздно! Я не люблю <text:span text:style-name="T1">долго </text:span>ждать!</text:p>
      <text:p text:style-name="P106"><text:span text:style-name="T1">–</text:span> Да, Дэш. <text:span text:style-name="T1">–</text:span> её образ начал таять. <text:span text:style-name="T1">–</text:span> Да, я помню.</text:p>
      <text:p text:style-name="P106"/>
      <text:p text:style-name="P106">Я всё ещё помню…</text:p>
      <text:p text:style-name="P56"/>
      <text:h text:style-name="Heading_20_2" text:outline-level="2">Эпилог. Земля</text:h>
      <text:p text:style-name="P119"/>
      <text:p text:style-name="P126"><text:soft-page-break/>Звон будильника чуть не проломил башку. Я открыл глаза. </text:p>
      <text:p text:style-name="P126"/>
      <text:p text:style-name="P127"><text:span text:style-name="T1">Бляяяяяяя… Голова чугунная… Вот на кой хрен ложиться в </text:span><text:span text:style-name="T15">два</text:span><text:span text:style-name="T1">, чтоб потом спать до одиннадцати и ни хрена не выспаться при этом?</text:span> На работу опять к часу<text:span text:style-name="T15">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124"/>
      <text:p text:style-name="P126"><text:span text:style-name="T1">Я нашарил ногами тапки и пошёл в ванную. Проходя мимо стола, зацепился взглядом за</text:span> эскиз <text:span text:style-name="T1">рисунка</text:span>.</text:p>
      <text:p text:style-name="P126"/>
      <text:p text:style-name="P12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4"/>
      <text:p text:style-name="P122">Для того, чтобы выдавить остатки пасты на щётку, пришлось затратить серьёзные усилия.</text:p>
      <text:p text:style-name="P122"/>
      <text:p text:style-name="P123">Ага, и купить туалетной бумаги. Иначе уже вечером придётся использовать рекламки, что кидают в почтовый ящик. А они, блин, глянцевые!</text:p>
      <text:p text:style-name="P123"/>
      <text:p text:style-name="P125">Мысли вернулись к фантазии.</text:p>
      <text:p text:style-name="P125"/>
      <text:p text:style-name="P12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3"/>
      <text:p text:style-name="P122">Попытка притронуться щёткой к зубу вызвала ноющую боль. </text:p>
      <text:p text:style-name="P122"/>
      <text:p text:style-name="P12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4"/>
      <text:p text:style-name="P122">Доставая из стола ключи от машины, опять наткнулся взглядом на эскиз.</text:p>
      <text:p text:style-name="P122"/>
      <text:p text:style-name="P12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4">А вот, кстати… А почему бы и нет? Хорошее ведь название? И интригующее — сразу сесть за клавиатуру захотелось.</text:p>
      <text:p text:style-name="P124"/>
      <text:p text:style-name="P12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07T19:22:40.964824097</dc:date>
    <meta:editing-duration>P155DT14H57M52S</meta:editing-duration>
    <meta:editing-cycles>9892</meta:editing-cycles>
    <meta:generator>LibreOffice/5.1.6.2$Linux_X86_64 LibreOffice_project/10m0$Build-2</meta:generator>
    <meta:printed-by>макс </meta:printed-by>
    <meta:print-date>2017-08-23T21:51:29.95</meta:print-date>
    <meta:document-statistic meta:table-count="0" meta:image-count="0" meta:object-count="0" meta:page-count="254" meta:paragraph-count="4908" meta:word-count="103551" meta:character-count="686230" meta:non-whitespace-character-count="582994"/>
  </office:meta>
</office:document-meta>
</file>